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D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use-window-font-color="true" loext:opacity="0%" fo:language="en" fo:country="GB" officeooo:rsid="000bfc23" officeooo:paragraph-rsid="000bfc23"/>
    </style:style>
    <style:style style:name="P2" style:family="paragraph" style:parent-style-name="Text_20_body">
      <style:text-properties style:use-window-font-color="true" loext:opacity="0%" fo:language="en" fo:country="GB"/>
    </style:style>
    <style:style style:name="P3" style:family="paragraph" style:parent-style-name="Text_20_body">
      <style:text-properties style:use-window-font-color="true" loext:opacity="0%" fo:language="en" fo:country="GB" officeooo:rsid="00e1846e"/>
    </style:style>
    <style:style style:name="P4" style:family="paragraph" style:parent-style-name="Text_20_body">
      <style:text-properties style:use-window-font-color="true" loext:opacity="0%" fo:language="en" fo:country="GB" officeooo:rsid="00e1846e" officeooo:paragraph-rsid="00e1846e"/>
    </style:style>
    <style:style style:name="P5" style:family="paragraph" style:parent-style-name="Text_20_body">
      <style:text-properties style:use-window-font-color="true" loext:opacity="0%" fo:language="en" fo:country="GB" officeooo:rsid="0115b1d8" officeooo:paragraph-rsid="0115b1d8"/>
    </style:style>
    <style:style style:name="P6" style:family="paragraph" style:parent-style-name="Text_20_body">
      <style:text-properties style:use-window-font-color="true" loext:opacity="0%" fo:language="en" fo:country="GB" officeooo:rsid="011a9979" officeooo:paragraph-rsid="011a9979"/>
    </style:style>
    <style:style style:name="P7" style:family="paragraph" style:parent-style-name="Text_20_body">
      <style:text-properties style:use-window-font-color="true" loext:opacity="0%" fo:language="en" fo:country="GB" officeooo:rsid="011c0da9" officeooo:paragraph-rsid="011c0da9"/>
    </style:style>
    <style:style style:name="P8" style:family="paragraph" style:parent-style-name="Text_20_body">
      <style:text-properties style:use-window-font-color="true" loext:opacity="0%" fo:language="en" fo:country="GB" officeooo:rsid="011d709a" officeooo:paragraph-rsid="011d709a"/>
    </style:style>
    <style:style style:name="P9" style:family="paragraph" style:parent-style-name="Text_20_body">
      <style:text-properties style:use-window-font-color="true" loext:opacity="0%" fo:language="en" fo:country="GB" officeooo:rsid="013c44bc" officeooo:paragraph-rsid="013c44bc"/>
    </style:style>
    <style:style style:name="P10" style:family="paragraph" style:parent-style-name="Text_20_body">
      <style:text-properties style:use-window-font-color="true" loext:opacity="0%"/>
    </style:style>
    <style:style style:name="P11" style:family="paragraph" style:parent-style-name="Text_20_body">
      <style:text-properties style:use-window-font-color="true" loext:opacity="0%" officeooo:rsid="00f89b0b" officeooo:paragraph-rsid="00f89b0b"/>
    </style:style>
    <style:style style:name="P12" style:family="paragraph" style:parent-style-name="Text_20_body">
      <style:text-properties style:use-window-font-color="true" loext:opacity="0%" officeooo:rsid="00f98bd9" officeooo:paragraph-rsid="00f98bd9"/>
    </style:style>
    <style:style style:name="P13" style:family="paragraph" style:parent-style-name="Text_20_body">
      <style:text-properties style:use-window-font-color="true" loext:opacity="0%" officeooo:rsid="0094b2af" officeooo:paragraph-rsid="0094b2af"/>
    </style:style>
    <style:style style:name="P14" style:family="paragraph" style:parent-style-name="Text_20_body">
      <style:text-properties style:use-window-font-color="true" loext:opacity="0%" officeooo:rsid="00968c6c" officeooo:paragraph-rsid="00968c6c"/>
    </style:style>
    <style:style style:name="P15" style:family="paragraph" style:parent-style-name="Text_20_body">
      <style:text-properties style:use-window-font-color="true" loext:opacity="0%" officeooo:rsid="0097090b" officeooo:paragraph-rsid="0097090b"/>
    </style:style>
    <style:style style:name="P16" style:family="paragraph" style:parent-style-name="Text_20_body">
      <style:text-properties style:use-window-font-color="true" loext:opacity="0%" officeooo:rsid="00993ebc" officeooo:paragraph-rsid="00993ebc"/>
    </style:style>
    <style:style style:name="P17" style:family="paragraph" style:parent-style-name="Text_20_body">
      <style:text-properties style:use-window-font-color="true" loext:opacity="0%" officeooo:paragraph-rsid="00e99a66"/>
    </style:style>
    <style:style style:name="P18" style:family="paragraph" style:parent-style-name="Text_20_body">
      <style:text-properties style:use-window-font-color="true" loext:opacity="0%" officeooo:rsid="00ed241c" officeooo:paragraph-rsid="00ed241c"/>
    </style:style>
    <style:style style:name="P19" style:family="paragraph" style:parent-style-name="Text_20_body">
      <style:text-properties style:use-window-font-color="true" loext:opacity="0%" officeooo:paragraph-rsid="00eebe25"/>
    </style:style>
    <style:style style:name="P20" style:family="paragraph" style:parent-style-name="Text_20_body">
      <style:text-properties style:use-window-font-color="true" loext:opacity="0%" officeooo:rsid="009a635c" officeooo:paragraph-rsid="009a635c"/>
    </style:style>
    <style:style style:name="P21" style:family="paragraph" style:parent-style-name="Text_20_body">
      <style:text-properties style:use-window-font-color="true" loext:opacity="0%" officeooo:rsid="009ab329" officeooo:paragraph-rsid="009ab329"/>
    </style:style>
    <style:style style:name="P22" style:family="paragraph" style:parent-style-name="Text_20_body">
      <style:text-properties style:use-window-font-color="true" loext:opacity="0%" officeooo:rsid="009ab329" officeooo:paragraph-rsid="0109d8c1"/>
    </style:style>
    <style:style style:name="P23" style:family="paragraph" style:parent-style-name="Text_20_body">
      <style:text-properties style:use-window-font-color="true" loext:opacity="0%" officeooo:rsid="009ab329" officeooo:paragraph-rsid="0127e84c"/>
    </style:style>
    <style:style style:name="P24" style:family="paragraph" style:parent-style-name="Text_20_body">
      <style:text-properties style:use-window-font-color="true" loext:opacity="0%" officeooo:rsid="009ca143" officeooo:paragraph-rsid="009ca143"/>
    </style:style>
    <style:style style:name="P25" style:family="paragraph" style:parent-style-name="Text_20_body">
      <style:text-properties style:use-window-font-color="true" loext:opacity="0%" officeooo:rsid="009ca143" officeooo:paragraph-rsid="0102aa97"/>
    </style:style>
    <style:style style:name="P26" style:family="paragraph" style:parent-style-name="Text_20_body">
      <style:text-properties style:use-window-font-color="true" loext:opacity="0%" officeooo:rsid="0102aa97" officeooo:paragraph-rsid="0102aa97"/>
    </style:style>
    <style:style style:name="P27" style:family="paragraph" style:parent-style-name="Text_20_body">
      <style:text-properties style:use-window-font-color="true" loext:opacity="0%" officeooo:rsid="0102aa97" officeooo:paragraph-rsid="0104ebd9"/>
    </style:style>
    <style:style style:name="P28" style:family="paragraph" style:parent-style-name="Text_20_body">
      <style:text-properties style:use-window-font-color="true" loext:opacity="0%" officeooo:paragraph-rsid="0102aa97"/>
    </style:style>
    <style:style style:name="P29" style:family="paragraph" style:parent-style-name="Text_20_body">
      <style:text-properties style:use-window-font-color="true" loext:opacity="0%" officeooo:rsid="0106e347" officeooo:paragraph-rsid="0106e347"/>
    </style:style>
    <style:style style:name="P30" style:family="paragraph" style:parent-style-name="Text_20_body">
      <style:text-properties style:use-window-font-color="true" loext:opacity="0%" officeooo:rsid="009e80e3" officeooo:paragraph-rsid="009e80e3"/>
    </style:style>
    <style:style style:name="P31" style:family="paragraph" style:parent-style-name="Text_20_body">
      <style:text-properties style:use-window-font-color="true" loext:opacity="0%" officeooo:rsid="009e80e3" officeooo:paragraph-rsid="00fe159a"/>
    </style:style>
    <style:style style:name="P32" style:family="paragraph" style:parent-style-name="Text_20_body">
      <style:text-properties style:use-window-font-color="true" loext:opacity="0%" officeooo:paragraph-rsid="00fbea5c"/>
    </style:style>
    <style:style style:name="P33" style:family="paragraph" style:parent-style-name="Text_20_body">
      <style:text-properties style:use-window-font-color="true" loext:opacity="0%" officeooo:paragraph-rsid="00fc2ee4"/>
    </style:style>
    <style:style style:name="P34" style:family="paragraph" style:parent-style-name="Text_20_body">
      <style:text-properties style:use-window-font-color="true" loext:opacity="0%" officeooo:rsid="00fe159a" officeooo:paragraph-rsid="00fe159a"/>
    </style:style>
    <style:style style:name="P35" style:family="paragraph" style:parent-style-name="Text_20_body">
      <style:text-properties style:use-window-font-color="true" loext:opacity="0%" officeooo:rsid="01001c13" officeooo:paragraph-rsid="01001c13"/>
    </style:style>
    <style:style style:name="P36" style:family="paragraph" style:parent-style-name="Text_20_body">
      <style:text-properties style:use-window-font-color="true" loext:opacity="0%" officeooo:paragraph-rsid="00bad026"/>
    </style:style>
    <style:style style:name="P37" style:family="paragraph" style:parent-style-name="Text_20_body">
      <style:text-properties style:use-window-font-color="true" loext:opacity="0%" officeooo:rsid="00bad026" officeooo:paragraph-rsid="00bad026"/>
    </style:style>
    <style:style style:name="P38" style:family="paragraph" style:parent-style-name="Text_20_body">
      <style:text-properties style:use-window-font-color="true" loext:opacity="0%" officeooo:rsid="009fa982" officeooo:paragraph-rsid="00c0717f"/>
    </style:style>
    <style:style style:name="P39" style:family="paragraph" style:parent-style-name="Text_20_body">
      <style:text-properties style:use-window-font-color="true" loext:opacity="0%" officeooo:rsid="009fa982" officeooo:paragraph-rsid="009fa982"/>
    </style:style>
    <style:style style:name="P40" style:family="paragraph" style:parent-style-name="Text_20_body">
      <style:text-properties style:use-window-font-color="true" loext:opacity="0%" officeooo:rsid="00a0998b" officeooo:paragraph-rsid="00a0998b"/>
    </style:style>
    <style:style style:name="P41" style:family="paragraph" style:parent-style-name="Text_20_body">
      <style:text-properties style:use-window-font-color="true" loext:opacity="0%" officeooo:rsid="00a0998b" officeooo:paragraph-rsid="00f26d60"/>
    </style:style>
    <style:style style:name="P42" style:family="paragraph" style:parent-style-name="Text_20_body">
      <style:text-properties style:use-window-font-color="true" loext:opacity="0%" officeooo:rsid="00a0998b" officeooo:paragraph-rsid="00f0dbdd"/>
    </style:style>
    <style:style style:name="P43" style:family="paragraph" style:parent-style-name="Text_20_body">
      <style:text-properties style:use-window-font-color="true" loext:opacity="0%" officeooo:rsid="00a14916" officeooo:paragraph-rsid="00a14916"/>
    </style:style>
    <style:style style:name="P44" style:family="paragraph" style:parent-style-name="Text_20_body">
      <style:text-properties style:use-window-font-color="true" loext:opacity="0%" officeooo:rsid="00a14916" officeooo:paragraph-rsid="00d600c7"/>
    </style:style>
    <style:style style:name="P45" style:family="paragraph" style:parent-style-name="Text_20_body">
      <style:text-properties style:use-window-font-color="true" loext:opacity="0%" officeooo:rsid="00d600c7" officeooo:paragraph-rsid="00d600c7"/>
    </style:style>
    <style:style style:name="P46" style:family="paragraph" style:parent-style-name="Text_20_body">
      <style:text-properties style:use-window-font-color="true" loext:opacity="0%" officeooo:rsid="00d600c7" officeooo:paragraph-rsid="00d644ec"/>
    </style:style>
    <style:style style:name="P47" style:family="paragraph" style:parent-style-name="Text_20_body">
      <style:text-properties style:use-window-font-color="true" loext:opacity="0%" officeooo:rsid="00d600c7" officeooo:paragraph-rsid="00db265a"/>
    </style:style>
    <style:style style:name="P48" style:family="paragraph" style:parent-style-name="Text_20_body">
      <style:text-properties style:use-window-font-color="true" loext:opacity="0%" officeooo:rsid="00d644ec" officeooo:paragraph-rsid="00d644ec"/>
    </style:style>
    <style:style style:name="P49" style:family="paragraph" style:parent-style-name="Text_20_body">
      <style:text-properties style:use-window-font-color="true" loext:opacity="0%" officeooo:rsid="00d9eedd" officeooo:paragraph-rsid="00d9eedd"/>
    </style:style>
    <style:style style:name="P50" style:family="paragraph" style:parent-style-name="Text_20_body">
      <style:text-properties style:use-window-font-color="true" loext:opacity="0%" officeooo:rsid="00dd0430" officeooo:paragraph-rsid="00dd0430"/>
    </style:style>
    <style:style style:name="P51" style:family="paragraph" style:parent-style-name="Text_20_body">
      <style:text-properties style:use-window-font-color="true" loext:opacity="0%" officeooo:rsid="00dfa779" officeooo:paragraph-rsid="00dd0430"/>
    </style:style>
    <style:style style:name="P52" style:family="paragraph" style:parent-style-name="Text_20_body">
      <style:text-properties style:use-window-font-color="true" loext:opacity="0%" officeooo:rsid="00a2c984" officeooo:paragraph-rsid="00a2c984"/>
    </style:style>
    <style:style style:name="P53" style:family="paragraph" style:parent-style-name="Text_20_body">
      <style:text-properties style:use-window-font-color="true" loext:opacity="0%" officeooo:rsid="00a2c984" officeooo:paragraph-rsid="00f548fa"/>
    </style:style>
    <style:style style:name="P54" style:family="paragraph" style:parent-style-name="Text_20_body">
      <style:text-properties style:use-window-font-color="true" loext:opacity="0%" officeooo:rsid="00a2c984" officeooo:paragraph-rsid="00f68f39"/>
    </style:style>
    <style:style style:name="P55" style:family="paragraph" style:parent-style-name="Text_20_body">
      <style:text-properties style:use-window-font-color="true" loext:opacity="0%" officeooo:rsid="00a2c984" officeooo:paragraph-rsid="00f70674"/>
    </style:style>
    <style:style style:name="P56" style:family="paragraph" style:parent-style-name="Text_20_body">
      <style:text-properties style:use-window-font-color="true" loext:opacity="0%" officeooo:rsid="00115bb0" officeooo:paragraph-rsid="00115bb0"/>
    </style:style>
    <style:style style:name="P57" style:family="paragraph" style:parent-style-name="Text_20_body">
      <style:text-properties style:use-window-font-color="true" loext:opacity="0%" officeooo:rsid="000fe75e" officeooo:paragraph-rsid="000fe75e"/>
    </style:style>
    <style:style style:name="P58" style:family="paragraph" style:parent-style-name="Text_20_body">
      <style:text-properties style:use-window-font-color="true" loext:opacity="0%" officeooo:rsid="00334b58" officeooo:paragraph-rsid="00334b58"/>
    </style:style>
    <style:style style:name="P59" style:family="paragraph" style:parent-style-name="Text_20_body">
      <style:text-properties style:use-window-font-color="true" loext:opacity="0%" officeooo:rsid="0014ad51" officeooo:paragraph-rsid="0014ad51"/>
    </style:style>
    <style:style style:name="P60" style:family="paragraph" style:parent-style-name="Text_20_body">
      <style:text-properties style:use-window-font-color="true" loext:opacity="0%" officeooo:rsid="002f647b" officeooo:paragraph-rsid="002f647b"/>
    </style:style>
    <style:style style:name="P61" style:family="paragraph" style:parent-style-name="Text_20_body">
      <style:text-properties style:use-window-font-color="true" loext:opacity="0%" officeooo:rsid="007570e0" officeooo:paragraph-rsid="007570e0"/>
    </style:style>
    <style:style style:name="P62" style:family="paragraph" style:parent-style-name="Text_20_body">
      <style:text-properties style:use-window-font-color="true" loext:opacity="0%" officeooo:rsid="00669d35" officeooo:paragraph-rsid="00669d35"/>
    </style:style>
    <style:style style:name="P63" style:family="paragraph" style:parent-style-name="Text_20_body">
      <style:text-properties style:use-window-font-color="true" loext:opacity="0%" officeooo:rsid="00c1bf64" officeooo:paragraph-rsid="00c1bf64"/>
    </style:style>
    <style:style style:name="P64" style:family="paragraph" style:parent-style-name="Text_20_body">
      <style:text-properties style:use-window-font-color="true" loext:opacity="0%" fo:font-style="normal" officeooo:rsid="00c8432d" officeooo:paragraph-rsid="00c8432d" style:font-style-asian="normal" style:font-style-complex="normal"/>
    </style:style>
    <style:style style:name="P65" style:family="paragraph" style:parent-style-name="Text_20_body">
      <style:text-properties style:use-window-font-color="true" loext:opacity="0%" officeooo:rsid="00c9b098" officeooo:paragraph-rsid="00c9b098"/>
    </style:style>
    <style:style style:name="P66" style:family="paragraph" style:parent-style-name="Text_20_body">
      <style:text-properties style:use-window-font-color="true" loext:opacity="0%" officeooo:rsid="0041e918" officeooo:paragraph-rsid="0041e918"/>
    </style:style>
    <style:style style:name="P67" style:family="paragraph" style:parent-style-name="Text_20_body">
      <style:text-properties style:use-window-font-color="true" loext:opacity="0%" officeooo:rsid="004351b5" officeooo:paragraph-rsid="004351b5"/>
    </style:style>
    <style:style style:name="P68" style:family="paragraph" style:parent-style-name="Text_20_body">
      <style:text-properties style:use-window-font-color="true" loext:opacity="0%" officeooo:rsid="004524a3" officeooo:paragraph-rsid="004524a3"/>
    </style:style>
    <style:style style:name="P69" style:family="paragraph" style:parent-style-name="Text_20_body">
      <style:text-properties style:use-window-font-color="true" loext:opacity="0%" officeooo:rsid="006126a5" officeooo:paragraph-rsid="006126a5"/>
    </style:style>
    <style:style style:name="P70" style:family="paragraph" style:parent-style-name="Text_20_body">
      <style:text-properties style:use-window-font-color="true" loext:opacity="0%" officeooo:rsid="0046c658" officeooo:paragraph-rsid="0046c658"/>
    </style:style>
    <style:style style:name="P71" style:family="paragraph" style:parent-style-name="Text_20_body">
      <style:text-properties style:use-window-font-color="true" loext:opacity="0%" officeooo:rsid="00477857" officeooo:paragraph-rsid="00477857"/>
    </style:style>
    <style:style style:name="P72" style:family="paragraph" style:parent-style-name="Text_20_body">
      <style:text-properties style:use-window-font-color="true" loext:opacity="0%" officeooo:rsid="0066156b" officeooo:paragraph-rsid="0066156b"/>
    </style:style>
    <style:style style:name="P73" style:family="paragraph" style:parent-style-name="Text_20_body">
      <style:text-properties style:use-window-font-color="true" loext:opacity="0%" officeooo:paragraph-rsid="00cd250e"/>
    </style:style>
    <style:style style:name="P74" style:family="paragraph" style:parent-style-name="Text_20_body">
      <style:text-properties style:use-window-font-color="true" loext:opacity="0%" officeooo:rsid="0054c5aa" officeooo:paragraph-rsid="0054c5aa"/>
    </style:style>
    <style:style style:name="P75" style:family="paragraph" style:parent-style-name="Text_20_body">
      <style:text-properties style:use-window-font-color="true" loext:opacity="0%" officeooo:rsid="00582993" officeooo:paragraph-rsid="00582993"/>
    </style:style>
    <style:style style:name="P76" style:family="paragraph" style:parent-style-name="Text_20_body">
      <style:text-properties style:use-window-font-color="true" loext:opacity="0%" fo:font-weight="bold" officeooo:rsid="0059ef4e" officeooo:paragraph-rsid="0059ef4e" style:font-weight-asian="bold" style:font-weight-complex="bold"/>
    </style:style>
    <style:style style:name="P77" style:family="paragraph" style:parent-style-name="Text_20_body">
      <style:text-properties style:use-window-font-color="true" loext:opacity="0%" fo:font-weight="normal" officeooo:rsid="0066156b" officeooo:paragraph-rsid="0066156b" style:font-weight-asian="normal" style:font-weight-complex="normal"/>
    </style:style>
    <style:style style:name="P78" style:family="paragraph" style:parent-style-name="Text_20_body">
      <style:text-properties style:use-window-font-color="true" loext:opacity="0%" fo:font-weight="normal" officeooo:rsid="00669d35" officeooo:paragraph-rsid="00669d35" style:font-weight-asian="normal" style:font-weight-complex="normal"/>
    </style:style>
    <style:style style:name="P79" style:family="paragraph" style:parent-style-name="Text_20_body">
      <style:text-properties style:use-window-font-color="true" loext:opacity="0%" fo:font-weight="normal" officeooo:rsid="006dc2b6" officeooo:paragraph-rsid="006dc2b6" style:font-weight-asian="normal" style:font-weight-complex="normal"/>
    </style:style>
    <style:style style:name="P80" style:family="paragraph" style:parent-style-name="Text_20_body">
      <style:text-properties style:use-window-font-color="true" loext:opacity="0%" officeooo:rsid="00d33c99" officeooo:paragraph-rsid="00d33c99"/>
    </style:style>
    <style:style style:name="P81" style:family="paragraph" style:parent-style-name="Text_20_body">
      <style:text-properties style:use-window-font-color="true" loext:opacity="0%" officeooo:rsid="00d33c99" officeooo:paragraph-rsid="00d50cc5"/>
    </style:style>
    <style:style style:name="P82" style:family="paragraph" style:parent-style-name="Text_20_body">
      <style:text-properties style:use-window-font-color="true" loext:opacity="0%" officeooo:rsid="00d50cc5" officeooo:paragraph-rsid="00d50cc5"/>
    </style:style>
    <style:style style:name="P83" style:family="paragraph" style:parent-style-name="Text_20_body">
      <style:text-properties style:use-window-font-color="true" loext:opacity="0%" officeooo:rsid="005b61f4" officeooo:paragraph-rsid="005b61f4"/>
    </style:style>
    <style:style style:name="P84" style:family="paragraph" style:parent-style-name="Text_20_body">
      <style:text-properties style:use-window-font-color="true" loext:opacity="0%" officeooo:rsid="00cf0a62" officeooo:paragraph-rsid="00cf0a62"/>
    </style:style>
    <style:style style:name="P85" style:family="paragraph" style:parent-style-name="Text_20_body">
      <style:text-properties style:use-window-font-color="true" loext:opacity="0%" officeooo:rsid="00684eb8" officeooo:paragraph-rsid="00684eb8"/>
    </style:style>
    <style:style style:name="P86" style:family="paragraph" style:parent-style-name="Text_20_body">
      <style:text-properties style:use-window-font-color="true" loext:opacity="0%" officeooo:rsid="00c74d14" officeooo:paragraph-rsid="00c74d14"/>
    </style:style>
    <style:style style:name="P87" style:family="paragraph" style:parent-style-name="Text_20_body">
      <style:text-properties style:use-window-font-color="true" loext:opacity="0%" officeooo:rsid="009230e9" officeooo:paragraph-rsid="009230e9"/>
    </style:style>
    <style:style style:name="P88" style:family="paragraph" style:parent-style-name="Text_20_body">
      <style:text-properties style:use-window-font-color="true" loext:opacity="0%" officeooo:rsid="009230e9" officeooo:paragraph-rsid="011c4aff"/>
    </style:style>
    <style:style style:name="P89" style:family="paragraph" style:parent-style-name="Text_20_body">
      <style:text-properties style:use-window-font-color="true" loext:opacity="0%" officeooo:rsid="0064873b" officeooo:paragraph-rsid="0064873b"/>
    </style:style>
    <style:style style:name="P90" style:family="paragraph" style:parent-style-name="Text_20_body">
      <style:text-properties style:use-window-font-color="true" loext:opacity="0%" officeooo:rsid="005c32d5" officeooo:paragraph-rsid="005c32d5"/>
    </style:style>
    <style:style style:name="P91" style:family="paragraph" style:parent-style-name="Text_20_body">
      <style:text-properties style:use-window-font-color="true" loext:opacity="0%" officeooo:rsid="005c32d5" officeooo:paragraph-rsid="00631543"/>
    </style:style>
    <style:style style:name="P92" style:family="paragraph" style:parent-style-name="Text_20_body">
      <style:text-properties style:use-window-font-color="true" loext:opacity="0%" officeooo:rsid="00631543" officeooo:paragraph-rsid="00631543"/>
    </style:style>
    <style:style style:name="P93" style:family="paragraph" style:parent-style-name="Text_20_body">
      <style:text-properties style:use-window-font-color="true" loext:opacity="0%" officeooo:rsid="005e5b4a" officeooo:paragraph-rsid="005e5b4a"/>
    </style:style>
    <style:style style:name="P94" style:family="paragraph" style:parent-style-name="Text_20_body">
      <style:text-properties style:use-window-font-color="true" loext:opacity="0%" officeooo:rsid="006839a7" officeooo:paragraph-rsid="006839a7"/>
    </style:style>
    <style:style style:name="P95" style:family="paragraph" style:parent-style-name="Text_20_body">
      <style:text-properties style:use-window-font-color="true" loext:opacity="0%" officeooo:rsid="006cebd6" officeooo:paragraph-rsid="006cebd6"/>
    </style:style>
    <style:style style:name="P96" style:family="paragraph" style:parent-style-name="Text_20_body">
      <style:text-properties style:use-window-font-color="true" loext:opacity="0%" officeooo:rsid="005d3f86" officeooo:paragraph-rsid="005d3f86"/>
    </style:style>
    <style:style style:name="P97" style:family="paragraph" style:parent-style-name="Text_20_body">
      <style:text-properties style:use-window-font-color="true" loext:opacity="0%" officeooo:rsid="005d3f86" officeooo:paragraph-rsid="00631543"/>
    </style:style>
    <style:style style:name="P98" style:family="paragraph" style:parent-style-name="Text_20_body">
      <style:text-properties style:use-window-font-color="true" loext:opacity="0%" officeooo:rsid="006fe426" officeooo:paragraph-rsid="006fe426"/>
    </style:style>
    <style:style style:name="P99" style:family="paragraph" style:parent-style-name="Text_20_body">
      <style:text-properties style:use-window-font-color="true" loext:opacity="0%" officeooo:rsid="0081a8be" officeooo:paragraph-rsid="0081a8be"/>
    </style:style>
    <style:style style:name="P100" style:family="paragraph" style:parent-style-name="Text_20_body">
      <style:text-properties style:use-window-font-color="true" loext:opacity="0%" officeooo:rsid="0070dcc0" officeooo:paragraph-rsid="0070dcc0"/>
    </style:style>
    <style:style style:name="P101" style:family="paragraph" style:parent-style-name="Text_20_body">
      <style:text-properties style:use-window-font-color="true" loext:opacity="0%" officeooo:rsid="005cd5d9" officeooo:paragraph-rsid="005cd5d9"/>
    </style:style>
    <style:style style:name="P102" style:family="paragraph" style:parent-style-name="Text_20_body">
      <style:text-properties style:use-window-font-color="true" loext:opacity="0%" officeooo:rsid="00ad3e4a" officeooo:paragraph-rsid="00ad3e4a"/>
    </style:style>
    <style:style style:name="P103" style:family="paragraph" style:parent-style-name="Text_20_body">
      <style:text-properties style:use-window-font-color="true" loext:opacity="0%" officeooo:rsid="00ad3e4a" officeooo:paragraph-rsid="011130ad"/>
    </style:style>
    <style:style style:name="P104" style:family="paragraph" style:parent-style-name="Text_20_body">
      <style:text-properties style:use-window-font-color="true" loext:opacity="0%" officeooo:rsid="00aedba3" officeooo:paragraph-rsid="00aedba3"/>
    </style:style>
    <style:style style:name="P105" style:family="paragraph" style:parent-style-name="Text_20_body">
      <style:text-properties style:use-window-font-color="true" loext:opacity="0%" officeooo:rsid="00aedba3" officeooo:paragraph-rsid="00e04c14"/>
    </style:style>
    <style:style style:name="P106" style:family="paragraph" style:parent-style-name="Text_20_body">
      <style:text-properties style:use-window-font-color="true" loext:opacity="0%" officeooo:rsid="00aedba3" officeooo:paragraph-rsid="011130ad"/>
    </style:style>
    <style:style style:name="P107" style:family="paragraph" style:parent-style-name="Text_20_body">
      <style:text-properties style:use-window-font-color="true" loext:opacity="0%" officeooo:rsid="00e04c14" officeooo:paragraph-rsid="00e04c14"/>
    </style:style>
    <style:style style:name="P108" style:family="paragraph" style:parent-style-name="Text_20_body">
      <style:text-properties style:use-window-font-color="true" loext:opacity="0%" officeooo:rsid="00b6c412" officeooo:paragraph-rsid="00b6c412"/>
    </style:style>
    <style:style style:name="P109" style:family="paragraph" style:parent-style-name="Text_20_body">
      <style:text-properties style:use-window-font-color="true" loext:opacity="0%" officeooo:rsid="00b6246b" officeooo:paragraph-rsid="00b6246b"/>
    </style:style>
    <style:style style:name="P110" style:family="paragraph" style:parent-style-name="Text_20_body">
      <style:text-properties style:use-window-font-color="true" loext:opacity="0%" officeooo:rsid="00b5802d" officeooo:paragraph-rsid="00b5802d"/>
    </style:style>
    <style:style style:name="P111" style:family="paragraph" style:parent-style-name="Text_20_body">
      <style:text-properties style:use-window-font-color="true" loext:opacity="0%" officeooo:rsid="00b5802d" officeooo:paragraph-rsid="00b5f2df"/>
    </style:style>
    <style:style style:name="P112" style:family="paragraph" style:parent-style-name="Text_20_body">
      <style:text-properties style:use-window-font-color="true" loext:opacity="0%" officeooo:rsid="00b5f2df" officeooo:paragraph-rsid="00b5f2df"/>
    </style:style>
    <style:style style:name="P113" style:family="paragraph" style:parent-style-name="Text_20_body">
      <style:text-properties style:use-window-font-color="true" loext:opacity="0%" officeooo:rsid="00b1e8df" officeooo:paragraph-rsid="00b1e8df"/>
    </style:style>
    <style:style style:name="P114" style:family="paragraph" style:parent-style-name="Text_20_body">
      <style:text-properties style:use-window-font-color="true" loext:opacity="0%" officeooo:rsid="011130ad" officeooo:paragraph-rsid="011130ad"/>
    </style:style>
    <style:style style:name="P115" style:family="paragraph" style:parent-style-name="Text_20_body">
      <style:text-properties style:use-window-font-color="true" loext:opacity="0%" officeooo:rsid="011d709a" officeooo:paragraph-rsid="011d709a"/>
    </style:style>
    <style:style style:name="P116" style:family="paragraph" style:parent-style-name="Text_20_body">
      <style:text-properties style:use-window-font-color="true" loext:opacity="0%" officeooo:rsid="011e3161" officeooo:paragraph-rsid="011e3161"/>
    </style:style>
    <style:style style:name="P117" style:family="paragraph" style:parent-style-name="Text_20_body">
      <style:text-properties style:use-window-font-color="true" loext:opacity="0%" officeooo:rsid="012947ec" officeooo:paragraph-rsid="012947ec"/>
    </style:style>
    <style:style style:name="P118" style:family="paragraph" style:parent-style-name="Text_20_body">
      <style:text-properties style:use-window-font-color="true" loext:opacity="0%" officeooo:rsid="013e7323" officeooo:paragraph-rsid="013e7323"/>
    </style:style>
    <style:style style:name="P119" style:family="paragraph" style:parent-style-name="Text_20_body">
      <style:text-properties style:use-window-font-color="true" loext:opacity="0%" officeooo:rsid="014b1fe9" officeooo:paragraph-rsid="014b1fe9"/>
    </style:style>
    <style:style style:name="P120" style:family="paragraph" style:parent-style-name="Text_20_body">
      <style:text-properties style:use-window-font-color="true" loext:opacity="0%" officeooo:rsid="00b3cb86" officeooo:paragraph-rsid="00b3cb86"/>
    </style:style>
    <style:style style:name="P121" style:family="paragraph" style:parent-style-name="Text_20_body">
      <style:text-properties style:use-window-font-color="true" loext:opacity="0%" officeooo:rsid="00b3cb86" officeooo:paragraph-rsid="011130ad"/>
    </style:style>
    <style:style style:name="P122" style:family="paragraph" style:parent-style-name="Text_20_body">
      <style:text-properties style:use-window-font-color="true" loext:opacity="0%" officeooo:rsid="00b65966" officeooo:paragraph-rsid="00b65966"/>
    </style:style>
    <style:style style:name="P123" style:family="paragraph" style:parent-style-name="Text_20_body">
      <style:text-properties style:use-window-font-color="true" loext:opacity="0%" officeooo:rsid="014bc44e" officeooo:paragraph-rsid="014bc44e"/>
    </style:style>
    <style:style style:name="P124" style:family="paragraph" style:parent-style-name="Text_20_body">
      <style:text-properties officeooo:rsid="010f63b6" officeooo:paragraph-rsid="010f63b6"/>
    </style:style>
    <style:style style:name="P125" style:family="paragraph" style:parent-style-name="Text_20_body">
      <style:text-properties officeooo:rsid="011130ad" officeooo:paragraph-rsid="011130ad"/>
    </style:style>
    <style:style style:name="P126" style:family="paragraph" style:parent-style-name="Text_20_body">
      <style:text-properties officeooo:rsid="0112736a" officeooo:paragraph-rsid="0112736a"/>
    </style:style>
    <style:style style:name="P127" style:family="paragraph" style:parent-style-name="Text_20_body">
      <style:text-properties officeooo:rsid="0112908e" officeooo:paragraph-rsid="0112908e"/>
    </style:style>
    <style:style style:name="P128" style:family="paragraph" style:parent-style-name="Text_20_body">
      <style:text-properties officeooo:rsid="01143ae6" officeooo:paragraph-rsid="01143ae6"/>
    </style:style>
    <style:style style:name="P129" style:family="paragraph" style:parent-style-name="Text_20_body">
      <style:text-properties officeooo:paragraph-rsid="011616fd"/>
    </style:style>
    <style:style style:name="P130" style:family="paragraph" style:parent-style-name="Text_20_body">
      <style:text-properties officeooo:rsid="011c4aff" officeooo:paragraph-rsid="011c4aff"/>
    </style:style>
    <style:style style:name="P131" style:family="paragraph" style:parent-style-name="Text_20_body">
      <style:text-properties officeooo:rsid="011d709a" officeooo:paragraph-rsid="011d709a"/>
    </style:style>
    <style:style style:name="P132" style:family="paragraph" style:parent-style-name="Text_20_body">
      <style:text-properties officeooo:rsid="01221933" officeooo:paragraph-rsid="01221933"/>
    </style:style>
    <style:style style:name="P133" style:family="paragraph" style:parent-style-name="Text_20_body">
      <style:text-properties officeooo:rsid="01307221" officeooo:paragraph-rsid="01307221"/>
    </style:style>
    <style:style style:name="P134" style:family="paragraph" style:parent-style-name="Text_20_body">
      <style:text-properties officeooo:rsid="01321e4d" officeooo:paragraph-rsid="01321e4d"/>
    </style:style>
    <style:style style:name="P135" style:family="paragraph" style:parent-style-name="Text_20_body">
      <style:text-properties officeooo:rsid="013414d1" officeooo:paragraph-rsid="013414d1"/>
    </style:style>
    <style:style style:name="P136" style:family="paragraph" style:parent-style-name="Text_20_body">
      <style:text-properties officeooo:rsid="0135d3af" officeooo:paragraph-rsid="0135d3af"/>
    </style:style>
    <style:style style:name="P137" style:family="paragraph" style:parent-style-name="Text_20_body">
      <style:text-properties officeooo:rsid="01374be5" officeooo:paragraph-rsid="01374be5"/>
    </style:style>
    <style:style style:name="P138" style:family="paragraph" style:parent-style-name="Text_20_body">
      <style:text-properties officeooo:rsid="013855cf" officeooo:paragraph-rsid="013855cf"/>
    </style:style>
    <style:style style:name="P139" style:family="paragraph" style:parent-style-name="Text_20_body">
      <style:text-properties officeooo:rsid="013a1490" officeooo:paragraph-rsid="013a1490"/>
    </style:style>
    <style:style style:name="P140" style:family="paragraph" style:parent-style-name="Text_20_body">
      <style:text-properties officeooo:rsid="013a2a4f" officeooo:paragraph-rsid="013a2a4f"/>
    </style:style>
    <style:style style:name="P141" style:family="paragraph" style:parent-style-name="Text_20_body">
      <style:text-properties officeooo:rsid="013a41b6" officeooo:paragraph-rsid="013a41b6"/>
    </style:style>
    <style:style style:name="P142" style:family="paragraph" style:parent-style-name="Text_20_body">
      <style:text-properties officeooo:rsid="013ab40d" officeooo:paragraph-rsid="013ab40d"/>
    </style:style>
    <style:style style:name="P143" style:family="paragraph" style:parent-style-name="Text_20_body">
      <style:text-properties officeooo:rsid="013c44bc" officeooo:paragraph-rsid="013c44bc"/>
    </style:style>
    <style:style style:name="P144" style:family="paragraph" style:parent-style-name="Text_20_body">
      <style:text-properties officeooo:rsid="013e7323" officeooo:paragraph-rsid="013e7323"/>
    </style:style>
    <style:style style:name="P145" style:family="paragraph" style:parent-style-name="Text_20_body">
      <style:text-properties officeooo:rsid="013fd753" officeooo:paragraph-rsid="013fd753"/>
    </style:style>
    <style:style style:name="P146" style:family="paragraph" style:parent-style-name="Text_20_body">
      <style:text-properties officeooo:rsid="01420e90" officeooo:paragraph-rsid="01420e90"/>
    </style:style>
    <style:style style:name="P147" style:family="paragraph" style:parent-style-name="Text_20_body">
      <style:text-properties officeooo:rsid="0142480e" officeooo:paragraph-rsid="0142480e"/>
    </style:style>
    <style:style style:name="P148" style:family="paragraph" style:parent-style-name="Text_20_body">
      <style:text-properties officeooo:rsid="01426738" officeooo:paragraph-rsid="01426738"/>
    </style:style>
    <style:style style:name="P149" style:family="paragraph" style:parent-style-name="Text_20_body">
      <style:text-properties officeooo:rsid="0148d8be" officeooo:paragraph-rsid="0148d8be"/>
    </style:style>
    <style:style style:name="P150" style:family="paragraph" style:parent-style-name="Text_20_body">
      <style:text-properties officeooo:rsid="0148d8be" officeooo:paragraph-rsid="014bc44e"/>
    </style:style>
    <style:style style:name="P151" style:family="paragraph" style:parent-style-name="Text_20_body">
      <style:text-properties officeooo:rsid="0110eb14" officeooo:paragraph-rsid="0110eb14"/>
    </style:style>
    <style:style style:name="P152" style:family="paragraph" style:parent-style-name="Text_20_body">
      <style:text-properties officeooo:rsid="014b1fe9" officeooo:paragraph-rsid="014b1fe9"/>
    </style:style>
    <style:style style:name="P153" style:family="paragraph" style:parent-style-name="Text_20_body">
      <style:text-properties officeooo:rsid="014bc44e" officeooo:paragraph-rsid="014c697b"/>
    </style:style>
    <style:style style:name="P154" style:family="paragraph" style:parent-style-name="Text_20_body">
      <style:text-properties officeooo:rsid="014efbe6" officeooo:paragraph-rsid="014efbe6"/>
    </style:style>
    <style:style style:name="P155" style:family="paragraph" style:parent-style-name="Text_20_body">
      <style:text-properties officeooo:rsid="0152a64d" officeooo:paragraph-rsid="0152a64d"/>
    </style:style>
    <style:style style:name="P156" style:family="paragraph" style:parent-style-name="Text_20_body">
      <style:text-properties officeooo:rsid="015364bf" officeooo:paragraph-rsid="015364bf"/>
    </style:style>
    <style:style style:name="P157" style:family="paragraph" style:parent-style-name="Text_20_body">
      <style:text-properties officeooo:rsid="0154ff89" officeooo:paragraph-rsid="0154ff89"/>
    </style:style>
    <style:style style:name="P158" style:family="paragraph" style:parent-style-name="Text_20_body">
      <style:text-properties officeooo:rsid="0156360b" officeooo:paragraph-rsid="0156360b"/>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20e90" officeooo:paragraph-rsid="01420e90"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26738" officeooo:paragraph-rsid="01426738"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officeooo:rsid="0157c7b6" officeooo:paragraph-rsid="0157c7b6"/>
    </style:style>
    <style:style style:name="P162" style:family="paragraph" style:parent-style-name="Text_20_body">
      <style:text-properties officeooo:rsid="01583996" officeooo:paragraph-rsid="01583996"/>
    </style:style>
    <style:style style:name="P163" style:family="paragraph" style:parent-style-name="Text_20_body">
      <style:text-properties officeooo:rsid="01592ef8" officeooo:paragraph-rsid="01592ef8"/>
    </style:style>
    <style:style style:name="P164" style:family="paragraph" style:parent-style-name="Text_20_body">
      <style:text-properties officeooo:rsid="015aaa9d" officeooo:paragraph-rsid="015aaa9d"/>
    </style:style>
    <style:style style:name="P165" style:family="paragraph" style:parent-style-name="Text_20_body">
      <style:text-properties officeooo:rsid="015b5ca2" officeooo:paragraph-rsid="015b5ca2"/>
    </style:style>
    <style:style style:name="P166" style:family="paragraph" style:parent-style-name="Text_20_body">
      <style:text-properties officeooo:rsid="015bb8bd" officeooo:paragraph-rsid="015bb8bd"/>
    </style:style>
    <style:style style:name="P167" style:family="paragraph" style:parent-style-name="Heading_20_1">
      <style:text-properties style:use-window-font-color="true" loext:opacity="0%" fo:language="en" fo:country="GB" officeooo:paragraph-rsid="0078722c"/>
    </style:style>
    <style:style style:name="P168" style:family="paragraph" style:parent-style-name="Heading_20_1">
      <style:text-properties style:use-window-font-color="true" loext:opacity="0%" fo:language="en" fo:country="GB"/>
    </style:style>
    <style:style style:name="P169" style:family="paragraph" style:parent-style-name="Heading_20_1">
      <style:text-properties style:use-window-font-color="true" loext:opacity="0%"/>
    </style:style>
    <style:style style:name="P170" style:family="paragraph" style:parent-style-name="Heading_20_2">
      <style:text-properties style:use-window-font-color="true" loext:opacity="0%"/>
    </style:style>
    <style:style style:name="P171" style:family="paragraph" style:parent-style-name="Heading_20_2">
      <style:text-properties style:use-window-font-color="true" loext:opacity="0%" officeooo:rsid="0094b2af" officeooo:paragraph-rsid="0094b2af"/>
    </style:style>
    <style:style style:name="P172" style:family="paragraph" style:parent-style-name="Heading_20_2">
      <style:text-properties style:use-window-font-color="true" loext:opacity="0%" officeooo:paragraph-rsid="0094b2af"/>
    </style:style>
    <style:style style:name="P173" style:family="paragraph" style:parent-style-name="Heading_20_2">
      <style:text-properties style:use-window-font-color="true" loext:opacity="0%" officeooo:rsid="00ad3e4a" officeooo:paragraph-rsid="00ad3e4a"/>
    </style:style>
    <style:style style:name="P174" style:family="paragraph" style:parent-style-name="Heading_20_2">
      <style:text-properties officeooo:rsid="01221933" officeooo:paragraph-rsid="01221933"/>
    </style:style>
    <style:style style:name="P175" style:family="paragraph" style:parent-style-name="Heading_20_2">
      <style:text-properties officeooo:rsid="011616fd" officeooo:paragraph-rsid="011616fd"/>
    </style:style>
    <style:style style:name="P176" style:family="paragraph" style:parent-style-name="Heading_20_3">
      <style:text-properties style:use-window-font-color="true" loext:opacity="0%"/>
    </style:style>
    <style:style style:name="P177" style:family="paragraph" style:parent-style-name="Heading_20_3">
      <style:text-properties style:use-window-font-color="true" loext:opacity="0%" officeooo:paragraph-rsid="00cd250e"/>
    </style:style>
    <style:style style:name="P178" style:family="paragraph" style:parent-style-name="Heading_20_3">
      <style:text-properties style:use-window-font-color="true" loext:opacity="0%" officeooo:rsid="013e7323" officeooo:paragraph-rsid="013e7323"/>
    </style:style>
    <style:style style:name="P179" style:family="paragraph" style:parent-style-name="Heading_20_3">
      <style:text-properties style:use-window-font-color="true" loext:opacity="0%" officeooo:rsid="0054c5aa" officeooo:paragraph-rsid="0054c5aa"/>
    </style:style>
    <style:style style:name="P180" style:family="paragraph" style:parent-style-name="Heading_20_3">
      <style:text-properties style:use-window-font-color="true" loext:opacity="0%" fo:font-weight="bold" style:font-weight-asian="bold" style:font-weight-complex="bold"/>
    </style:style>
    <style:style style:name="P181" style:family="paragraph" style:parent-style-name="Heading_20_3">
      <style:text-properties style:use-window-font-color="true" loext:opacity="0%" officeooo:rsid="0070dcc0" officeooo:paragraph-rsid="0070dcc0"/>
    </style:style>
    <style:style style:name="P182" style:family="paragraph" style:parent-style-name="Heading_20_3">
      <style:text-properties style:use-window-font-color="true" loext:opacity="0%" officeooo:paragraph-rsid="00ad3e4a"/>
    </style:style>
    <style:style style:name="P183" style:family="paragraph" style:parent-style-name="Heading_20_3">
      <style:text-properties style:use-window-font-color="true" loext:opacity="0%" officeooo:rsid="00e04c14" officeooo:paragraph-rsid="00e04c14"/>
    </style:style>
    <style:style style:name="P184" style:family="paragraph" style:parent-style-name="Heading_20_3">
      <style:text-properties style:use-window-font-color="true" loext:opacity="0%" officeooo:rsid="00aedba3" officeooo:paragraph-rsid="00aedba3"/>
    </style:style>
    <style:style style:name="P185" style:family="paragraph" style:parent-style-name="Heading_20_3">
      <style:text-properties style:use-window-font-color="true" loext:opacity="0%" officeooo:paragraph-rsid="011130ad"/>
    </style:style>
    <style:style style:name="P186" style:family="paragraph" style:parent-style-name="Heading_20_3">
      <style:text-properties style:use-window-font-color="true" loext:opacity="0%" officeooo:rsid="00b6c412" officeooo:paragraph-rsid="00b6c412"/>
    </style:style>
    <style:style style:name="P187" style:family="paragraph" style:parent-style-name="Heading_20_3">
      <style:text-properties style:use-window-font-color="true" loext:opacity="0%" officeooo:rsid="00b6246b" officeooo:paragraph-rsid="00b6246b"/>
    </style:style>
    <style:style style:name="P188" style:family="paragraph" style:parent-style-name="Heading_20_3">
      <style:text-properties style:use-window-font-color="true" loext:opacity="0%" officeooo:rsid="00b5802d" officeooo:paragraph-rsid="00b6246b"/>
    </style:style>
    <style:style style:name="P189" style:family="paragraph" style:parent-style-name="Heading_20_3">
      <style:text-properties style:use-window-font-color="true" loext:opacity="0%" officeooo:rsid="00b5802d" officeooo:paragraph-rsid="00b5802d"/>
    </style:style>
    <style:style style:name="P190" style:family="paragraph" style:parent-style-name="Heading_20_3">
      <style:text-properties style:use-window-font-color="true" loext:opacity="0%" officeooo:rsid="00b5f2df" officeooo:paragraph-rsid="00b5f2df"/>
    </style:style>
    <style:style style:name="P191" style:family="paragraph" style:parent-style-name="Heading_20_3">
      <style:text-properties style:use-window-font-color="true" loext:opacity="0%" officeooo:paragraph-rsid="00b5802d"/>
    </style:style>
    <style:style style:name="P192" style:family="paragraph" style:parent-style-name="Heading_20_3">
      <style:text-properties style:use-window-font-color="true" loext:opacity="0%" officeooo:paragraph-rsid="00b6246b"/>
    </style:style>
    <style:style style:name="P193" style:family="paragraph" style:parent-style-name="Heading_20_3">
      <style:text-properties style:use-window-font-color="true" loext:opacity="0%" officeooo:rsid="0167ab6b" officeooo:paragraph-rsid="0167ab6b"/>
    </style:style>
    <style:style style:name="P194" style:family="paragraph" style:parent-style-name="Heading_20_3">
      <style:text-properties officeooo:rsid="0142480e" officeooo:paragraph-rsid="0142480e"/>
    </style:style>
    <style:style style:name="P195" style:family="paragraph" style:parent-style-name="Heading_20_4">
      <style:text-properties style:use-window-font-color="true" loext:opacity="0%"/>
    </style:style>
    <style:style style:name="P196" style:family="paragraph" style:parent-style-name="Heading_20_4">
      <style:text-properties style:use-window-font-color="true" loext:opacity="0%" officeooo:paragraph-rsid="0127e84c"/>
    </style:style>
    <style:style style:name="P197" style:family="paragraph" style:parent-style-name="Heading_20_4">
      <style:text-properties style:use-window-font-color="true" loext:opacity="0%" officeooo:paragraph-rsid="0102aa97"/>
    </style:style>
    <style:style style:name="P198" style:family="paragraph" style:parent-style-name="Heading_20_4">
      <style:text-properties style:use-window-font-color="true" loext:opacity="0%" officeooo:paragraph-rsid="00fe159a"/>
    </style:style>
    <style:style style:name="P199" style:family="paragraph" style:parent-style-name="Heading_20_4">
      <style:text-properties style:use-window-font-color="true" loext:opacity="0%" officeooo:paragraph-rsid="00f0dbdd"/>
    </style:style>
    <style:style style:name="P200" style:family="paragraph" style:parent-style-name="Heading_20_4">
      <style:text-properties style:use-window-font-color="true" loext:opacity="0%" officeooo:paragraph-rsid="00f548fa"/>
    </style:style>
    <style:style style:name="P201" style:family="paragraph" style:parent-style-name="Heading_20_4">
      <style:text-properties style:use-window-font-color="true" loext:opacity="0%" officeooo:rsid="005b61f4"/>
    </style:style>
    <style:style style:name="P202" style:family="paragraph" style:parent-style-name="Heading_20_4">
      <style:text-properties style:use-window-font-color="true" loext:opacity="0%" officeooo:rsid="00cf0a62"/>
    </style:style>
    <style:style style:name="P203" style:family="paragraph" style:parent-style-name="Heading_20_4">
      <style:text-properties style:use-window-font-color="true" loext:opacity="0%" officeooo:rsid="00631543" officeooo:paragraph-rsid="00631543"/>
    </style:style>
    <style:style style:name="P204" style:family="paragraph" style:parent-style-name="Heading_20_4">
      <style:text-properties style:use-window-font-color="true" loext:opacity="0%" officeooo:paragraph-rsid="0169975c"/>
    </style:style>
    <style:style style:name="P205" style:family="paragraph" style:parent-style-name="Heading_20_4">
      <style:text-properties officeooo:paragraph-rsid="013ab40d"/>
    </style:style>
    <style:style style:name="P206" style:family="paragraph" style:parent-style-name="Text_20_body">
      <style:text-properties style:use-window-font-color="true" loext:opacity="0%" officeooo:rsid="013fd753" officeooo:paragraph-rsid="013fd753"/>
    </style:style>
    <style:style style:name="P207" style:family="paragraph" style:parent-style-name="Text_20_body" style:list-style-name="L1">
      <style:text-properties style:use-window-font-color="true" loext:opacity="0%" fo:language="en" fo:country="GB" officeooo:rsid="011a9979" officeooo:paragraph-rsid="011a9979"/>
    </style:style>
    <style:style style:name="P208" style:family="paragraph" style:parent-style-name="Text_20_body">
      <style:text-properties style:use-window-font-color="true" loext:opacity="0%" officeooo:rsid="006fe426" officeooo:paragraph-rsid="0167ab6b"/>
    </style:style>
    <style:style style:name="P209" style:family="paragraph" style:parent-style-name="Text_20_body">
      <style:text-properties style:use-window-font-color="true" loext:opacity="0%" officeooo:rsid="006fe426" officeooo:paragraph-rsid="0169975c"/>
    </style:style>
    <style:style style:name="P210" style:family="paragraph" style:parent-style-name="Text_20_body">
      <style:text-properties style:use-window-font-color="true" loext:opacity="0%" officeooo:rsid="0066156b" officeooo:paragraph-rsid="0066156b"/>
    </style:style>
    <style:style style:name="P211" style:family="paragraph" style:parent-style-name="Text_20_body">
      <style:text-properties style:use-window-font-color="true" loext:opacity="0%" officeooo:rsid="01635fc5" officeooo:paragraph-rsid="01646b6d"/>
    </style:style>
    <style:style style:name="P212" style:family="paragraph" style:parent-style-name="Text_20_body">
      <style:text-properties style:use-window-font-color="true" loext:opacity="0%" officeooo:rsid="01635fc5" officeooo:paragraph-rsid="0169975c"/>
    </style:style>
    <style:style style:name="P213" style:family="paragraph" style:parent-style-name="Text_20_body">
      <style:text-properties style:use-window-font-color="true" loext:opacity="0%" officeooo:paragraph-rsid="00cd250e"/>
    </style:style>
    <style:style style:name="P214" style:family="paragraph" style:parent-style-name="Text_20_body">
      <style:text-properties style:use-window-font-color="true" loext:opacity="0%" officeooo:paragraph-rsid="0167ab6b"/>
    </style:style>
    <style:style style:name="P215" style:family="paragraph" style:parent-style-name="Text_20_body">
      <style:text-properties style:use-window-font-color="true" loext:opacity="0%" officeooo:rsid="00968c6c" officeooo:paragraph-rsid="0169975c"/>
    </style:style>
    <style:style style:name="P216" style:family="paragraph" style:parent-style-name="Text_20_body">
      <style:text-properties style:use-window-font-color="true" loext:opacity="0%" officeooo:rsid="009ab329" officeooo:paragraph-rsid="0169975c"/>
    </style:style>
    <style:style style:name="P217" style:family="paragraph" style:parent-style-name="Text_20_body">
      <style:text-properties style:use-window-font-color="true" loext:opacity="0%" officeooo:rsid="009e80e3" officeooo:paragraph-rsid="0169975c"/>
    </style:style>
    <style:style style:name="P218" style:family="paragraph" style:parent-style-name="Text_20_body">
      <style:text-properties style:use-window-font-color="true" loext:opacity="0%" officeooo:rsid="00a2c984" officeooo:paragraph-rsid="0169975c"/>
    </style:style>
    <style:style style:name="P219" style:family="paragraph" style:parent-style-name="Text_20_body">
      <style:text-properties style:use-window-font-color="true" loext:opacity="0%" officeooo:rsid="005b61f4" officeooo:paragraph-rsid="005b61f4"/>
    </style:style>
    <style:style style:name="P220" style:family="paragraph" style:parent-style-name="Text_20_body">
      <style:text-properties officeooo:rsid="011d709a" officeooo:paragraph-rsid="011d709a"/>
    </style:style>
    <style:style style:name="P221" style:family="paragraph" style:parent-style-name="Text_20_body">
      <style:text-properties officeooo:rsid="0162aef3" officeooo:paragraph-rsid="01646b6d"/>
    </style:style>
    <style:style style:name="P222" style:family="paragraph" style:parent-style-name="Text_20_body">
      <style:text-properties officeooo:rsid="0162aef3" officeooo:paragraph-rsid="0167ab6b"/>
    </style:style>
    <style:style style:name="T1" style:family="text">
      <style:text-properties officeooo:rsid="001314b1"/>
    </style:style>
    <style:style style:name="T2" style:family="text">
      <style:text-properties officeooo:rsid="00160a32"/>
    </style:style>
    <style:style style:name="T3" style:family="text">
      <style:text-properties officeooo:rsid="002f647b"/>
    </style:style>
    <style:style style:name="T4" style:family="text">
      <style:text-properties officeooo:rsid="004524a3"/>
    </style:style>
    <style:style style:name="T5" style:family="text">
      <style:text-properties officeooo:rsid="00477857"/>
    </style:style>
    <style:style style:name="T6" style:family="text">
      <style:text-properties officeooo:rsid="00482428"/>
    </style:style>
    <style:style style:name="T7" style:family="text">
      <style:text-properties officeooo:rsid="004d7971"/>
    </style:style>
    <style:style style:name="T8" style:family="text">
      <style:text-properties officeooo:rsid="004e7ee4"/>
    </style:style>
    <style:style style:name="T9" style:family="text">
      <style:text-properties officeooo:rsid="004e9858"/>
    </style:style>
    <style:style style:name="T10" style:family="text">
      <style:text-properties officeooo:rsid="0051005c"/>
    </style:style>
    <style:style style:name="T11" style:family="text">
      <style:text-properties officeooo:rsid="00534f1f"/>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5b61f4" style:font-weight-asian="normal" style:font-weight-complex="normal"/>
    </style:style>
    <style:style style:name="T15" style:family="text">
      <style:text-properties fo:font-weight="normal" officeooo:rsid="011db6d1" style:font-weight-asian="normal" style:font-weight-complex="normal"/>
    </style:style>
    <style:style style:name="T16" style:family="text">
      <style:text-properties fo:font-weight="normal" officeooo:rsid="0161233b" style:font-weight-asian="normal" style:font-weight-complex="normal"/>
    </style:style>
    <style:style style:name="T17" style:family="text">
      <style:text-properties fo:font-weight="normal" officeooo:rsid="01646b6d" style:font-weight-asian="normal" style:font-weight-complex="normal"/>
    </style:style>
    <style:style style:name="T18" style:family="text">
      <style:text-properties fo:font-weight="normal" officeooo:rsid="01664bc9" style:font-weight-asian="normal" style:font-weight-complex="normal"/>
    </style:style>
    <style:style style:name="T19" style:family="text">
      <style:text-properties officeooo:rsid="005d3f86"/>
    </style:style>
    <style:style style:name="T20" style:family="text">
      <style:text-properties officeooo:rsid="005e5b4a"/>
    </style:style>
    <style:style style:name="T21" style:family="text">
      <style:text-properties officeooo:rsid="006126a5"/>
    </style:style>
    <style:style style:name="T22" style:family="text">
      <style:text-properties officeooo:rsid="00631543"/>
    </style:style>
    <style:style style:name="T23" style:family="text">
      <style:text-properties officeooo:rsid="0066156b"/>
    </style:style>
    <style:style style:name="T24" style:family="text">
      <style:text-properties officeooo:rsid="005b61f4"/>
    </style:style>
    <style:style style:name="T25" style:family="text">
      <style:text-properties officeooo:rsid="00669d35"/>
    </style:style>
    <style:style style:name="T26" style:family="text">
      <style:text-properties officeooo:rsid="006839a7"/>
    </style:style>
    <style:style style:name="T27" style:family="text">
      <style:text-properties officeooo:rsid="00684eb8"/>
    </style:style>
    <style:style style:name="T28" style:family="text">
      <style:text-properties officeooo:rsid="006dc2b6"/>
    </style:style>
    <style:style style:name="T29" style:family="text">
      <style:text-properties officeooo:rsid="006fe426"/>
    </style:style>
    <style:style style:name="T30" style:family="text">
      <style:text-properties officeooo:rsid="0070dcc0"/>
    </style:style>
    <style:style style:name="T31" style:family="text">
      <style:text-properties fo:language="en" fo:country="GB"/>
    </style:style>
    <style:style style:name="T32" style:family="text">
      <style:text-properties fo:language="en" fo:country="GB" officeooo:rsid="00e1846e"/>
    </style:style>
    <style:style style:name="T33" style:family="text">
      <style:text-properties fo:language="en" fo:country="GB" officeooo:rsid="00e37c80"/>
    </style:style>
    <style:style style:name="T34" style:family="text">
      <style:text-properties fo:language="en" fo:country="GB" officeooo:rsid="00f70848"/>
    </style:style>
    <style:style style:name="T35" style:family="text">
      <style:text-properties officeooo:rsid="0081d1bd"/>
    </style:style>
    <style:style style:name="T36" style:family="text">
      <style:text-properties officeooo:rsid="0083a4c8"/>
    </style:style>
    <style:style style:name="T37" style:family="text">
      <style:text-properties officeooo:rsid="00968c6c"/>
    </style:style>
    <style:style style:name="T38" style:family="text">
      <style:text-properties officeooo:rsid="0097157a"/>
    </style:style>
    <style:style style:name="T39" style:family="text">
      <style:text-properties officeooo:rsid="009ab329"/>
    </style:style>
    <style:style style:name="T40" style:family="text">
      <style:text-properties officeooo:rsid="009e80e3"/>
    </style:style>
    <style:style style:name="T41" style:family="text">
      <style:text-properties officeooo:rsid="00a0998b"/>
    </style:style>
    <style:style style:name="T42" style:family="text">
      <style:text-properties officeooo:rsid="00a14916"/>
    </style:style>
    <style:style style:name="T43" style:family="text">
      <style:text-properties officeooo:rsid="00a2c984"/>
    </style:style>
    <style:style style:name="T44" style:family="text">
      <style:text-properties officeooo:rsid="00a47829"/>
    </style:style>
    <style:style style:name="T45" style:family="text">
      <style:text-properties officeooo:rsid="00a61ebd"/>
    </style:style>
    <style:style style:name="T46" style:family="text">
      <style:text-properties officeooo:rsid="00a71cf4"/>
    </style:style>
    <style:style style:name="T47" style:family="text">
      <style:text-properties officeooo:rsid="00a88a18"/>
    </style:style>
    <style:style style:name="T48" style:family="text">
      <style:text-properties officeooo:rsid="00aedba3"/>
    </style:style>
    <style:style style:name="T49" style:family="text">
      <style:text-properties officeooo:rsid="00b1e8df"/>
    </style:style>
    <style:style style:name="T50" style:family="text">
      <style:text-properties officeooo:rsid="00b5f2df"/>
    </style:style>
    <style:style style:name="T51" style:family="text">
      <style:text-properties officeooo:rsid="00b65966"/>
    </style:style>
    <style:style style:name="T52" style:family="text">
      <style:text-properties officeooo:rsid="00b7c9b7"/>
    </style:style>
    <style:style style:name="T53" style:family="text">
      <style:text-properties officeooo:rsid="00b8155d"/>
    </style:style>
    <style:style style:name="T54" style:family="text">
      <style:text-properties officeooo:rsid="00bad026"/>
    </style:style>
    <style:style style:name="T55" style:family="text">
      <style:text-properties officeooo:rsid="00bcae22"/>
    </style:style>
    <style:style style:name="T56" style:family="text">
      <style:text-properties officeooo:rsid="00c0717f"/>
    </style:style>
    <style:style style:name="T57" style:family="text">
      <style:text-properties officeooo:rsid="00c09de7"/>
    </style:style>
    <style:style style:name="T58" style:family="text">
      <style:text-properties officeooo:rsid="00c1bf64"/>
    </style:style>
    <style:style style:name="T59" style:family="text">
      <style:text-properties fo:font-style="italic" style:font-style-asian="italic" style:font-style-complex="italic"/>
    </style:style>
    <style:style style:name="T60" style:family="text">
      <style:text-properties fo:font-style="italic" fo:font-weight="normal" officeooo:rsid="011db6d1" style:font-style-asian="italic" style:font-weight-asian="normal" style:font-style-complex="italic" style:font-weight-complex="normal"/>
    </style:style>
    <style:style style:name="T61" style:family="text">
      <style:text-properties fo:font-style="normal" style:font-style-asian="normal" style:font-style-complex="normal"/>
    </style:style>
    <style:style style:name="T62" style:family="text">
      <style:text-properties fo:font-style="normal" fo:font-weight="normal" officeooo:rsid="011db6d1" style:font-style-asian="normal" style:font-weight-asian="normal" style:font-style-complex="normal" style:font-weight-complex="normal"/>
    </style:style>
    <style:style style:name="T63" style:family="text">
      <style:text-properties officeooo:rsid="00c421bb"/>
    </style:style>
    <style:style style:name="T64" style:family="text">
      <style:text-properties officeooo:rsid="00c74d14"/>
    </style:style>
    <style:style style:name="T65" style:family="text">
      <style:text-properties officeooo:rsid="00c887fb"/>
    </style:style>
    <style:style style:name="T66" style:family="text">
      <style:text-properties officeooo:rsid="00d50cc5"/>
    </style:style>
    <style:style style:name="T67" style:family="text">
      <style:text-properties officeooo:rsid="00d600c7"/>
    </style:style>
    <style:style style:name="T68" style:family="text">
      <style:text-properties officeooo:rsid="00d644ec"/>
    </style:style>
    <style:style style:name="T69" style:family="text">
      <style:text-properties officeooo:rsid="00d6e984"/>
    </style:style>
    <style:style style:name="T70" style:family="text">
      <style:text-properties officeooo:rsid="00d8b37e"/>
    </style:style>
    <style:style style:name="T71" style:family="text">
      <style:text-properties officeooo:rsid="00d9eedd"/>
    </style:style>
    <style:style style:name="T72" style:family="text">
      <style:text-properties officeooo:rsid="00db265a"/>
    </style:style>
    <style:style style:name="T73" style:family="text">
      <style:text-properties officeooo:rsid="00db6d30"/>
    </style:style>
    <style:style style:name="T74" style:family="text">
      <style:text-properties officeooo:rsid="00dd0430"/>
    </style:style>
    <style:style style:name="T75" style:family="text">
      <style:text-properties officeooo:rsid="00dfa779"/>
    </style:style>
    <style:style style:name="T76" style:family="text">
      <style:text-properties officeooo:rsid="00e04c14"/>
    </style:style>
    <style:style style:name="T77" style:family="text">
      <style:text-properties officeooo:rsid="00e08f9f"/>
    </style:style>
    <style:style style:name="T78" style:family="text">
      <style:text-properties officeooo:rsid="00e1846e"/>
    </style:style>
    <style:style style:name="T79" style:family="text">
      <style:text-properties officeooo:rsid="00e6183d"/>
    </style:style>
    <style:style style:name="T80" style:family="text">
      <style:text-properties officeooo:rsid="00e6877c"/>
    </style:style>
    <style:style style:name="T81" style:family="text">
      <style:text-properties officeooo:rsid="00ebac6d"/>
    </style:style>
    <style:style style:name="T82" style:family="text">
      <style:text-properties officeooo:rsid="00eceb8a"/>
    </style:style>
    <style:style style:name="T83" style:family="text">
      <style:text-properties officeooo:rsid="00ed241c"/>
    </style:style>
    <style:style style:name="T84" style:family="text">
      <style:text-properties officeooo:rsid="00eebe25"/>
    </style:style>
    <style:style style:name="T85" style:family="text">
      <style:text-properties officeooo:rsid="00f0dbdd"/>
    </style:style>
    <style:style style:name="T86" style:family="text">
      <style:text-properties officeooo:rsid="00f26d60"/>
    </style:style>
    <style:style style:name="T87" style:family="text">
      <style:text-properties officeooo:rsid="00f3991d"/>
    </style:style>
    <style:style style:name="T88" style:family="text">
      <style:text-properties officeooo:rsid="00f3d9cd"/>
    </style:style>
    <style:style style:name="T89" style:family="text">
      <style:text-properties officeooo:rsid="00f548fa"/>
    </style:style>
    <style:style style:name="T90" style:family="text">
      <style:text-properties officeooo:rsid="00f68f39"/>
    </style:style>
    <style:style style:name="T91" style:family="text">
      <style:text-properties officeooo:rsid="00f70674"/>
    </style:style>
    <style:style style:name="T92" style:family="text">
      <style:text-properties officeooo:rsid="00f70848"/>
    </style:style>
    <style:style style:name="T93" style:family="text">
      <style:text-properties officeooo:rsid="00f98bd9"/>
    </style:style>
    <style:style style:name="T94" style:family="text">
      <style:text-properties officeooo:rsid="00fae1ad"/>
    </style:style>
    <style:style style:name="T95" style:family="text">
      <style:text-properties officeooo:rsid="00fb2b6c"/>
    </style:style>
    <style:style style:name="T96" style:family="text">
      <style:text-properties officeooo:rsid="00fbea5c"/>
    </style:style>
    <style:style style:name="T97" style:family="text">
      <style:text-properties officeooo:rsid="00fc3fc2"/>
    </style:style>
    <style:style style:name="T98" style:family="text">
      <style:text-properties officeooo:rsid="00fe159a"/>
    </style:style>
    <style:style style:name="T99" style:family="text">
      <style:text-properties officeooo:rsid="01001c13"/>
    </style:style>
    <style:style style:name="T100" style:family="text">
      <style:text-properties officeooo:rsid="01014952"/>
    </style:style>
    <style:style style:name="T101" style:family="text">
      <style:text-properties officeooo:rsid="0103cb00"/>
    </style:style>
    <style:style style:name="T102" style:family="text">
      <style:text-properties officeooo:rsid="0104ebd9"/>
    </style:style>
    <style:style style:name="T103" style:family="text">
      <style:text-properties officeooo:rsid="0106e347"/>
    </style:style>
    <style:style style:name="T104" style:family="text">
      <style:text-properties officeooo:rsid="0109d8c1"/>
    </style:style>
    <style:style style:name="T105" style:family="text">
      <style:text-properties officeooo:rsid="010a182e"/>
    </style:style>
    <style:style style:name="T106" style:family="text">
      <style:text-properties officeooo:rsid="010b07b7"/>
    </style:style>
    <style:style style:name="T107" style:family="text">
      <style:text-properties officeooo:rsid="010cef11"/>
    </style:style>
    <style:style style:name="T108" style:family="text">
      <style:text-properties officeooo:rsid="010d6ea2"/>
    </style:style>
    <style:style style:name="T109" style:family="text">
      <style:text-properties officeooo:rsid="010f63b6"/>
    </style:style>
    <style:style style:name="T110" style:family="text">
      <style:text-properties officeooo:rsid="011130ad"/>
    </style:style>
    <style:style style:name="T111" style:family="text">
      <style:text-properties officeooo:rsid="00b3cb86"/>
    </style:style>
    <style:style style:name="T112" style:family="text">
      <style:text-properties style:use-window-font-color="true" loext:opacity="0%"/>
    </style:style>
    <style:style style:name="T113" style:family="text">
      <style:text-properties style:use-window-font-color="true" loext:opacity="0%" fo:language="en" fo:country="GB"/>
    </style:style>
    <style:style style:name="T114" style:family="text">
      <style:text-properties style:use-window-font-color="true" loext:opacity="0%" fo:language="en" fo:country="GB" officeooo:rsid="004d7971"/>
    </style:style>
    <style:style style:name="T115" style:family="text">
      <style:text-properties style:use-window-font-color="true" loext:opacity="0%" fo:language="en" fo:country="GB" officeooo:rsid="0115b1d8"/>
    </style:style>
    <style:style style:name="T116" style:family="text">
      <style:text-properties style:use-window-font-color="true" loext:opacity="0%" fo:language="en" fo:country="GB" officeooo:rsid="013cee43"/>
    </style:style>
    <style:style style:name="T117" style:family="text">
      <style:text-properties style:use-window-font-color="true" loext:opacity="0%" fo:language="en" fo:country="GB" officeooo:rsid="0150d398"/>
    </style:style>
    <style:style style:name="T118" style:family="text">
      <style:text-properties style:use-window-font-color="true" loext:opacity="0%" officeooo:rsid="013fd753"/>
    </style:style>
    <style:style style:name="T119" style:family="text">
      <style:text-properties style:use-window-font-color="true" loext:opacity="0%" officeooo:rsid="0148bfc6"/>
    </style:style>
    <style:style style:name="T120" style:family="text">
      <style:text-properties style:use-window-font-color="true" loext:opacity="0%" officeooo:rsid="0051005c"/>
    </style:style>
    <style:style style:name="T121" style:family="text">
      <style:text-properties style:use-window-font-color="true" loext:opacity="0%" officeooo:rsid="014bc44e"/>
    </style:style>
    <style:style style:name="T122" style:family="text">
      <style:text-properties style:use-window-font-color="true" loext:opacity="0%" officeooo:rsid="014c697b"/>
    </style:style>
    <style:style style:name="T123" style:family="text">
      <style:text-properties style:use-window-font-color="true" loext:opacity="0%" officeooo:rsid="01635fc5"/>
    </style:style>
    <style:style style:name="T124" style:family="text">
      <style:text-properties style:use-window-font-color="true" loext:opacity="0%" officeooo:rsid="01646b6d"/>
    </style:style>
    <style:style style:name="T125" style:family="text">
      <style:text-properties style:use-window-font-color="true" loext:opacity="0%" fo:font-weight="normal" officeooo:rsid="01635fc5" style:font-weight-asian="normal" style:font-weight-complex="normal"/>
    </style:style>
    <style:style style:name="T126" style:family="text">
      <style:text-properties style:use-window-font-color="true" loext:opacity="0%" fo:font-weight="normal" officeooo:rsid="01646b6d" style:font-weight-asian="normal" style:font-weight-complex="normal"/>
    </style:style>
    <style:style style:name="T127" style:family="text">
      <style:text-properties officeooo:rsid="0112908e"/>
    </style:style>
    <style:style style:name="T128" style:family="text">
      <style:text-properties officeooo:rsid="0115b1d8"/>
    </style:style>
    <style:style style:name="T129" style:family="text">
      <style:text-properties officeooo:rsid="0117f109"/>
    </style:style>
    <style:style style:name="T130" style:family="text">
      <style:text-properties officeooo:rsid="0118e868"/>
    </style:style>
    <style:style style:name="T131" style:family="text">
      <style:text-properties officeooo:rsid="011c4aff"/>
    </style:style>
    <style:style style:name="T132" style:family="text">
      <style:text-properties officeooo:rsid="00745768"/>
    </style:style>
    <style:style style:name="T133" style:family="text">
      <style:text-properties officeooo:rsid="011d709a"/>
    </style:style>
    <style:style style:name="T134" style:family="text">
      <style:text-properties officeooo:rsid="011e3161"/>
    </style:style>
    <style:style style:name="T135" style:family="text">
      <style:text-properties officeooo:rsid="011e6051"/>
    </style:style>
    <style:style style:name="T136" style:family="text">
      <style:text-properties officeooo:rsid="0122c458"/>
    </style:style>
    <style:style style:name="T137" style:family="text">
      <style:text-properties officeooo:rsid="012947ec"/>
    </style:style>
    <style:style style:name="T138" style:family="text">
      <style:text-properties officeooo:rsid="012af132"/>
    </style:style>
    <style:style style:name="T139" style:family="text">
      <style:text-properties officeooo:rsid="012cc81c"/>
    </style:style>
    <style:style style:name="T140" style:family="text">
      <style:text-properties officeooo:rsid="012e7aad"/>
    </style:style>
    <style:style style:name="T141" style:family="text">
      <style:text-properties officeooo:rsid="0131aa86"/>
    </style:style>
    <style:style style:name="T142" style:family="text">
      <style:text-properties officeooo:rsid="01321e4d"/>
    </style:style>
    <style:style style:name="T143" style:family="text">
      <style:text-properties officeooo:rsid="013414d1"/>
    </style:style>
    <style:style style:name="T144" style:family="text">
      <style:text-properties officeooo:rsid="0135d3af"/>
    </style:style>
    <style:style style:name="T145" style:family="text">
      <style:text-properties officeooo:rsid="013855cf"/>
    </style:style>
    <style:style style:name="T146" style:family="text">
      <style:text-properties officeooo:rsid="0138d771"/>
    </style:style>
    <style:style style:name="T147" style:family="text">
      <style:text-properties officeooo:rsid="013ab40d"/>
    </style:style>
    <style:style style:name="T148" style:family="text">
      <style:text-properties officeooo:rsid="013e7323"/>
    </style:style>
    <style:style style:name="T149" style:family="text">
      <style:text-properties officeooo:rsid="0140bbfe"/>
    </style:style>
    <style:style style:name="T150" style:family="text">
      <style:text-properties officeooo:rsid="014468bf"/>
    </style:style>
    <style:style style:name="T151" style:family="text">
      <style:text-properties officeooo:rsid="014662f5"/>
    </style:style>
    <style:style style:name="T152" style:family="text">
      <style:text-properties officeooo:rsid="0146ae83"/>
    </style:style>
    <style:style style:name="T153" style:family="text">
      <style:text-properties officeooo:rsid="014bc44e"/>
    </style:style>
    <style:style style:name="T154" style:family="text">
      <style:text-properties officeooo:rsid="01511f72"/>
    </style:style>
    <style:style style:name="T155" style:family="text">
      <style:text-properties officeooo:rsid="0154ff89"/>
    </style:style>
    <style:style style:name="T156" style:family="text">
      <style:text-properties officeooo:rsid="0156d42f"/>
    </style:style>
    <style:style style:name="T157" style:family="text">
      <style:text-properties officeooo:rsid="0157a9b2"/>
    </style:style>
    <style:style style:name="T158" style:family="text">
      <style:text-properties officeooo:rsid="01583996"/>
    </style:style>
    <style:style style:name="T159" style:family="text">
      <style:text-properties officeooo:rsid="01592ef8"/>
    </style:style>
    <style:style style:name="T160" style:family="text">
      <style:text-properties officeooo:rsid="015aaa9d"/>
    </style:style>
    <style:style style:name="T161" style:family="text">
      <style:text-properties officeooo:rsid="015b5ca2"/>
    </style:style>
    <style:style style:name="T162" style:family="text">
      <style:text-properties officeooo:rsid="015bb8bd"/>
    </style:style>
    <style:style style:name="T163" style:family="text">
      <style:text-properties officeooo:rsid="015d84ac"/>
    </style:style>
    <style:style style:name="T164" style:family="text">
      <style:text-properties officeooo:rsid="015e4c97"/>
    </style:style>
    <style:style style:name="T165" style:family="text">
      <style:text-properties officeooo:rsid="01601157"/>
    </style:style>
    <style:style style:name="T166" style:family="text">
      <style:text-properties officeooo:rsid="0161233b"/>
    </style:style>
    <style:style style:name="T167" style:family="text">
      <style:text-properties officeooo:rsid="01635fc5"/>
    </style:style>
    <style:style style:name="T168" style:family="text">
      <style:text-properties officeooo:rsid="01646b6d"/>
    </style:style>
    <style:style style:name="T169" style:family="text">
      <style:text-properties officeooo:rsid="0167ab6b"/>
    </style:style>
    <style:style style:name="T170" style:family="text">
      <style:text-properties officeooo:rsid="0169975c"/>
    </style:style>
    <style:style style:name="T171" style:family="text">
      <style:text-properties officeooo:rsid="0094b2a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7" text:outline-level="1">Introduction</text:h>
      <text:p text:style-name="P143"><text:span text:style-name="T113">Ouroboros is a tactical dark fantasy roleplaying game, where the players explore the secrets of the old Caridian empire </text:span><text:span text:style-name="T116">and the world around it.</text:span></text:p>
      <text:p text:style-name="P9">Tactical, because combat rules are inspired by wargames and several video games, and are meant to be one of the main focus of your games.</text:p>
      <text:p text:style-name="P9">Dark fantasy, is the ruins of a former empire, while creatures roam the land as the fabric of reality itself is torn in some places of the world.</text:p>
      <text:h text:style-name="P168" text:outline-level="1">The <text:span text:style-name="T78">world of Ouroboros</text:span></text:h>
      <text:h text:style-name="P170" text:outline-level="2">The old empire</text:h>
      <text:p text:style-name="P3">The Caridian empire once ruled over most of the continent, <text:span text:style-name="T92">as </text:span>the most important state in the world. Its legions guarded the borders against incursions, <text:span text:style-name="T92">rely</text:span>ing on heavily fortified keeps and an effective administration system. </text:p>
      <text:p text:style-name="P3">Its knights orders were gathering informations about the dangerous creatures that roamed the earth, and more importantly, they were hunting them to protect the cities and villages.</text:p>
      <text:p text:style-name="P3">Its scholars could <text:span text:style-name="T92">discuss</text:span> about the last advances in technologies and magic with their peers, in one of the many universities, <text:span text:style-name="T164">or</text:span> the Imperial College, in the capital Caridia.</text:p>
      <text:p text:style-name="P3">Almost none of these survived the cataclysm: the order that was brought by the imperial might was shattered instantly, and most of the organisations have disbanded when their siege of power was destroyed: knights still exist, but they are alone, and they do not have access to the archives of old. The legions were fragmented, without lead, and most became warlords, or were simply destroyed in the following wars and the ravages of the creatures.</text:p>
      <text:h text:style-name="P170" text:outline-level="2">The Cataclysm</text:h>
      <text:p text:style-name="P3">No one knows why it happened, or what exactly was the Cataclysm, but in one single night, it shattered the old empire. Caridia was doomed, for the Corruption seemed the strongest there, and its influence brought madness, mutations, and death to its inhabitants. The very soil and water are deeply toxic there, and mundane creatures were turned into deadly dangers, haunting the now empty monuments to the glory of the emperors of old. </text:p>
      <text:p text:style-name="P3">Most died from the cataclysm, from <text:span text:style-name="T92">starvation</text:span>, due to the <text:span text:style-name="T92">interruption of trade</text:span>, from thirst, due to the corruption of drinkable water, from plagues, or from violence. This last one could come from other humans, lashing at each other over the last remnants of the Empire, or from the corrupted creatures, bigger than anything encountered and displaying strange new abilities. Former provinces were left to themselves, turning quickly into chaos, and sometimes madness.</text:p>
      <text:p text:style-name="P3">The ancient knightly orders were once created to fight this threat, but most were killed in the first days of the cataclysm, trying to fight the onslaught or from treason. For some people, it was their own hubris that brought the creatures to strike back, and they killed the knights to appease the great beasts. Others were corrupted themselves, and are still a dangerous threat to anything in their path. Some are still true to their <text:span text:style-name="T92">creed</text:span>, even in death, even if the original meaning or community to protect is long gone. They err in the former provinces, trying to fulfil their oath.</text:p>
      <text:p text:style-name="P3">Humanity clings to any shelter to survive, and communities have been created in Havens. Some are only inhabited by a single soul, others shelter thousands. Some have adapted to the beasts and the new situation, others still organize along the old imperial society and its rigid cast system.</text:p>
      <text:h text:style-name="P170" text:outline-level="2"><text:span text:style-name="T32">T</text:span><text:span text:style-name="T31">he cinderlands</text:span></text:h>
      <text:p text:style-name="P2">Cinderlands once were the heart of the old empire, that was completely broken by the cataclysm, that seemed to hit the cities and strongholds of this region with more intensity than others.</text:p>
      <text:p text:style-name="P2"><text:soft-page-break/>Now the whole region is covered in a thick layer of ash from the great fires that ravaged the country, <text:span text:style-name="T92">burying the remnant of the monuments of old.</text:span></text:p>
      <text:p text:style-name="P10"><text:span text:style-name="T31">The old imperial road is the main way of communication </text:span><text:span text:style-name="T34">in this barren wasteland</text:span><text:span text:style-name="T31">. Pilgrims of the Bells are </text:span><text:span text:style-name="T33">travelling</text:span><text:span text:style-name="T31"> along this axis, trying to reach their Sacred Milestones to receive visions. It would be a grave mistake to think a busy road is safe however, for creatures are not afraid to come and hunt the pilgrims.</text:span></text:p>
      <text:p text:style-name="P10"><text:span text:style-name="T31">The husks of imperial cities now lie corrupted beyond </text:span><text:span text:style-name="T34">hopes of repair</text:span><text:span text:style-name="T31">, but they may still hold </text:span><text:span text:style-name="T33">artefacts</text:span><text:span text:style-name="T31"> of old, as well as forgotten secrets from the imperial age. That explains why some adventurers brave the perils of these lands to try and uncover </text:span><text:span text:style-name="T34">them</text:span><text:span text:style-name="T31">, despite what lurks within the ruins. </text:span></text:p>
      <text:p text:style-name="P10"><text:span text:style-name="T31">Creatures are </text:span><text:span text:style-name="T34">said</text:span><text:span text:style-name="T31"> to roam the old ruins, most of them being horribly deformed by the Corruption. <text:s/>The only place that is known for sure is the eternal city of Caridia, at the end of the imperial road. But it is </text:span><text:span text:style-name="T33">probably</text:span><text:span text:style-name="T31"> one of the most dangerous place</text:span><text:span text:style-name="T34">s</text:span><text:span text:style-name="T31"> on the continent: corruption lies deep inside the ruins, and the abominations one can find are as disturbing as they are dangerous.</text:span></text:p>
      <text:p text:style-name="P10"><text:span text:style-name="T31">There are rumours of communities of scavengers, living from banditry and the looting of the former cities. All sorts of stories can be heard on the imperial road about </text:span><text:span text:style-name="T33">t</text:span><text:span text:style-name="T31">hem: from ritualistic corruption, to cannibalism and horrible deals with creatures from Beyond the Veil.</text:span></text:p>
      <text:h text:style-name="P176" text:outline-level="3">Dawnbell keep</text:h>
      <text:p text:style-name="P11">One of the old keeps along the imperial road, and main fortress of the Pilgrims of the Bell: it is from there that many of them venture into the cinderlands. The leader of this haven is the Archdeacon Horitius the Wise, a middle-aged man that can often be seen supervising preparations for new groups of pilgrims.</text:p>
      <text:p text:style-name="P11">The keep is a busy haven, often with hundreds of pilgrims coming and going at all times. There is always a ceremony in one of the chapels, or in the main hall, overlooked by the Bell that named their cult.</text:p>
      <text:h text:style-name="P170" text:outline-level="2">The Forest of Aen Bar</text:h>
      <text:p text:style-name="P4">It sprouted from the ashes of the cataclysm, around an old forest on the border of the old empire. It would probably take weeks, or even months to cross, assuming one would be able to.</text:p>
      <text:p text:style-name="P4">Its mood varies from place to place, but goes darker as one goes deeper into it. Some islands of light exists inside, but they are fewer and fewer as one goes nearer the heart of the forest.</text:p>
      <text:p text:style-name="P4">Creatures inside are not necessary corrupted, but their growth is extraordinary, and many are threats to any party trying to explore the region. The biggest are even threats to the Havens of the region, mighty behemoths willing and able to crush everything standing in their path.</text:p>
      <text:p text:style-name="P4">The deeper you go, the stranger and the <text:span text:style-name="T94">larg</text:span>er the creatures are. Not everything is a threat, but one must be ever careful when marching through this lands.</text:p>
      <text:p text:style-name="P4">They are few Havens under the canopy, and all but one are in the lighter portions of the forest, so as not to be found unexpectedly by one of the leviathan that lurks in the shadows of the trees.</text:p>
      <text:p text:style-name="P4"><text:soft-page-break/>The lighter parts are extremely colourful and full of life, with the ever-present sound of birds and numerous critters, most being completely unafraid of men. Colours are bright, from flowers to feathers, and one may even see a bit of blue sky in some places.</text:p>
      <text:p text:style-name="P4">The intermediate forest, in contrast, feels empty, almost barren, compared to the lighter parts. Animals are few and fearful, or are errand creatures, looking for their next meal. The tree there are already of a size unseen out of this region. </text:p>
      <text:p text:style-name="P4">In the deep forest, it is actually impossible to discern day from night, and life is only found in some specific spot: maybe an old and powerful creature died there and scavengers are feasting, or some river runs there, and provides water to the creatures of the region. Light is extremely scarce, and one should be wary of it, as some creatures of the de<text:span text:style-name="T94">pths</text:span> hunt by baiting their preys through luminescence.</text:p>
      <text:h text:style-name="P176" text:outline-level="3">Arrius’ Falls</text:h>
      <text:p text:style-name="P11">A small town, located in the light forest, along the border of the Eriden lake. <text:span text:style-name="T94">It is </text:span>named after the waterfall you can see and hear everywhere in the city.</text:p>
      <text:p text:style-name="P11">The humidity is extremely difficult to bear, and most of the buildings are crumbling and rotting, or constantly <text:span text:style-name="T94">being </text:span>repaired. The poorer of its inhabitants literally have to live in the mud, or on small boats that sometimes disappear in the night, never to be seen again.</text:p>
      <text:p text:style-name="P11">The leader of this haven is the secretive Lady Elisia, who seems to favour the safety of her haven above a<text:span text:style-name="T93">ll, and actively seeks to get new inhabitants.</text:span></text:p>
      <text:h text:style-name="P176" text:outline-level="3">The old watchtower</text:h>
      <text:p text:style-name="P12">An old imperial outpost deep in the forest of Aen bar, a stone tower build on one of the great trees. It is said that before the Cataclysm it managed to pierce the canopy, but if it was once true, it is no more the case.</text:p>
      <text:p text:style-name="P12">The tower is inhabited by a few dozen souls, descendant of the knights that used this place as a base of expeditions against the beasts of the forest. </text:p>
      <text:p text:style-name="P12">The top floor of the tower manages to get a bit of light, but most of the structure is plunged in darkness, trying to remain hidden from what lurks in the depth of these woods. The path leading to the old watchtower is difficult to follow, but rumours of old knowledge from the knight’s archives, or the perspective to hunt the greatest beasts of the forest may drive some to try and go there.</text:p>
      <text:h text:style-name="P168" text:outline-level="1">Character creation</text:h>
      <text:h text:style-name="P170" text:outline-level="2">General rules</text:h>
      <text:p text:style-name="P13">A character is created in 4 steps, each corresponding to a package of things: background, calling, manifestation and specialisation.</text:p>
      <text:p text:style-name="P13">As a general rule, at character creation, a character may not have any attribute above 6, and any skill above 5.</text:p>
      <text:h text:style-name="P171" text:outline-level="2">Background</text:h>
      <text:p text:style-name="P13">Every character comes from somewhere, which will mostly define the beginning of the story, not necessarily how they will evolve later.</text:p>
      <text:p text:style-name="P13">Each background provides several attribute and skill points, as well as some starting equipment.</text:p>
      <text:h text:style-name="P176" text:outline-level="3">Mercenary</text:h>
      <text:p text:style-name="P13">Mercenaries are professional fighters, but they don’t work for one particular faction or Haven, but instead for who is able to pay their price. It is a dangerous and often short life, but one can become famous, either by slaying creatures or by slaying men.</text:p>
      <text:p text:style-name="P13">Attributes: Speed +1, Might or Precision +1, one other +1</text:p>
      <text:p text:style-name="P13">Skills: Weapon(choice) +1, athletics +1, <text:span text:style-name="T170">agility</text:span> +1, two others +1.</text:p>
      <text:p text:style-name="P13">Starting gear: light or heavy armor, one <text:span text:style-name="T37">common </text:span>weapon</text:p>
      <text:h text:style-name="P176" text:outline-level="3">Noble</text:h>
      <text:p text:style-name="P13">Born to lead and command, but also targets to other nobles. Many Havens are controlled by the aristocracy, which is often <text:span text:style-name="T37">called to defend its domain against creatures and invading or raiding armies.</text:span></text:p>
      <text:p text:style-name="P14">Attributes: Empathy +1, Precision or Speed +1, one other +1</text:p>
      <text:p text:style-name="P14">Skills: Parry or Dodge +1, <text:span text:style-name="T80">Negotiation</text:span> +1, Intimidation +1, two others +1</text:p>
      <text:p text:style-name="P14">Starting gear: one uncommon item, common weapon or light armor</text:p>
      <text:h text:style-name="P176" text:outline-level="3">Slave</text:h>
      <text:p text:style-name="P14">Many workers are exploited by the powerful and the ruthless: bandits, warlords, cults and worse. They are condemned to a slow and painful death over the years, except if they either rebel or escape. Of course, rebellions are often crushed, and escapees caught and often executed as examples.</text:p>
      <text:p text:style-name="P14">Attributes: Stamina +1, Speed or Might +1, one other +1</text:p>
      <text:p text:style-name="P215">Skills: Survival +1, Athletics +1, <text:span text:style-name="T170">Agility</text:span><text:span text:style-name="T171"> </text:span><text:s/>+1, two others +1.</text:p>
      <text:p text:style-name="P14">Starting gear: one common item.</text:p>
      <text:h text:style-name="P176" text:outline-level="3"><text:soft-page-break/>Survivor</text:h>
      <text:p text:style-name="P14">Death may come from many directions in the Wilderness, and some Havens are almost as dangerous. Some people have gone through horrible history and got really close to being killed in some violent or gruesome way.</text:p>
      <text:p text:style-name="P14">Attributes: Stamina +1, Wild or Corruption +1, other +1</text:p>
      <text:p text:style-name="P14">Skills: Survival +1, Stealth +1, Camp and cooking +1, two others +1</text:p>
      <text:p text:style-name="P14">Starting gear: Clothing or light armor, one common item.</text:p>
      <text:h text:style-name="P172" text:outline-level="2">Calling</text:h>
      <text:p text:style-name="P15">Players characters have agenda and a destiny, which may manifest in a variety of ways.</text:p>
      <text:p text:style-name="P15">Each calling provides attribute and skill points, but also Story elements.</text:p>
      <text:p text:style-name="P117">Story elements are the way for the player to have a personal narrative arc, on which they will have some level of control during the game. Each one consists of 3 elements: the hook, the events, and the results. The hook is a situation, that the player may ask to change to fit their story. Only one such hook can be activated during each scene. The events are scenes related to this arc that will be played. The results are the options of end results that may be proposed by the GM. Some story elements may require the character to have fulfilled others before.</text:p>
      <text:h text:style-name="P176" text:outline-level="3">Conquest</text:h>
      <text:p text:style-name="P15">Your ambition is to unite Havens under your banner, for egoistic or altruistic reasons, and you may use negotiation, treachery, open warfare or intimidation as some of the tools at your disposal. But be careful, for many others will try to use the same tactics on you.</text:p>
      <text:p text:style-name="P15">Attributes: Might or Power +1, Corruption or Empathy +1, one other +<text:span text:style-name="T137">1</text:span></text:p>
      <text:p text:style-name="P15">Skills: Weapon or Spells (choice) +1, lore (war or Havens) +2, two others +1</text:p>
      <text:h text:style-name="Heading_20_4" text:outline-level="4">Story elements:</text:h>
      <text:p text:style-name="P135">This story covers the growth in power of the character over what remains of the empire, haven by haven, while facing others with such ambitions. But you are destined to rule over these lands, aren’t you ?</text:p>
      <text:p text:style-name="P117">First stone. Hook: the player clear a ruin or a suitable place to build a haven. Events: recruiting troops for this haven, defend the haven against an attack. Results: the character controls a haven</text:p>
      <text:p text:style-name="P117">Imperial conflict. Requires to control a haven and an army. <text:span text:style-name="T138">Hook: the characters meet a new NPC, that is changed to carry a message from another conqueror, trying to subdue them. Events: battle against their troops, discovering a weak point, fighting the conqueror. Results: the character is left as the main warlord of the region.</text:span></text:p>
      <text:p text:style-name="P117">Old conqueror: requires to control a haven. Hook: the characters are attacked by a random enemy group, which is changed to a group of undead, carrying an old banner and orders from a long dead general. Events: defeating undead troops, fighting the undead general. Results: the character may gain another haven or lean how to raise an army of undead to unleash upon the world, <text:span text:style-name="T140">or is seen as the main opponent to undead and gain more followers.</text:span></text:p>
      <text:p text:style-name="P117"><text:soft-page-break/>Showdow<text:span text:style-name="T138">n. Hook: the character meet a haven’s ruler, the meeting is changed to hostile. Events: finding a way to challenge them, earning how to defeat them, fighting the ruler. Results: the character controls a haven or an army.</text:span></text:p>
      <text:p text:style-name="P117">Traitor: <text:span text:style-name="T139">requires to control a haven. Hook: the characters arrive at a haven, the arrival is changed to an assassination attempt. Events: finding a place where you can learn about the culprit, finding the identity of the culprit, killing the culprit. Results: the character gains an artefact or learn about one of the secrets of the world.</text:span></text:p>
      <text:h text:style-name="P176" text:outline-level="3">Legacy</text:h>
      <text:p text:style-name="P10">Your family is an ancient one, with many secrets and a history to uncover. You have set yourself to search for clues about this buried past. And it has proven to be a challenging task, for it is buried deep, or someone has <text:span text:style-name="T38">buried</text:span> it deep enough to hide it from most.</text:p>
      <text:p text:style-name="P10">Attributes: Empathy +1, Wild or Precision +1, one other +1</text:p>
      <text:p text:style-name="P10">Skills: Lore (Heraldry or history) +2, observation +1, two others +<text:span text:style-name="T63">1</text:span></text:p>
      <text:h text:style-name="Heading_20_4" text:outline-level="4">Story elements</text:h>
      <text:p text:style-name="P134">This story will make the character realize there is a dark secret in the once famous legacy, caused by the deeds of one ancestor. Maybe the family is cursed, maybe it was dishonoured long ago, maybe it was a crime so horrible the gods decided to shun the family, maybe it was the ire of a creature from Beyond. Whatever it is, you will learn more about it, to restore the name, and perhaps, the former power of the family. <text:span text:style-name="T143">The last story element should be ‘Final confrontation’, while the firsts can be ‘Forgotten crypt’ or ‘Long lasting service’.</text:span></text:p>
      <text:p text:style-name="P133">Final confrontation: requires to understand the dark family secret. Hook: <text:span text:style-name="T142">the characters come across archives or an old map, which is changed to hold information about the source of the dark family secret. Events: going to the place related to the dark family secret, discovering the spirit of the founder of the family, fighting it. Results: the family’s curse may be lifted, or the old dishonour cleansed.</text:span></text:p>
      <text:p text:style-name="P133">Forgotten crypt. Hook: the characters see some ancient ruins or crypt, that is changed to bear the family symbol. Events: clearing the ruins of creatures, unlocking the secret. Results: either the character gains an artefact (family heirloom), or they learn about a dark family secret.</text:p>
      <text:p text:style-name="P134">Long lasting service. Hook: the characters arrive at a haven, which is changed so that a rumour runs, in which a being bearing the family’s crest has passed there recently. Events: chasing the being, fighting off some creatures, finding the being. Results: an undead servant of the family now serves the PC, giving information about the family, or being a great knight by themselves.</text:p>
      <text:p text:style-name="P133">Reclaiming the domain: requires to have a family heirloom. Hook: <text:span text:style-name="T141">the players discover a loot, which is changed to also contain a map with the former family estate. Events: going to the former estate, clear the ruins or challenge the ruler. Results: the character may gains the former domain or long-forgotten knowledge (dark family secret).</text:span></text:p>
      <text:p text:style-name="P133">Someone knows too much: <text:span text:style-name="T142">requires to know about the dark family secret</text:span>. <text:span text:style-name="T141">Hook: the characters meet a friendly NPC, which is changed to react when learning about this character’s family name. Events: interrogation of the NPC, going to some place where old story is buried, solving the puzzle. Results: the character understands what’s behind the dark family secret.</text:span></text:p>
      <text:h text:style-name="P176" text:outline-level="3"><text:soft-page-break/>Revenge</text:h>
      <text:p text:style-name="P10">You have been wronged in the past: betrayed, left for dead, cursed or otherwise trapped. But you have survived this injustice and have not forgotten who is responsible. And you will make them pay for what they did to you.</text:p>
      <text:p text:style-name="P10">Attributes: Speed +1, Might or Precision +1, one other +1</text:p>
      <text:p text:style-name="P10">Skills: Weapon or spell (choice) +1, lore (enemy) +2, two others +1.</text:p>
      <text:h text:style-name="Heading_20_4" text:outline-level="4">Story elements</text:h>
      <text:p text:style-name="P136">This story is about facing off who wronged you in the past, after preparing yourself for this fight, and learning more about this character. Maybe it was unintentional, maybe it was for a good reason, but whatever they did to you will be paid in blood. ‘You are but a tool’ and ‘Know your enemy’ may be first story elements, while ‘A clash of will and blades’ is the last one.</text:p>
      <text:p text:style-name="P135">A clash of will <text:span text:style-name="T144">and blades: requires to know the location of the enemy. Hook: none, it may start as soon as the enemy is located. Events: travelling there, fighting your way to the boss, facing them. Results: maybe the character has forgiven what happened, maybe the enemy is killed, either way, the revenge ended there and then.</text:span></text:p>
      <text:p text:style-name="P135">Dark pact: <text:span text:style-name="T144">requires to learn about a place of interest. Hook: the character find an NPC with knowledge of the region, or old archives, which is changed to include informations about the place of interest. Events: getting to the place of interest, entering the place of interest, finding about the entity. Results: the character is proposed a pact by the entity that made one with the enemy. The player may choose to refuse it and fight the entity, or accept it to face the enemy then.</text:span></text:p>
      <text:p text:style-name="P135">Hunt them down: <text:span text:style-name="T144">requires to know about a specific event. Hook: the characters enter a haven, which is changed to have a rumour running so that the event will take place soon and nearby. Events: going to the event, fighting some servants of the enemy, getting information. Results: the character learns where the enemy is located.</text:span></text:p>
      <text:p text:style-name="P135">Know your enemy. <text:span text:style-name="T144">Hook the character arrive in a new zone, which is changed so that it bears the symbol of the enemy. Events: facing servants of the enemy, discovering an information source (NPC, letters….), understanding them. Results: the PC learns about a weakness of the enemy, and the date of a specific event.</text:span></text:p>
      <text:p text:style-name="P135">You are but a tool. <text:span text:style-name="T144">Hook: the characters have a random encounter while journeying, which is changed so that it consists of servants of the enemy. Events: fighting them, going to their base, fighting more of them. Results: the character learns about a place of interest (but not its location), or they get an artefact.</text:span></text:p>
      <text:h text:style-name="P176" text:outline-level="3">Understanding</text:h>
      <text:p text:style-name="P10">You have crossed the past of one of the mystery of the world, and it has left an impression. You now seek to find out what it was, how it works, and to gain its knowledge. Many of these secrets have, however, sinister origins, and you should be careful about this path you have started to explore.</text:p>
      <text:p text:style-name="P10">Attributes: Empathy +1, Corruption or Wilderness +1, other +1</text:p>
      <text:p text:style-name="P10">Skills: Lore (choice) +2, observation +1, two others +1.</text:p>
      <text:h text:style-name="Heading_20_4" text:outline-level="4"><text:soft-page-break/>Story elements</text:h>
      <text:p text:style-name="P137">This story is an investigation about some of the secrets of the world, <text:span text:style-name="T145">that will lead the character to learn about something they did not event think about, as well as the source of corruption. You may start with ‘Key of existence’ and ‘Key of corruption’, while the final element would be ‘Key of power’. The new secret could be something tied to the Aen Barr forest, or he fact that a faction outside the empire brought it down, for example.</text:span></text:p>
      <text:p text:style-name="P138">Key of corruption. <text:span text:style-name="T146">Hook: the players have found an imperial ruin, which is changed to host corrupted creatures. Events: fight corrupted creatures, find old knowledge about some of the first example of corruption, examine corrupted creatures. Results: the character learns that corruption comes from outside this world, but also not from Beyond, they learn about a Source of corruption. </text:span></text:p>
      <text:p text:style-name="P138">Key of enlightenment: requires to know about the new secret. <text:span text:style-name="T146">Hook: the character discover old knowledge, which is changed to include reference to the new secret. Events: going to a place mentioned in this knowledge, facing enemies related to the new secret, discovering the basics about the new secret. Results: the character understands the new secret.</text:span></text:p>
      <text:p text:style-name="P138">Key of existence. <text:span text:style-name="T146">Hook: Characters enter a haven, which is changed so that something is off. Events: finding what’s odd, facing enemies related to this problem. Results: the character has learned about a new secret, and may have gathered an artefact or followers to help him.</text:span></text:p>
      <text:p text:style-name="P138">Key of power: <text:span text:style-name="T146">requires to understand the new secret. Hook: the characters face a random encounter which is changed to include creatures linked to the new secret. Events: facing creatures of the secret, learning where they come from, getting there, facing the source of the problem. Results: the character learns what there is to know about the new secret, which may be a curse or a blessing, or both.</text:span></text:p>
      <text:p text:style-name="P138">Key of the gate: requires to know about the source of corruption. <text:span text:style-name="T146">Hook: they find a traveller, which is changed to tell them they have encountered new corrupted creatures, event stranger than before, near old ruins in the cinderlands. Events: getting to these old ruins, understanding they are the former imperial academy, finding the references to the Gate of Eternity. Results: the character understands where the corruption comes from, and maybe a weakness the guardian of the gate may have.</text:span></text:p>
      <text:h text:style-name="P170" text:outline-level="2">Manifestation of the Spark</text:h>
      <text:p text:style-name="P16">Each character is special through the Spark, which is the way the magic of the world works with them. It provides the character with attributes, skills, one action, and one passive option that may be selected: each character selects one passive option, either from this manifestation or from their specialisation.</text:p>
      <text:h text:style-name="P176" text:outline-level="3">Death</text:h>
      <text:p text:style-name="P16">The character is very close to the other side, or perhaps they have already crossed that threshold once, and came back as undead. For others, death follows in their wake, sometimes by war, sometimes by plague. Finally, some have studied the secrets of death, and have learned some occult secret about it.</text:p>
      <text:p text:style-name="P16">Attributes: Stamina +1, Corruption +1, one other +1</text:p>
      <text:p text:style-name="P16"><text:soft-page-break/>Skills: affinity (death) +<text:span text:style-name="T44">2, Spells (</text:span><text:span text:style-name="T165">Death</text:span><text:span text:style-name="T44">) +2,</text:span> intimidation +1, 4 other +1</text:p>
      <text:h text:style-name="P195" text:outline-level="4">Actions:</text:h>
      <text:p text:style-name="P17">Bone eruption: IC 4. <text:span text:style-name="T81">R</text:span>anged physical attack with lethal and blunt. Tags : short range, attack, spell, focus (death), curse.</text:p>
      <text:p text:style-name="P17">Bursting bodies: IC 6. <text:span text:style-name="T81">I</text:span>t targets a dead body within range. Any creature within power meters suffers a physical attack. Tags: spell, short range, attack, focus(corruption or death)</text:p>
      <text:p text:style-name="P17">Cold embrace: IC 5. <text:span text:style-name="T81">S</text:span>piritual attack. Tags: arm's range, focus(death), spell, attack<text:line-break/>Feed upon the dead. IC 6. The character feed on a dead body at arm's range and get stronger, clearing all tokens and getting Stamina HP back. tags : heal, arm's range, spell, curse.</text:p>
      <text:p text:style-name="P17">Hands of <text:span text:style-name="T81">the ancients</text:span>: IC 5. <text:span text:style-name="T81">T</text:span>arget suffers a physical attack, that cause no damage, but the target's next action costs additional IC equals to the dmg value of the attack. Tags: spell, focus(death), short range, attack, curse.</text:p>
      <text:p text:style-name="P17">Immortal gaze: <text:span text:style-name="T81">IC 4. Ranged spiritual attack. Tags: spell, focus (Death or Corruption), short range, attack.</text:span></text:p>
      <text:p text:style-name="P17">Marked for death: <text:span text:style-name="T81">IC 6. The target suffers a ranged spiritual attack and gets a mark token. <text:s/>Tags: spell, curse, focus (Death or Corruption), attack, arm’s range.</text:span></text:p>
      <text:p text:style-name="P17">Pale face: <text:span text:style-name="T81">IC 6. All targets have to succeed a defence check (NPCs) or Stamina+Willpower (PCs), with a difficulty equal to the damage value of the focus used. If they succeed, nothing happens, else, their next check against the caster may be fully rerolled, at the will of the caster. Tags : curse, spell, focus (Death or Corruption), interrupting.</text:span></text:p>
      <text:p text:style-name="P17">Reconstruct: <text:span text:style-name="T82">IC5. The character may regain Stamina HP. Tags: self, healing.</text:span></text:p>
      <text:p text:style-name="P17">Rise the dead: <text:span text:style-name="T82">IC 7. A basic skeleton rise to fight for the character (cf bestiary), if they succeed a basic check with a difficulty of 2. A character may control Power/2 undead with this spell at the same time. Tags: arm’s range, invocation, spell; curse.</text:span></text:p>
      <text:p text:style-name="P17">Unnatural vigor: <text:span text:style-name="T82">IC 4. The character may immediately clear all tokens on themselves and move Stamina meters. Tags: movement, quick.</text:span></text:p>
      <text:h text:style-name="P195" text:outline-level="4">Passives:</text:h>
      <text:p text:style-name="P17">Bone <text:span text:style-name="T82">spurs</text:span>: <text:span text:style-name="T82">when the character is attacked by a character or creature at arm’s range, the attacker suffers one damage that may not be reduced.</text:span></text:p>
      <text:p text:style-name="P17">Bone <text:span text:style-name="T82">cuirass: the character gains a permanent Protection (2), cumulative with any armor or other protection.</text:span></text:p>
      <text:p text:style-name="P17">Chilled to the bones: <text:span text:style-name="T82">enemy characters at arm’s range increase the IC of all of their actions by 1, non cumulative with other IC augmentation.</text:span></text:p>
      <text:p text:style-name="P18">Old knowledge: the character may reroll any knowledge check and checks to find weak points of creatures.</text:p>
      <text:p text:style-name="P17">Regeneration: <text:span text:style-name="T82">After a combat ends, the character gets back to their full HP.</text:span></text:p>
      <text:p text:style-name="P17"><text:soft-page-break/>Soul burning cries: <text:span text:style-name="T83">Enemy characters within arm’s reach with mark tokens on them suffer a number of damage equal to the number of mark tokens when they are attacked by this character, hit or miss. This damage can be resisted with spiritual resistance.</text:span></text:p>
      <text:h text:style-name="P195" text:outline-level="4">Preparations:</text:h>
      <text:p text:style-name="P19">Unnatural feast - <text:s/><text:span text:style-name="T58">Resources: 1 ritual resource per involved character, human flesh. The characters gets back to full HP.</text:span></text:p>
      <text:p text:style-name="P17">Infuse death – <text:span text:style-name="T84">Resources: 1 magic resource, 1 ritual resource. This preparation enhances a weapon, that gains the lethal tag until the next preparation phase.</text:span></text:p>
      <text:h text:style-name="P176" text:outline-level="3">Elementary</text:h>
      <text:p text:style-name="P20">Some characters have a mastery over a specific element, from innate ability or long studies. This element pretty much runs through their veins <text:span text:style-name="T39">and they are able to channel it at will. Most of the time, they carry with them something that helps them create or focus on their specific element.</text:span></text:p>
      <text:p text:style-name="P21">Attributes: Power +1, Stamina (earth) or Speed (Fire) or Precision (Water) +1, one other free +1</text:p>
      <text:p text:style-name="P21">Skills: Affinity (elements) +3, cast ([element]) +3, 4 other +1</text:p>
      <text:h text:style-name="P196" text:outline-level="4">Actions</text:h>
      <text:p text:style-name="P23">Bones of the earth: <text:span text:style-name="T107">IC 5. The character makes a spellcasting check, versus a difficulty of 0. They may create a number of terrain zones, with a cumulative size equal to the margin of the check. Each terrain zone must be adjacent to the character or another zone. Tags: terrain, spell, Earth, focus(Element).</text:span></text:p>
      <text:p text:style-name="P23">Colder than death: <text:span text:style-name="T107">IC 5. Physical attack, the target suffers -2 to its next attack or defence check. Tags: attack, spell, focus(Element), Water.</text:span></text:p>
      <text:p text:style-name="P23">Combustion: <text:span text:style-name="T104">IC 6</text:span>. <text:span text:style-name="T104">Physical attack, the target gains a mark token. Tags: attack, spell, focus(Element), short range, fire.</text:span></text:p>
      <text:p text:style-name="P23">Death from above: <text:span text:style-name="T107">IC8.</text:span> <text:span text:style-name="T107">Physical attack, dealing 2 bonus damage. Tags: attack, spell, Fire or Earth, zone (5m diameter), charging, focus (Element).</text:span></text:p>
      <text:p text:style-name="P23">Fire bolt: <text:span text:style-name="T104">IC4.</text:span> <text:span text:style-name="T104">Physical attack. Tags: attack, spell, fire, short range, focus (Element).</text:span></text:p>
      <text:p text:style-name="P23"><text:span text:style-name="T105">H</text:span>igh pressure blast: <text:span text:style-name="T106">IC 5. Physical attack. Tags: spell, attack, short range, Knock back (Power), Earth or Water, focus(Element), Knock back (Power).</text:span></text:p>
      <text:p text:style-name="P23"><text:span text:style-name="T105">H</text:span>urling boulder: <text:span text:style-name="T105">IC 6. Physical attack. Tags: attack, spell, short range, focus(element), Earth, interrupting.</text:span></text:p>
      <text:p text:style-name="P23">Lethal spike: <text:span text:style-name="T106">IC 6. Physical attack. Tags: short range, focus(Element), Water, piercing, lethal, spell, attack.</text:span></text:p>
      <text:p text:style-name="P23">Razor crystals: <text:span text:style-name="T105">IC5. The targeted area becomes difficult terrain, and every creature beginning their turn in or entering in suffers one damage that cannot be resisted. Tags: terrain, zone ([margin of the spell check]m diameter), short range, Earth or Water.</text:span></text:p>
      <text:p text:style-name="P216"><text:span text:style-name="T105">Shake heavens and earth</text:span>: <text:span text:style-name="T106">IC 4. All creatures in the targeted area must make an opposed Stamina+</text:span><text:span text:style-name="T170">Agility</text:span><text:span text:style-name="T106">(defence check for NPCs) check versus the spellcasting check. If they fail, they are </text:span><text:soft-page-break/><text:span text:style-name="T106">knocked prone. Flying creatures are not affected. Tags: spell, terrain, Earth, focus(Element), zone (10m diameter), short range.</text:span></text:p>
      <text:p text:style-name="P23">Shield: <text:span text:style-name="T107">IC3</text:span> <text:span text:style-name="T20">The character may resist an incoming non-spiritual attack with Power+Spell(Element) skill. If they win the opposed check, the attackers suffers a number of physical damage equal to the margin of the check. Tag: reaction, defense, Earth, focus (Element)</text:span></text:p>
      <text:p text:style-name="P23">Shrapnel <text:span text:style-name="T104">burst</text:span>: <text:span text:style-name="T104">IC 6</text:span>. <text:span text:style-name="T104">Physical attack, dealing half damage to all creatures in the targeted area. If the chosen element is fire, it deals full damage, if the chosen element is earth, it gains the Knock back (Power) tag. Tags: attack, spell, cone 3m, focus (Element), fire or earth.</text:span></text:p>
      <text:p text:style-name="P21">Spread the flames: <text:span text:style-name="T104">IC 6.</text:span> <text:span text:style-name="T104">Physical attack, dealing half damage to all creatures in the targeted area</text:span>. <text:s/><text:span text:style-name="T104">Tags: attack, spell, fire, focus(Element), zone (5m diameter), short range, fire.</text:span></text:p>
      <text:h text:style-name="P195" text:outline-level="4">Passives</text:h>
      <text:p text:style-name="P22">Fire spreads: <text:span text:style-name="T44">If the characters kills an enemy with a Fire spell, any additional damage may be transferred to a creature at short range from the first, resistance is applied normally.</text:span></text:p>
      <text:p text:style-name="P22">Rock skin: <text:span text:style-name="T44">After casting an Earth spell, the character gains physical resistance 3 against next attack.</text:span></text:p>
      <text:p text:style-name="P22">Natural flow: <text:span text:style-name="T104">After casting a Water spell, the character may immediately move [movement]m, ignoring any terrain features.</text:span></text:p>
      <text:p text:style-name="P21">Hunt down: <text:span text:style-name="T108">When the character attacks a target with mark token, the target suffers 1 additional damage per token. If the character inflicts damage on a target without mark token, it gains one mark token.</text:span></text:p>
      <text:p text:style-name="P21">Terrain mastery: <text:span text:style-name="T108">Whenever the character uses an action with the Fire, Earth or Water tag, it creates a size 1 terrain feature adjacent to the character. Earth spell creates a block with a height of 1, fire creates a zone dealing 1 damage to each creature entering or beginning their turn in the zone, water is difficult terrain.</text:span></text:p>
      <text:p text:style-name="P21">Hammer the <text:span text:style-name="T108">enemy</text:span>: <text:span text:style-name="T108">Whenever the character uses a spell with Fire or Earth or Water tag, it gains an inspiration token.</text:span></text:p>
      <text:p text:style-name="P21">Controller: <text:span text:style-name="T108">Whenever the character casts a spell with the Zone tag, it may increase the diameter or the length of the cone by 1 meter.</text:span></text:p>
      <text:p text:style-name="P21">Element mastery: <text:s/><text:span text:style-name="T108">when one get this passive, choose Earth, Fire or Water tag. Every action using this tag cost -1IC to undertake.</text:span></text:p>
      <text:h text:style-name="P176" text:outline-level="3">Entity</text:h>
      <text:p text:style-name="P24">The character communicate with a specific entity, although they may not be fully aware of what entity exactly. The main thing is that it is powerful, is not on the same plane of existence, and is sometimes able to show itself, but it has barely any ability to act directly upon reality. The character may be the only vessel they have to do so.</text:p>
      <text:p text:style-name="P24">Attributes: Empathy +1, Stamina +1, one other +1</text:p>
      <text:p text:style-name="P24">Skills: Affinity (beyond the veil) +3, lore (occult) +<text:span text:style-name="T45">2, Spells (corruption) +1</text:span>, 4 other +1.</text:p>
      <text:h text:style-name="P197" text:outline-level="4"><text:soft-page-break/>Actions</text:h>
      <text:p text:style-name="P26">Abyssal vigilance: <text:span text:style-name="T102">IC 4.</text:span> <text:span text:style-name="T102">S</text:span>piritual attack dealing no damage, but giving the target a mark token. In addition, the next attack of the character against the target benefits from a +2 bonus. Tags: spell, attack, curse, short range, <text:span text:style-name="T101">focus (Beyond).</text:span></text:p>
      <text:p text:style-name="P27">Animate objects: <text:span text:style-name="T102">IC 6.</text:span> <text:span text:style-name="T102">P</text:span>hysical attack against targets in the affected area, which is also considered difficult terrain. <text:span text:style-name="T101">The attack deals half damage. </text:span>Tags: spells, zone (6m diameter zone), terrain, <text:span text:style-name="T101">focus (Beyond).</text:span></text:p>
      <text:p text:style-name="P27">Bestial leap: <text:span text:style-name="T102">IC 5.</text:span> <text:span text:style-name="T102">T</text:span>he character makes a jump up to Movement m, then attacks a target in range with a melee weapon. Tags: attack, weapon’s range, <text:span text:style-name="T101">movement, Knock back(Might).</text:span></text:p>
      <text:p text:style-name="P27">Bring the servants <text:span text:style-name="T101">of truth: IC 7. One Creature from beyond is invoked within 3m of the character, if the character succeeds a check with their focus against the size of the creature they try to call. Tags: invocation, 3m range, spell</text:span>, <text:span text:style-name="T101">focus (Beyond).</text:span></text:p>
      <text:p text:style-name="P27">Eldritch burst: <text:span text:style-name="T102">IC 5.</text:span> <text:span text:style-name="T101">spiritual attack, dealing half-damage to each target in the area. Tags: spells, cone (3m), speSl</text:span>, <text:span text:style-name="T101">focus (Beyond).</text:span></text:p>
      <text:p text:style-name="P27">Ever vigilant eyes: <text:span text:style-name="T102">IC 3.</text:span> <text:span text:style-name="T101">Each affected target gets a mark token. Tags: short range, zone (4m diameter zone), spell</text:span>, <text:span text:style-name="T101">focus (Beyond).</text:span></text:p>
      <text:p text:style-name="P27">Field from beyond: <text:span text:style-name="T102">IC 8. A rift in the fabric of reality is opened, and each target is the zone, and each character entering the zone suffers an attack dealing half damage. Damaged targets must succeed a Stamina+Athletics check versus this character’s Power in order to move in the area. Tags: curse, spell, attack, terrain, short range</text:span>, <text:span text:style-name="T101">focus (Beyond).</text:span></text:p>
      <text:p text:style-name="P27"><text:span text:style-name="T101">Give ways through reality</text:span>: <text:span text:style-name="T102">IC 4.</text:span> <text:span text:style-name="T101">The character creates two size 3 portals in range and line of sight. Characters and creatures small enough to fit may cross one threshold and finish their movement on from the other portal. Each portals created this way last for the entire scene, and if more portals are created, they are also linked to the previous ones. Tags: terrain, long range, portals</text:span>, <text:span text:style-name="T101">focus (Beyond)..</text:span></text:p>
      <text:p text:style-name="P27">Horrors made manifest: <text:span text:style-name="T102">IC 6.</text:span> <text:span text:style-name="T101">Spiritual attack. Tags: spell, short range, targets (Power)</text:span>, <text:span text:style-name="T101">focus (Beyond).</text:span></text:p>
      <text:p text:style-name="P26">Howl of the true gods: <text:span text:style-name="T102">IC 5. All affected allies in range get an inspiration token. If they deal damage on their next turn, they gain another one. Tags: buff, short range, targets (Corruption).</text:span></text:p>
      <text:p text:style-name="P26">Pale rider, white horse: <text:span text:style-name="T102">IC 6.</text:span> <text:span text:style-name="T102">The character makes a Tentacular Horror appear in an adjacent free space, if they succeed a focus check versus a difficulty of 4. They may ride this creature for free, and it is completely under their control. Tags: invocation, arm’s range, spell, focus (Corruption).</text:span></text:p>
      <text:p text:style-name="P26">Parasitic flesh: <text:span text:style-name="T102">IC 5. This is a physical attack dealing 1 additional damage in case of success, and giving the character an inspiration token. Tags: attack, arm’s range, buff.</text:span></text:p>
      <text:p text:style-name="P26">Slam the unbelievers: <text:span text:style-name="T102">IC 8. Physical attack. Tags: charging, interrupting, Knock back (Might), attack, arm’s range.</text:span></text:p>
      <text:h text:style-name="P197" text:outline-level="4">Passives</text:h>
      <text:p text:style-name="P28">A mind beyond: <text:span text:style-name="T103">When the character suffers a curse, they gain an inspiration token. If they attack a creature suffering a curse, the target gets a mark token.</text:span></text:p>
      <text:p text:style-name="P28"><text:soft-page-break/>Eldritch wounds: each time the character inflict damage, each creature <text:span text:style-name="T103">within Power meters</text:span> suffers 1 dmg <text:span text:style-name="T103">that cannot be resisted.</text:span></text:p>
      <text:p text:style-name="P28">Eyes of a god: <text:span text:style-name="T103">All hostile creatures within Corruption meters, suffer a -2 to their defensive checks.</text:span></text:p>
      <text:p text:style-name="P25">Familiar: <text:span text:style-name="T45">The character is accompanied by a strange little creature, that seems to whisper some things into their ears, for a price. The character may reroll any lore check, but suffers one damage that cannot be protected against.</text:span></text:p>
      <text:p text:style-name="P28">Lead the minions: <text:span text:style-name="T103">All creature called by an invocation spell get Corruption bonus HP when arriving.</text:span></text:p>
      <text:p text:style-name="P28">Sealed armour: <text:span text:style-name="T103">The character’s armor lives, and the character gains either physical or spiritual protection equal to their current corruption. The type of protection may be changed during preparation phase.</text:span></text:p>
      <text:p text:style-name="P29">Spread the old god’s words: Whenever the character deals any amount of damage to a target, it must succeed a Stamina+Willpower check (or defence check for NPCs) versus the character’s corruption. If they fail, they are immobilized for their next turn.</text:p>
      <text:p text:style-name="P10">Voracious weapon: <text:span text:style-name="T103">The character’s weapon gets lethal, <text:s/>piercing or Knock back (Might, only for two-handed weapons). The tag may be changed during preparation phase.</text:span></text:p>
      <text:h text:style-name="P195" text:outline-level="4">Preparations</text:h>
      <text:p text:style-name="P10">Eldritch communion. <text:span text:style-name="T103">Resources: 2 ritual resources. Up to Corruption characters may benefit from this preparation. Each participating character gets a number of action dices equal to the margin of a Corruption + lore (occult).</text:span></text:p>
      <text:p text:style-name="P10">Tolerance of the mind. <text:span text:style-name="T103">Resources: none. The character suffers one damage that may not be healed until next preparation phase, they gain spiritual resistance (3) until next preparation phase.</text:span></text:p>
      <text:h text:style-name="P176" text:outline-level="3">Physical</text:h>
      <text:p text:style-name="P24">Some character are able to display incredible physical abilities: jumping several meters high, moving faster than anyone else or feat of unimaginable strength. <text:span text:style-name="T40">There seems to be no real origin for such feats, since no amount of training will allow anyone to replicate them.</text:span></text:p>
      <text:p text:style-name="P30">Attributes: Might +1, Stamina or Precision or Speed +1, one other +1</text:p>
      <text:p text:style-name="P217">Skills: Athletics +2, <text:span text:style-name="T170">Agility</text:span> +2, <text:span text:style-name="T164">Camp and cooking</text:span> +2, 4 other +1.</text:p>
      <text:h text:style-name="P195" text:outline-level="4">Actions:</text:h>
      <text:p text:style-name="P32">Break the land: <text:span text:style-name="T95">IC 4. Attack versus a piece of terrain, dealing double damage. Tags: attack, terrain, weapon’s range.</text:span></text:p>
      <text:p text:style-name="P33">Deflect attacks: <text:span text:style-name="T96">IC 5. Trigger: the character is the target of any physical attack. The character defend themselves with Speed+Parry. If successful, the attack hits another target of the character’s choice instead. Tags: defence, reaction.</text:span></text:p>
      <text:p text:style-name="P33"><text:span text:style-name="T96">Drop-kick</text:span>: <text:span text:style-name="T96">IC 4. The character makes an attack, if attacking from above, the character gains inspiration. Tags: attack, weapon’s range.</text:span></text:p>
      <text:p text:style-name="P33"><text:soft-page-break/><text:span text:style-name="T96">H</text:span>it and run: <text:span text:style-name="T97">IC 5. T</text:span>he character <text:span text:style-name="T96">makes an attack and then moves Movement meters. Tags: attack, weapon’s range, movement.</text:span></text:p>
      <text:p text:style-name="P32"><text:span text:style-name="T96">J</text:span>ump to heavens: <text:span text:style-name="T96">IC 3.</text:span> <text:span text:style-name="T96">The character jumps Movement in any direction, ignoring terrain height and difficult terrain along the way. Tags: movement, quick.</text:span></text:p>
      <text:p text:style-name="P10">No more here: <text:span text:style-name="T95">IC 5. Trigger: an enemy acts within 6 meters. The character moves Movement meters. Tags: reaction, movement.</text:span></text:p>
      <text:p text:style-name="P32">Projectile parry: <text:span text:style-name="T95">IC6. Trigger: the character is the target of a physical ranged attack. The character may defend themselves with a Speed+Parry check with a +2 bonus. In case of success, the triggering creature suffers the same attack.</text:span></text:p>
      <text:p text:style-name="P32">Ride the beast: <text:span text:style-name="T96">IC 3.</text:span> <text:span text:style-name="T96">The character makes a Precision+Athletics check versus target’s size. If successful, the character rides the target. Tags: Movement, riding.</text:span></text:p>
      <text:p text:style-name="P32">Run along: <text:span text:style-name="T95">IC 4. The character moves 2xMovement meters, and any ally within arm’s reach may freely follow, ending also in arm’s range. Tags: movement.</text:span></text:p>
      <text:p text:style-name="P32">Shatter: <text:span text:style-name="T96">IC 5. This attack targets a piece of terrain in arm’s range and follows usual attack rules. Any creature in a 3-meters cone from this piece of terrain suffers terrain size physical damages. Tags: attack, terrain, zone (3-meters cone).</text:span></text:p>
      <text:p text:style-name="P32">Titanic blow: <text:span text:style-name="T96">IC 11. This attack double the weapon’s damages. Tags: charging, interrupting, weapon’s range, attack.</text:span></text:p>
      <text:p text:style-name="P32">Toss away: <text:span text:style-name="T95">IC 5. The character makes a Might+Athletics check versus the target’s size. In case of success, the target is moved Margin meters in any direction. Tags: movement.</text:span></text:p>
      <text:p text:style-name="P32">Unrelenting charge: <text:span text:style-name="T96">IC 6. The character moves 2x Movement during this action. Tags: Shoving, movement, charging.</text:span></text:p>
      <text:p text:style-name="P10">Use the enemy's force: <text:span text:style-name="T96">IC 5. trigger: the character is attacked by a creature in arm’s range. The character may defend themselves with Speed+Parry. If successful, the attacker is prone.</text:span></text:p>
      <text:h text:style-name="P198" text:outline-level="4">Passives</text:h>
      <text:p text:style-name="P31">Defensive mobility: <text:span text:style-name="T45">T</text:span>he characters <text:span text:style-name="T45">may</text:span> move [margin of the check]m <text:span text:style-name="T45">each time they make</text:span> a reaction.</text:p>
      <text:p text:style-name="P31"><text:span text:style-name="T98">G</text:span>ain the <text:span text:style-name="T98">upper hand</text:span>: <text:span text:style-name="T98">when the character wins the opposed check for a defence, the attacker gains a mark token. When you attack a target with mark tokens, you gain +1 dice to hit per token.</text:span></text:p>
      <text:p text:style-name="P31">Swift: <text:span text:style-name="T98">when undertaking an action with the Movement tag, the character may always move one more meter.</text:span></text:p>
      <text:p text:style-name="P34">Terrain breaker: the character adds 3 damages to any attack versus terrain pieces.</text:p>
      <text:p text:style-name="P10"><text:span text:style-name="T98">T</text:span>itanic <text:span text:style-name="T136">strikes</text:span>: <text:span text:style-name="T98">The character has a +2 bonus dices to hit with great weapons.</text:span></text:p>
      <text:h text:style-name="P195" text:outline-level="4">Preparations:</text:h>
      <text:p text:style-name="P35">Meditative focus: 1 ritual resource. The character selects fire, earth or water to focus on. Until next preparation phase, the character inflicts 1 more damage <text:span text:style-name="T100">using</text:span> actions with the selected tag.</text:p>
      <text:p text:style-name="P10"><text:soft-page-break/><text:span text:style-name="T99">T</text:span>raining <text:span text:style-name="T99">and sparring</text:span>: <text:span text:style-name="T99">1 gear resource per participating character. Each participating character makes a check with a weapon, and gains [margin] Action dices to use with this weapon until next preparation phase.</text:span></text:p>
      <text:h text:style-name="P170" text:outline-level="2">Specialisation</text:h>
      <text:p text:style-name="P30">Each character has a specialisation, which corresponds to their role during the game. More specialisations will be added later.</text:p>
      <text:p text:style-name="P30">Each one brings attributes, skills, one action, as well as one passive option.</text:p>
      <text:h text:style-name="P176" text:outline-level="3">Knight</text:h>
      <text:p text:style-name="P30">Knights are bulwarks, protectors, and inspiration for others. Many are found amongst the defender of Havens, leading hunts against the Beasts, and have a major role in their communities. Some have fallen to madness or corruption, and represent a grave threat to the safety of Havens.</text:p>
      <text:p text:style-name="P30">Attributes: Might +1, Stamina or Speed +1, one other +1</text:p>
      <text:p text:style-name="P217">Skills: +3 weapon (choice), +2 parry or dodge, +1 willpower, +1 intimidation, +2 athletics, +2 <text:span text:style-name="T170">Agility</text:span>, +3 lore (choice), +1 negotiation, 5 other +1.</text:p>
      <text:h text:style-name="P195" text:outline-level="4">Actions</text:h>
      <text:p text:style-name="P36"><text:span text:style-name="T40">Raise the banner high: IC: 2. </text:span>Effects: The character may raise up a symbol of their authority or pride, to bring more courage to their allies. Targeted characters will reduce the IC of their next action by <text:span text:style-name="T46">the margin of an Empathy+Willpower or Might + Willpower check (made by the knight), versus a difficulty of 3. Tags: Targets (5), short range, order. This character is not affected by this action.</text:span></text:p>
      <text:p text:style-name="P36"><text:span text:style-name="T54">Rally the troops: IC 4. Effects: An ally character within line of sight may immediately use one of their movement action for no IC cost, as if it was their turn.</text:span> <text:span text:style-name="T54">Tags: order, long range.</text:span></text:p>
      <text:p text:style-name="P36"><text:span text:style-name="T54">D</text:span>ual attack: <text:span text:style-name="T54">IC 7. Effects: You make a normal melee attack, and an ally character of your choosing that is adjacent to the same target may immediately do the same for no IC cost.</text:span></text:p>
      <text:p text:style-name="P36"><text:span text:style-name="T54">Breaking the ranks: IC 6. You move Movement meters, and Knock back (2) everything in the path. If a target is not Knock backd away, your movement stops. Tags: Movement, Knock back (2), charging.</text:span> </text:p>
      <text:p text:style-name="P36"><text:span text:style-name="T54">Break their body and will</text:span>: <text:span text:style-name="T54">IC 8. Effects: you make a normal attack, dealing additional damage equal to your Might. Tags: attack, interrupting, weapon range.</text:span></text:p>
      <text:p text:style-name="P37">Reaping the ranks: IC 6. Effects: You make a normal attack against every target. Damage is halved for each target. Tags: attack, weapon range, cone(frontal arc).</text:p>
      <text:p text:style-name="P36"><text:span text:style-name="T56">Pushing back the tides</text:span>: <text:span text:style-name="T55">IC 5. You violently bash the enemy. You make a Might+Stamina check, versus the enemy defence, dealing 1 damage to the target if successfull. If you use a shield for this, you get +2 to the check pool. Tags: interrupting, <text:s/>Knock back (Might), attack, arm’s range.</text:span></text:p>
      <text:p text:style-name="P36"><text:span text:style-name="T56">Suffer for the cause: IC5. Trigger: an ally within Movement meters is the target of an attack. You move Movement meters immediately</text:span> <text:span text:style-name="T56">and replace your ally as the target of the triggering attack. Tags: reaction, movement.</text:span></text:p>
      <text:h text:style-name="P195" text:outline-level="4"><text:soft-page-break/>Passive<text:span text:style-name="T56">s</text:span></text:h>
      <text:p text:style-name="P38">Lead by example: <text:span text:style-name="T46">each time the character hits an enemy, one allied character gains an inspiration token(cumulative up to their Empathy). Each inspiration token adds +1 to their physical attack checks.</text:span></text:p>
      <text:p text:style-name="P38"><text:span text:style-name="T57">T</text:span>actical acumen: <text:span text:style-name="T57">if you or an ally attack a target while being on each side of it, you get +2 to the attack checks.</text:span></text:p>
      <text:p text:style-name="P38"><text:span text:style-name="T57">F</text:span>ollow along: <text:span text:style-name="T57">whenever you make a movement action, if an ally is adjacent, they may make the same movement action for free.</text:span></text:p>
      <text:p text:style-name="P38"><text:span text:style-name="T58">Dragon slayer</text:span>: <text:span text:style-name="T57">when an attack from this character hits a target, the target gains a mark token. In addition, when this character attacks a target with mark tokens, you suffer no penalty to target a weak spot.</text:span></text:p>
      <text:p text:style-name="P38"><text:span text:style-name="T58">A</text:span>rmor mobility: <text:span text:style-name="T58">you </text:span>ignore 1 bulk <text:span text:style-name="T58">from the total of your equipment.</text:span></text:p>
      <text:p text:style-name="P38"><text:span text:style-name="T58">S</text:span>hield mastery: <text:span text:style-name="T58">Actions made with a shield are made with a +2 bonus to check pools.</text:span></text:p>
      <text:h text:style-name="P195" text:outline-level="4">Preparations</text:h>
      <text:p text:style-name="P10">Military advice - <text:s/><text:span text:style-name="T58">Resources: none.</text:span> <text:span text:style-name="T58">This preparation requires an Empathy + Negotiation check. Each success gives the target an action dice. You may not realize this preparation more than once between each fight.</text:span></text:p>
      <text:p text:style-name="P10">Armor advice – <text:span text:style-name="T58">Resources: maintenance resources. An ally may reduce the bulk of their equipment by 1 until the next stop at a haven.</text:span></text:p>
      <text:h text:style-name="P176" text:outline-level="3">Slayer</text:h>
      <text:p text:style-name="P39">Beasts and threats must be dealt with, and slayers are there to provide the killing blow. Each has their own style to to the killing, <text:span text:style-name="T41">be it a flurry of strikes by daggers, or brutal two-handed weapon swings.</text:span></text:p>
      <text:p text:style-name="P40">Attributes: Speed +1, Precision +1, one other +1</text:p>
      <text:p text:style-name="P40">Skills: +3 weapon (choice), +2 athletics, +3 dodge, +2 tracking or stealth, +2 intimidation, +1 craft (choice), +2 survival, 5 other +1.</text:p>
      <text:h text:style-name="P195" text:outline-level="4">Actions</text:h>
      <text:p text:style-name="P41">Climbing dodge: <text:span text:style-name="T86">IC 2. Effects: The character may use a Speed+dodge check to defend themselves against an incoming physical attack. If the checks succeeds, the character may ride the attacker, if it is a valid target. Tags: self, defence, reaction, movement</text:span></text:p>
      <text:p text:style-name="P42">Counter-strike: <text:span text:style-name="T86">IC 4. Effects: The character may use a Speed+Parry check to defend themselves against a physical attack. If the check is successful, the character may immediately make a standard strike against the attacker. Tags: self, defence, reaction, attack, chain</text:span></text:p>
      <text:p text:style-name="P42">Critical strike: IC 6. Effects: the character may attack an identified weak point of an enemy. <text:span text:style-name="T85">This is a physical attack.</text:span> Tags: attack, weapon-range, charging, <text:span text:style-name="T85">lethal, piercing.</text:span></text:p>
      <text:p text:style-name="P42">Death by a thousand cuts: <text:span text:style-name="T86">IC 7. Effects: the character deals immediately two standard strikes with a -2 to the attack check. Tags: attack, weapon range, chain.</text:span></text:p>
      <text:p text:style-name="P42"><text:soft-page-break/>Dirty trick: <text:span text:style-name="T86">IC 4. Effects: if the character succeeds on a Speed + Athletics check with a difficulty of Target’s size, the target may be forced to reroll one successful check before the end of their next turn.</text:span></text:p>
      <text:p text:style-name="P42">Fast climb: <text:span text:style-name="T86">IC 4. The character moves up to Movement meters, ignoring vertical obstacles. Tags: self, movement.</text:span></text:p>
      <text:p text:style-name="P42">Hit and run: <text:span text:style-name="T86">IC 5. Effect: the character makes a standard strike, then immediately moves Movement meters away from the target in a straight line. Tags: attack, movement, weapon’s range.</text:span></text:p>
      <text:p text:style-name="P42">Identify the weaknesses: <text:span text:style-name="T86">IC 2. the character may make an identification check on a target, even if a check has already be attempted during the fight. Tags: self, identification, quick.</text:span></text:p>
      <text:p text:style-name="P40">Move around: <text:span text:style-name="T86">IC 4. Effect: the character makes an attack check, but does not inflict damages. Instead, the target is moved [damage value – target size] meters, in the direction of the slayer’s choosing. Tags: arm’s range, attack, chain.</text:span></text:p>
      <text:h text:style-name="P195" text:outline-level="4">Passives</text:h>
      <text:p text:style-name="P42">Chained attacks: <text:s/>Each time the character attacks an opponent <text:span text:style-name="T86">with a chain action</text:span>, it <text:span text:style-name="T52">adds a ‘mark’ token to this enemy</text:span>. <text:span text:style-name="T85">When this character attacks a target with mark tokens, e</text:span>ach <text:span text:style-name="T85">mark</text:span> token adds +1 damage for subsequent attacks by this characte<text:span text:style-name="T52">r. This bonus damage is limited to Precision.</text:span></text:p>
      <text:p text:style-name="P42">Defensive mobility: <text:span text:style-name="T87">each time the character takes a reaction, success or failure, they may move 3 meters in any direction.</text:span></text:p>
      <text:p text:style-name="P42">Restrict: <text:span text:style-name="T87">each time the character makes a successful attack the target may not take a movement action on their next turn, except by first succeeding a Defence check (NPC) or Stamina+Athletics (PC), with a difficulty 3.</text:span></text:p>
      <text:p text:style-name="P40">Slit the throat: <text:span text:style-name="T87">if the character attacks from above or by surprise, its attacks gains the lethal tag.</text:span></text:p>
      <text:h text:style-name="P199" text:outline-level="4">Preparations</text:h>
      <text:p text:style-name="P42">Hunt down the prey – <text:span text:style-name="T88">Resources: something that belonged to the prey. The character makes a <text:s/>Wilderness + Tracking check with a difficulty of 3. If successful, the group may reroll any failed tracking check until the next preparation phase.</text:span></text:p>
      <text:p text:style-name="P40">Weak points knowledge – <text:span text:style-name="T88">Resources: none. The character makes a Wilderness+Observation check, the number of successes is added to the pool of any identification check until the next preparation phase.</text:span></text:p>
      <text:h text:style-name="P176" text:outline-level="3">Witch</text:h>
      <text:p text:style-name="P40">Dark things are lurking, both beyond the veil and into the dark corners of the world. Witches tend to like the sound of their voices, and listen to what they have to say: occult secrets, <text:span text:style-name="T42">spirit of nature’s names. Many will eventually get corrupted by this knowledge, but this will not stop new witches to appear.</text:span></text:p>
      <text:p text:style-name="P43">Attributes: Power +1, Corruption or Wilderness +1, one other +1</text:p>
      <text:p text:style-name="P43">Skills: +3 affinity (<text:span text:style-name="T68">nature or Beyond</text:span>), +3 spells (<text:span text:style-name="T68">Beyond or nature</text:span>), +2 logic, +2 rituals (choice), +2 willpower, +1 dodge, +1<text:span text:style-name="T69">2 spells (Beyond or nature)</text:span>, five other +1.</text:p>
      <text:h text:style-name="P195" text:outline-level="4"><text:soft-page-break/>Action<text:span text:style-name="T67">s</text:span></text:h>
      <text:p text:style-name="P45">Blood sacrifice: IC 3. Effects: The character or an adjacent and willing character loses 1HP without any way to stop it. The next action with the Spell tag the witch takes gets +3 on a check. Tags: Blood, magic.</text:p>
      <text:p text:style-name="P46">Blink: IC 4. Trigger: the character is the target of a physical attack. The character may defend themselves against the triggering attack with a Speed+Spells(beyond). In case of success, the character may move Margin meters, ignoring all terrain rules. Tags: defence, reaction, teleportation, magic, spell, focus (beyond), self.</text:p>
      <text:p text:style-name="P45">Conjuring from beyond: IC 9. A creature from beyond (cf bestiary) is conjured if the character succeeds a check with a difficulty 3. It follows NPC rules, but is controlled by the player. Tags: magic, spell, focus(beyond), short range.</text:p>
      <text:p text:style-name="P45">Demonic seal: <text:span text:style-name="T69">IC 6. Create a [Power] meters circle on the ground and make the spell check. Creatures that want to cross this barrier must win an opposed check against the initial one, using their Defence attribute (for NPCs) or Stamina+Willpower (for PCs). Tags: magic, spell, focus (Beyond), self, seal.</text:span></text:p>
      <text:p text:style-name="P45">Evil Eye: IC 6. <text:s/>This a spiritual attack dealing no damage. The target suffers -2 on any check until the succeed one. Tags: attack, magic, spell, focus (Beyond or Nature), long range.</text:p>
      <text:p text:style-name="P45">Extend the shadows: <text:span text:style-name="T70">IC 5. Effects: the witch or an allied character is now hidden: they may not be targeted by creatures or characters standing further than short range, for a number of their turns equal to the margin of the check. Tags: spell, focus (Nature or Beyond), magic.</text:span></text:p>
      <text:p text:style-name="P48">Mend the body: <text:span text:style-name="T71">IC 6. Effects: a target allied character may clear all tokens they have, and move [margin] meters. Tags: spell, focus (Nature), arm’s length.</text:span></text:p>
      <text:p text:style-name="P47">Nature’s seal: <text:span text:style-name="T72">IC 6. Creates [Power] meters circle on the ground and make the spell check. Each time a corrupted character or creature starts their turn in the zone, they suffer a free attack from this spell. Tags: magic, spell, focus (Nature), self, seal.</text:span></text:p>
      <text:p text:style-name="P44">Shackles: <text:span text:style-name="T46">IC 5. Effects: If the target is successfully hit by this magic spiritual attack, it suffers 1 damage that cannot be resisted or augmented in any ways. Tags: spiritual, magic, attack, curse, charging, interrupting, short range.</text:span></text:p>
      <text:p text:style-name="P49">Stakes: <text:span text:style-name="T73">IC 5. Effects: this is a spiritual attack if you use a focus(Beyond), a physical attack if you use a focus (Nature). Tags: attack, spell, magic, focus (Beyond or Nature), short range, curse.</text:span></text:p>
      <text:p text:style-name="P45">Time breaks empires: <text:span text:style-name="T73">IC 4. Effects: it is a spiritual attack. In case of success, the next action the character makes suffers a -2 penalty. Tags: attack, spell, magic, curse, focus (nature), short range.</text:span></text:p>
      <text:p text:style-name="P45">Weave the vines: <text:span text:style-name="T73">IC 6. Effects: physical attack, and there is a 1-meter circular zone of difficult terrain where the character stands. The witch and their allies are immune to this terrain. Tags: attack, spell, focus(Nature), short range, magic.</text:span></text:p>
      <text:h text:style-name="P195" text:outline-level="4">Passives</text:h>
      <text:p text:style-name="P44">Curses within curses: <text:span text:style-name="T46">If a curse from this character is resisted, it may be redirected to another hostile target within range instead.</text:span></text:p>
      <text:p text:style-name="P45"><text:soft-page-break/>Deal with the devil: <text:span text:style-name="T74">the witch may redirect damages dealt by a pushed check to an allied character with arm’s reach.</text:span></text:p>
      <text:p text:style-name="P45">Demonic vigor: <text:span text:style-name="T74">when the witch casts a spell, they may heal an HP or clear all tokens on them.</text:span></text:p>
      <text:p text:style-name="P45">Plant growth: <text:span text:style-name="T74">Any time you cast a spell using a focus(nature), create a 1 meter square of difficult terrain within [power] meters of your character.</text:span></text:p>
      <text:p text:style-name="P45">Vessel: <text:span text:style-name="T74">You gain a familiar (cf bestiary), that may be used instead of your character as the origin of any spell. It follows NPC rules, but is controlled by the player.</text:span></text:p>
      <text:p text:style-name="P45">Warding spells: <text:span text:style-name="T74">You may cast non-seal spells as seals: the spell costs +3 IC, but may be cast on creatures that enter a [Power] meters circle.</text:span></text:p>
      <text:h text:style-name="P195" text:outline-level="4">Preparations</text:h>
      <text:p text:style-name="P50">Cast the shadows<text:span text:style-name="T75"> – Resources: 2 Magic resources. The witch calls shadows to protect the group during their journeys, obscuring them from enemy eyes. The first time the group should be attacked by errand creatures, the witch may roll Power+Ritual (Nature or Beyond) against the maximum size of enemy group to allow the group to escape the threat without combat.</text:span></text:p>
      <text:p text:style-name="P51">Weaving the fate – Resources: 1 magic resource. The witch tries to determine what will happen next, and makes a Power+Ritual (Nature or Beyond) check versus a difficulty of 4. If the check is a success, the GM tells the player information about what is to come: the main type of creature the group is going to face soon, or an artifact that may come in their way, for example. This may not be attempted more than once per day.</text:p>
      <text:h text:style-name="P176" text:outline-level="3">Zealot</text:h>
      <text:p text:style-name="P43">The horrors of the Cataclysm have brought many people over the edge of sanity, and a myriad of different cults have appeared since, many professing salvation through pain, self-punishment, and various other ‘penitence’. <text:span text:style-name="T43">They make for hardy companion, if one can stand their self-inflicted torture.</text:span></text:p>
      <text:p text:style-name="P52">Attributes: Stamina +1, Empathy +1, one other +1</text:p>
      <text:p text:style-name="P218">Skills: +3 weapon (choice), +3 religion (choice), +2 affinity (divine), +2 <text:span text:style-name="T170">Agility</text:span> or dodge, +2 willpower, +1 intimidation, +1 tracking, +1 lore (choice), 5 other +1.</text:p>
      <text:h text:style-name="P200" text:outline-level="4">Actions</text:h>
      <text:p text:style-name="P53">Blessing of pain: <text:span text:style-name="T89">IC 4. Effects: if the target has lost some HP, in this fight, they may clear any number of tokens and move a number of meters equal to the amount of lost HP. <text:s/>Tags: Miracle, arm’s range, focus (divine or pain).</text:span></text:p>
      <text:p text:style-name="P53">Blood whip: <text:span text:style-name="T89">IC 5. Physical attack. Tags: Miracle, short range, focus (divine or pain)</text:span></text:p>
      <text:p text:style-name="P53">Brutal counterstrike: <text:span text:style-name="T89">IC 4. Trigger: an attack targets the zealot. Effect: the zealot use their passive defence against the triggering attack, but may immediately after make a standard strike against the attacker, even if below 0HP at the time. Tags: defence, reaction, attack, weapon range.</text:span></text:p>
      <text:p text:style-name="P54">Carry on the blood rain: <text:span text:style-name="T90">IC 5. Effects: The target gains a number of inspiration tokens equal to the number of HP the zealot has missing. Tags: Miracle, buff, short range.</text:span></text:p>
      <text:p text:style-name="P54"><text:soft-page-break/>Litany of hatred: <text:span text:style-name="T90">IC 6. Effects: The zealot makes an Empathy+religion (choice) check, with a difficulty of 2. If successful, the next successful attack of the target inflicts additional damage equal to the missing HP of the zealot. Tags: Miracle, short range, buff</text:span></text:p>
      <text:p text:style-name="P53">Painful strike: <text:span text:style-name="T90">IC 5. Physical attack. Effects: If the attack hits, the target adds Stamina IC to their next attack. Tags: attack, weapon range.</text:span></text:p>
      <text:p text:style-name="P53">Reckless assault: <text:span text:style-name="T90">IC 4. Effects: The zealot may not take any reaction until the end of their next turn after this attack. Tags: attack, weapon range, lethal.</text:span></text:p>
      <text:p text:style-name="P53">Rivers of blood: <text:span text:style-name="T47">IC 4. Effects: physical attack inflicting [Might/2] damage to targets. Tags: attack, targets (Speed), weapon-range. </text:span></text:p>
      <text:p text:style-name="P53">Self-flagellation: <text:span text:style-name="T90">IC 3. Effects:</text:span> <text:span text:style-name="T90">the zealot inflicts 1 damage that cannot be resisted to themselves, and gains protection (Stamina) until the end of the scene. Tags: buff</text:span></text:p>
      <text:p text:style-name="P53">Suffer the burden of the faithful: <text:span text:style-name="T91">IC 7. Effects: the zealot may give a number of mark tokens equal to their missing HP to the targets. Tags: Frontal arc (max 3 targets), weapon range, attack.</text:span></text:p>
      <text:h text:style-name="P200" text:outline-level="4">Passives</text:h>
      <text:p text:style-name="P53">Blood frenzy: when<text:span text:style-name="T91">ever the zealot inflicts damage to themselves, all allies within arm’s range get an inspiration tokens (Max zealot’s empathy). Allies with inspiration tokens inflict +1 dmg per inspiration token.</text:span></text:p>
      <text:p text:style-name="P53">Pain means you live: <text:span text:style-name="T91">when the character is reduced to 0 HP or below, it may attempt a Stamina+ Religion (choice) check, with a difficulty equal to the number of time you have used this passive since the last preparation phase. If successful, the character gets back to 1HP, else, the character dies using the usual rules.</text:span></text:p>
      <text:p text:style-name="P55">Resilience of the blessed: <text:span text:style-name="T91">Whenever the zealot inflicts damage to themselves, they may attempt an Empathy+Religion check, with a difficulty equal to the remaining HP of the zealot. If successful, the character may heal the inflicted damage, after suffering it.</text:span></text:p>
      <text:p text:style-name="P55">Stakes of the faithful: <text:s/><text:span text:style-name="T91">Whenever the zealot inflicts damage to themselves, their next successful attack inflicts 2 dmg to a target adjacent to the first one.</text:span></text:p>
      <text:p text:style-name="P53">Suffering leads to clarity: <text:span text:style-name="T52">If the character has lost more than half their HP, they add 2 to any damage they inflict with physical or spiritual attacks.</text:span></text:p>
      <text:h text:style-name="P195" text:outline-level="4">Preparations</text:h>
      <text:p text:style-name="P10">Sanctified scarring – <text:span text:style-name="T91">Resources: 1 ritual resource. One character may get a +2 on attack checks made against one category of enemies until the next preparation phase.</text:span></text:p>
      <text:p text:style-name="P10">Litany of the sanctified: <text:span text:style-name="T91">Resources: 1 ritual resource per 2 affected characters. The zealot makes an Empathy+Religion(Choice) check, with a difficulty of 2. If successful, every involved character gains Protection (2) until the next preparation phase.</text:span></text:p>
      <text:h text:style-name="P174" text:outline-level="2"><text:soft-page-break/>Ability choice and character progression</text:h>
      <text:p text:style-name="P132">Each time the characters kill a boss whose type they have not previously encountered, <text:span text:style-name="T157">or when they finish one of their story elements,</text:span> they gain a Spark Point (SP). Characters also begin with 3 SP <text:span text:style-name="T157">each</text:span> to spend.</text:p>
      <text:p text:style-name="P132">Each SP may be spent either to craft an artefact c(f crafting rules), or to gain a new action, passive or preparation in either their specialisation tree or their manifestation tree. To unlock an ability, they have to have at least one of the previous ability in the tree: a witch need to have nature’s seal to unlock plant growth. The first column of abilities are always accessible to the character.</text:p>
      <text:p text:style-name="P132">At character creation, the player must spend all SPs on abilities, and at least one in their manifestation tree, and another in their specialisation tree.</text:p>
      <text:h text:style-name="P168" text:outline-level="1">Rules</text:h>
      <text:h text:style-name="P170" text:outline-level="2">Checks</text:h>
      <text:h text:style-name="P176" text:outline-level="3">Basic checks</text:h>
      <text:p text:style-name="P56">Checks are defined by their pool and threshold.</text:p>
      <text:p text:style-name="P57">Checks are made by rolling a number of d10 equals to the pool. <text:s/><text:span text:style-name="T64">If an effect gives you bonus or a penalty to a check, it is generally applied to the number of dices in the pool.</text:span></text:p>
      <text:p text:style-name="P57">Any result with 8+ is a success, and 10s are explosives: you may roll an additional dice for each one and keep any success generated that way. <text:span text:style-name="T3">You may continue to reroll any die that keep exploding.</text:span></text:p>
      <text:p text:style-name="P57">The margin of a test is the difference between the threshold and the number of success: if there is not enough successes, it will be a failure margin, otherwise it is the success margin. If the number of success is equal to the threshold, the check is a success, but at a cost. In many cases, the rules <text:span text:style-name="T28">should</text:span> be clear about what the cost is supposed to be, but players can always offer another idea if they feel it can bring something to their story.</text:p>
      <text:h text:style-name="P176" text:outline-level="3">Oppos<text:span text:style-name="T11">ed</text:span> checks</text:h>
      <text:p text:style-name="P56">Oppos<text:span text:style-name="T11">ed</text:span> checks are made by having two players (or a player and the GM) roll each a check, and comparing the result with one another, as if the number of success of the opposing side was the threshold.</text:p>
      <text:p text:style-name="P58">In case of a draw, the G<text:span text:style-name="T11">M</text:span> has the final say in what happens, the general guideline being both side <text:span text:style-name="T11">should get something, for instance, half the damage on an attack.</text:span></text:p>
      <text:h text:style-name="P176" text:outline-level="3">Pushing a <text:span text:style-name="T1">check</text:span></text:h>
      <text:p text:style-name="P59">A player (not the GM) can decide to push any check, increasing the potential result, but taking <text:span text:style-name="T2">more </text:span>risks as well.</text:p>
      <text:p text:style-name="P60">In that case, successes are obtained on 6+, but <text:span text:style-name="T8">the character suffers a number of damages equal to the number of 1s. These damages may never be reduced by any mean or rule.</text:span></text:p>
      <text:p text:style-name="P61">The choice to push a check must be done before rolling, or implies to fully reroll the check, and accept the second result, even if it is worse than the first.</text:p>
      <text:h text:style-name="P176" text:outline-level="3">Teamwork</text:h>
      <text:p text:style-name="P62">If one or several characters are attempting to help another succeed, they may use the teamwork rule: each <text:span text:style-name="T65">supporting </text:span>character makes a check, and each success is added to the main check’s pool of dices.</text:p>
      <text:h text:style-name="P176" text:outline-level="3">Action dices</text:h>
      <text:p text:style-name="P63">Some preparations or actions may give a character action dices. These can be used as bonus successes on a check, <text:span text:style-name="T59">after</text:span><text:span text:style-name="T61"> the initial dices are rolled, to change the result or get a better margin.</text:span></text:p>
      <text:p text:style-name="P64">A character may never stack more than 5 action dices in its reserve.</text:p>
      <text:p text:style-name="P64"><text:soft-page-break/></text:p>
      <text:h text:style-name="P176" text:outline-level="3">Size</text:h>
      <text:p text:style-name="P65">Characters, creatures and items have a size attribute, that intervene in many rules. Player characters have a base size of 2, and most creature have a size roughly equal to their height, in meters.</text:p>
      <text:h text:style-name="P170" text:outline-level="2">Attributes</text:h>
      <text:h text:style-name="P176" text:outline-level="3">Corruption</text:h>
      <text:p text:style-name="P66">The way in which the corruption has grown into the character. It may not control their actions, but it will certainly influence them over time.</text:p>
      <text:p text:style-name="P66">It is used to better understand this corruption, and harness its powers to use weird and damning abilities.</text:p>
      <text:h text:style-name="P176" text:outline-level="3">Empathy</text:h>
      <text:p text:style-name="P67">The way a character can interact with ease with others, and understand their motives and feelings.<text:line-break/>Its most common use is to negotiate <text:span text:style-name="T4">with</text:span> others, but also to practice medicine.</text:p>
      <text:h text:style-name="P176" text:outline-level="3">Might</text:h>
      <text:p text:style-name="P68">The physical strength, that is very useful to repel the creatures, but also other humans.</text:p>
      <text:p text:style-name="P68">Its has fairly limited use out of combat, but <text:span text:style-name="T5">is the attribute that mostly corresponds to damages, and the use of overly large weapons.</text:span></text:p>
      <text:h text:style-name="P176" text:outline-level="3">Power</text:h>
      <text:p text:style-name="P69">Power measures how much magic the character can master by their will.</text:p>
      <text:p text:style-name="P69">It is used as a magic or spiritual equivalent to Might.</text:p>
      <text:h text:style-name="P176" text:outline-level="3">Precision</text:h>
      <text:p text:style-name="P70">The ability to coordinate delicate movements, and-eye coordination, but also some degree of situational awareness.</text:p>
      <text:p text:style-name="P70">It is used for shooting ranged weapons, but also for most crafting skills.</text:p>
      <text:h text:style-name="P176" text:outline-level="3">Speed</text:h>
      <text:p text:style-name="P71">The speed corresponds both to the ability to run fast, but also to make sudden moves.</text:p>
      <text:p text:style-name="P71">As Might, its main use is in combat, mostly for “light” characters that may want to be out of the way of creatures.</text:p>
      <text:h text:style-name="P176" text:outline-level="3">Stamina</text:h>
      <text:p text:style-name="P71">Some try to dodge problems, a character with high stamina will probably just withstand them, or at least have more margin than its more fragile counterparts.</text:p>
      <text:p text:style-name="P71"><text:soft-page-break/>It is used to withstand hits and attacks, both physical or magical, but also in the most physical crafts, such as metalwork.</text:p>
      <text:h text:style-name="P176" text:outline-level="3">Wilderness</text:h>
      <text:p text:style-name="P71">Knowing the wilderness and the beasts ruling them is the first step leading to their defeat, or perhaps you feel more connection to them than to fellow humans.</text:p>
      <text:p text:style-name="P71">It allows to track and learn about beasts with more efficiency, as well as using <text:span text:style-name="T6">primal</text:span> spells.</text:p>
      <text:h text:style-name="P170" text:outline-level="2">Secondary scores</text:h>
      <text:p text:style-name="P72">Hit Points: <text:span text:style-name="T131">(Stamina + Might)x2</text:span></text:p>
      <text:p text:style-name="P72">Passive defence: <text:span text:style-name="T131">(Speed + Precision)/2, rounded up</text:span></text:p>
      <text:p text:style-name="P212"><text:span text:style-name="T170">Stability</text:span>: Stamina x2</text:p>
      <text:h text:style-name="P170" text:outline-level="2">Skills</text:h>
      <text:h text:style-name="P177" text:outline-level="3">Affinity: Element/divine/Nature/Beyond</text:h>
      <text:p text:style-name="P73">Allows to detect and understand magic linked to one tradition. May even be used to track some very visible manifestations of power, that may act as beacons.</text:p>
      <text:h text:style-name="P193" text:outline-level="3">Agility</text:h>
      <text:p text:style-name="P214">The ability to stay on your feet. It may be used to stand your ground against a creature's charge, or to move along a slippery place without falling.</text:p>
      <text:h text:style-name="P176" text:outline-level="3">Athletics</text:h>
      <text:p text:style-name="P73">The various ways to cross obstacles : swimming, climbing, jumping, or riding a creature. It can also be used to sprint.</text:p>
      <text:h text:style-name="P176" text:outline-level="3">Camp and cooking</text:h>
      <text:p text:style-name="P73">Used to <text:span text:style-name="T79">get the camp running well when resting in the wilderness, as well as feeding it properly.</text:span></text:p>
      <text:h text:style-name="P176" text:outline-level="3">Craft: metals, skins, bones and woods, herbs&amp;potions</text:h>
      <text:p text:style-name="P73">May be used to craft rare and special items, but also to gather some resources in the wilderness.</text:p>
      <text:h text:style-name="P176" text:outline-level="3">Deception</text:h>
      <text:p text:style-name="P73">Used to lie to another character. An obvious lie will not work well.</text:p>
      <text:h text:style-name="P176" text:outline-level="3">Dodge</text:h>
      <text:p text:style-name="P73">Used to try not to be in the path of danger, be it a blade or a falling rock.</text:p>
      <text:h text:style-name="P176" text:outline-level="3">Intimidation</text:h>
      <text:p text:style-name="P73">Used to coerce characters into doing what you want. It is never appreciated by the receiving end.</text:p>
      <text:h text:style-name="P176" text:outline-level="3"><text:soft-page-break/>Logic</text:h>
      <text:p text:style-name="P73">Used to find the link between evidence and solve riddles. May also be used to understand ancient pieces of knowledge.</text:p>
      <text:h text:style-name="P176" text:outline-level="3">Lore: wilderness, corruption,….</text:h>
      <text:p text:style-name="P73">The skill to know something. Each success on a check corresponds to a question you may ask the DM about a subject. Answers can only be known by your character, so the secrets of the world will stay secret.</text:p>
      <text:h text:style-name="P176" text:outline-level="3">Miracles: church of Icons or Purple Cult or Bell Pilgrims</text:h>
      <text:p text:style-name="P73">May be used to cast miracles linked to one of the religion, be it the new church or the old way.</text:p>
      <text:h text:style-name="P176" text:outline-level="3">Music</text:h>
      <text:p text:style-name="P73">Music soothe the mind, and may be used to appease other party members when resting, or entertain the people around you at a party.</text:p>
      <text:h text:style-name="P176" text:outline-level="3">Negotiation</text:h>
      <text:p text:style-name="P73">This skill is used to convince someone either to believe you or to make you a favor. It may also used to bargain, but that may be frown upon by the characters you are talking to.</text:p>
      <text:h text:style-name="P176" text:outline-level="3">Observation</text:h>
      <text:p text:style-name="P73">This skill allows to find specific hidden elements around the character: a creature hunting them, a subtle clue someone is lying to them, or perhaps the keyhole to an ancient safe.</text:p>
      <text:h text:style-name="P176" text:outline-level="3">Parry</text:h>
      <text:p text:style-name="P73">Used to protect oneself from harm by blocking a blow, often with a shield, but sometimes with a weapon.</text:p>
      <text:h text:style-name="P176" text:outline-level="3">Religion: Church of Icons or Purple Cult or Bell Pilgrims</text:h>
      <text:p text:style-name="P73">Knowledge about the dogma of a religion, and about how to conduct ceremonies and rituals of such religion.</text:p>
      <text:h text:style-name="P176" text:outline-level="3">Rituals: corruption, fleshcraft, nature, Beyond</text:h>
      <text:p text:style-name="P73">The knowledge about, and the ability to perform magic rituals for various means.</text:p>
      <text:h text:style-name="P176" text:outline-level="3">Spells: primal or Nature or Beyond</text:h>
      <text:p text:style-name="P73">This skill is used to cast magical spells of a specific tradition. Spells, contrary to rituals, are uite quick to cast and require much less preparations.</text:p>
      <text:h text:style-name="P176" text:outline-level="3">Stealth</text:h>
      <text:p text:style-name="P73">This skill is used when a character wants to stay out of sight, mostly when trying to evade some opponent.</text:p>
      <text:h text:style-name="P176" text:outline-level="3"><text:soft-page-break/>Survival</text:h>
      <text:p text:style-name="P73">The ability to get food and water in the wilderness, as well as some trapmaking and navigation skills.</text:p>
      <text:h text:style-name="P176" text:outline-level="3">Tracking</text:h>
      <text:p text:style-name="P73">This skill may be used to follow the tracks of a creature or a group of enemies. It may lead the character to their target.</text:p>
      <text:h text:style-name="P176" text:outline-level="3">Weapons: light, long, heavy, gunpowder, throw and missile weapons</text:h>
      <text:p text:style-name="P73">Used to hit enemies with specific types of weapons. It may also be used to maintain the equipement or to show off with your skill.</text:p>
      <text:h text:style-name="P176" text:outline-level="3">Willpower</text:h>
      <text:p text:style-name="P73">This skill allows to resist spiritual attacks as well as fear effects.</text:p>
      <text:h text:style-name="P170" text:outline-level="2"><text:span text:style-name="T148">Journey and exploration</text:span> <text:span text:style-name="T9">rules</text:span></text:h>
      <text:h text:style-name="P178" text:outline-level="3">Basic structure</text:h>
      <text:p text:style-name="P118">A journey or an exploration phase is divided in four steps: preparing oneself, finding the path, traveling and resting.</text:p>
      <text:p text:style-name="P118">Preparation is done once before beginning an exploration phase, while other steps may be done several times for longer expeditions: medium ones will have two of each, while long ones will imply three cycles or even more.</text:p>
      <text:p text:style-name="P144"><text:span text:style-name="T112">During the preparation step, every character may undertake 1 preparation or participate in a preparation done by another PC. At this point, the group should designate its guide(s), its sentinel(s), its camp master(s) and </text:span><text:span text:style-name="T118">optionally</text:span><text:span text:style-name="T112">, its forager(s).</text:span><text:span text:style-name="T118"> Each character may only take up one role, if a role is missing, its action are always considered failures.</text:span></text:p>
      <text:p text:style-name="P206">If the group is accompanied by an ally, they may take up one role as if they were a PC.</text:p>
      <text:h text:style-name="P176" text:outline-level="3">Preparations</text:h>
      <text:h text:style-name="Heading_20_4" text:outline-level="4">Crafting</text:h>
      <text:p text:style-name="P149">Resources: depending on the crafted object</text:p>
      <text:p text:style-name="P149">Make a Precision + Craft (depending on the object) check, with a difficulty of 1 for common item, 3 for uncommon, 5 for rare ones. If the check is successful, the item is realised correctly, if not, the item is not crafted, but the player does not loose any resources. <text:span text:style-name="T153">More details on crafting rules in the inventory section.</text:span></text:p>
      <text:h text:style-name="Heading_20_4" text:outline-level="4">Music</text:h>
      <text:p text:style-name="P10">Resources: none</text:p>
      <text:p text:style-name="Text_20_body"><text:soft-page-break/><text:span text:style-name="T112">Make an Empathy+Music check. Any character </text:span><text:span text:style-name="T119">of the group</text:span><text:span text:style-name="T112"> for which the check is above their current Corruption tag may reduce its value by one.</text:span></text:p>
      <text:h text:style-name="Heading_20_4" text:outline-level="4">Service</text:h>
      <text:p text:style-name="P10">Resources: 2 ritual resource per character benefiting from it</text:p>
      <text:p text:style-name="P10">Benefiting characters may reduce their corruption tag by 1, and may ignore the next time they should receive corruption.</text:p>
      <text:h text:style-name="Heading_20_3" text:outline-level="3">The path</text:h>
      <text:p text:style-name="P145">Each exploration cycle, the guide has to find the correct way toward the group’s destination. Should they fail, the journey may take longer to accomplish, and the group will be in a bad shape before getting to destination. <text:span text:style-name="T149">Finding the correct way will depend on the objective, and how difficult it is to find.</text:span></text:p>
      <text:p text:style-name="P146">The pathfinding check may be either Wilderness + Tracking, or Wilderness + lore(wilderness), the first being used to hunt down a specific creature (mobile), and the other to find a specific place (immobile).</text:p>
      <text:p text:style-name="P146">Difficulty depends on the type of terrain that is crossed see the table below. If the check is a success, <text:s/>the party will arrive normally at destination. Otherwise, each character takes 1 point of damage per difficulty level of the terrain, that cannot be resisted with armor.</text:p>
      <table:table table:name="Tableau1" table:style-name="Tableau1">
        <table:table-column table:style-name="Tableau1.A" table:number-columns-repeated="3"/>
        <table:table-row>
          <table:table-cell table:style-name="Tableau1.A1" office:value-type="string">
            <text:p text:style-name="P159">Terrain</text:p>
          </table:table-cell>
          <table:table-cell table:style-name="Tableau1.A1" office:value-type="string">
            <text:p text:style-name="P159">Difficulty</text:p>
          </table:table-cell>
          <table:table-cell table:style-name="Tableau1.C1" office:value-type="string">
            <text:p text:style-name="P159">Normal speed</text:p>
          </table:table-cell>
        </table:table-row>
        <table:table-row>
          <table:table-cell table:style-name="Tableau1.A2" office:value-type="string">
            <text:p text:style-name="P159">Plains</text:p>
          </table:table-cell>
          <table:table-cell table:style-name="Tableau1.A2" office:value-type="string">
            <text:p text:style-name="P159">1</text:p>
          </table:table-cell>
          <table:table-cell table:style-name="Tableau1.C2" office:value-type="string">
            <text:p text:style-name="P159">30 km/day</text:p>
          </table:table-cell>
        </table:table-row>
        <table:table-row>
          <table:table-cell table:style-name="Tableau1.A2" office:value-type="string">
            <text:p text:style-name="P159">Forests, deserts</text:p>
          </table:table-cell>
          <table:table-cell table:style-name="Tableau1.A2" office:value-type="string">
            <text:p text:style-name="P159">3</text:p>
          </table:table-cell>
          <table:table-cell table:style-name="Tableau1.C2" office:value-type="string">
            <text:p text:style-name="P159">15 km/day</text:p>
          </table:table-cell>
        </table:table-row>
        <table:table-row>
          <table:table-cell table:style-name="Tableau1.A2" office:value-type="string">
            <text:p text:style-name="P159">Mountains</text:p>
          </table:table-cell>
          <table:table-cell table:style-name="Tableau1.A2" office:value-type="string">
            <text:p text:style-name="P159">5</text:p>
          </table:table-cell>
          <table:table-cell table:style-name="Tableau1.C2" office:value-type="string">
            <text:p text:style-name="P159">10 km/day</text:p>
          </table:table-cell>
        </table:table-row>
        <table:table-row>
          <table:table-cell table:style-name="Tableau1.A2" office:value-type="string">
            <text:p text:style-name="P159">Ice sheet, corrupted lands</text:p>
          </table:table-cell>
          <table:table-cell table:style-name="Tableau1.A2" office:value-type="string">
            <text:p text:style-name="P159">6</text:p>
          </table:table-cell>
          <table:table-cell table:style-name="Tableau1.C2" office:value-type="string">
            <text:p text:style-name="P159">20 km/day</text:p>
          </table:table-cell>
        </table:table-row>
      </table:table>
      <text:p text:style-name="P146"/>
      <text:p text:style-name="P145">If several characters are working together as guides, they should use the teamwork rules for the check.</text:p>
      <text:h text:style-name="P194" text:outline-level="3">Dangers of the road</text:h>
      <text:p text:style-name="P145">Travelling is way more dangerous than it once was, when legions secured imperial borders and knights hunted the creatures. For this step, the group rely on its sentinel, tasked with finding the dangers of the road, and easing it as much as possible. If they succeed in their task, the group may get there safely, otherwise, their will probably be some fights. <text:span text:style-name="T149">The challenge will be more difficult where the terrain is challenging by itself.</text:span></text:p>
      <text:p text:style-name="P147">Wilderness + Observation is used for the check, with a difficulty depending on the terrain (use the same table as pathfinding). If the check is a success, the characters will not be under attack during the journey, and they may have a friendly or neutral encounter. If the check is a failure, they are under attack, by creatures, humans or environmental dangers.</text:p>
      <text:p text:style-name="P145">If the group has several sentinels, they should use the teamwork rules.</text:p>
      <text:h text:style-name="Heading_20_3" text:outline-level="3"><text:soft-page-break/>Resting</text:h>
      <text:p text:style-name="P145">When the group arrived at destination, they may attempt to rest, gathering strength before (or after) the challenges of the place. The responsibility of this steps lies with the camp master, that makes sure everyone gets food, drinks, and a proper place to sleep. This is of course easier said than done when creatures are prowling around and resources are scarce. <text:span text:style-name="T149">The difficulty </text:span><text:span text:style-name="T164">of the Camp and Cooking check </text:span><text:span text:style-name="T149">will depend on the resources available to the camp masters.</text:span></text:p>
      <text:p text:style-name="P147">The difficulty of the check depends on the type of terrain the group goes through (using the same table as before). If it is a success, party members get back to full HP, and every additional advance may be converted in an Action Dice for one party member. If the check is failed, the party does not get back any HP.</text:p>
      <text:p text:style-name="P145">If the group has several camp masters, they may use the teamwork rules.</text:p>
      <text:h text:style-name="Heading_20_3" text:outline-level="3">Foraging along the way</text:h>
      <text:p text:style-name="P145">A journey is often an opportunity to gather resources that may be used later, which foragers may exploit. They task themselves with getting the materials that may be useful for the group: specific minerals, old tools and weapons, leather, pelts, feathers or bones. <text:span text:style-name="T149">The challenge will depend a lot on the richness of the terrain.</text:span></text:p>
      <text:p text:style-name="P148">Foraging check depends on what the foragers are looking for, as well as the consequences in cae of success or failure.</text:p>
      <table:table table:name="Tableau2" table:style-name="Tableau2">
        <table:table-column table:style-name="Tableau2.A" table:number-columns-repeated="3"/>
        <table:table-column table:style-name="Tableau2.D"/>
        <table:table-row>
          <table:table-cell table:style-name="Tableau2.A1" office:value-type="string">
            <text:p text:style-name="P160">Resources</text:p>
          </table:table-cell>
          <table:table-cell table:style-name="Tableau2.A1" office:value-type="string">
            <text:p text:style-name="P160">Difficulty</text:p>
          </table:table-cell>
          <table:table-cell table:style-name="Tableau2.A1" office:value-type="string">
            <text:p text:style-name="P160">Success</text:p>
          </table:table-cell>
          <table:table-cell table:style-name="Tableau2.D1" office:value-type="string">
            <text:p text:style-name="P160">Failure</text:p>
          </table:table-cell>
        </table:table-row>
        <table:table-row>
          <table:table-cell table:style-name="Tableau2.A2" office:value-type="string">
            <text:p text:style-name="P160">Ores</text:p>
          </table:table-cell>
          <table:table-cell table:style-name="Tableau2.A2" office:value-type="string">
            <text:p text:style-name="P160">As the terrain -1</text:p>
          </table:table-cell>
          <table:table-cell table:style-name="Tableau2.A2" office:value-type="string">
            <text:p text:style-name="P160">D6 resources</text:p>
          </table:table-cell>
          <table:table-cell table:style-name="Tableau2.D2" office:value-type="string">
            <text:p text:style-name="P160">50% chance of an encounter</text:p>
          </table:table-cell>
        </table:table-row>
        <table:table-row>
          <table:table-cell table:style-name="Tableau2.A2" office:value-type="string">
            <text:p text:style-name="P160">Bones, <text:span text:style-name="T152">skins</text:span>, feathers</text:p>
          </table:table-cell>
          <table:table-cell table:style-name="Tableau2.A2" office:value-type="string">
            <text:p text:style-name="P160">As the terrain</text:p>
          </table:table-cell>
          <table:table-cell table:style-name="Tableau2.A2" office:value-type="string">
            <text:p text:style-name="P160">D6 resources</text:p>
          </table:table-cell>
          <table:table-cell table:style-name="Tableau2.D2" office:value-type="string">
            <text:p text:style-name="P160">Foragers loose d6 HP</text:p>
          </table:table-cell>
        </table:table-row>
        <table:table-row>
          <table:table-cell table:style-name="Tableau2.A2" office:value-type="string">
            <text:p text:style-name="P160">Woods, <text:span text:style-name="T151">herbs</text:span></text:p>
          </table:table-cell>
          <table:table-cell table:style-name="Tableau2.A2" office:value-type="string">
            <text:p text:style-name="P160">As the terrain, 1 for forests</text:p>
          </table:table-cell>
          <table:table-cell table:style-name="Tableau2.A2" office:value-type="string">
            <text:p text:style-name="P160">D6 resources</text:p>
          </table:table-cell>
          <table:table-cell table:style-name="Tableau2.D2" office:value-type="string">
            <text:p text:style-name="P160">50% chance of an encounter</text:p>
          </table:table-cell>
        </table:table-row>
        <table:table-row>
          <table:table-cell table:style-name="Tableau2.A2" office:value-type="string">
            <text:p text:style-name="P160">Specific creatures</text:p>
          </table:table-cell>
          <table:table-cell table:style-name="Tableau2.A2" office:value-type="string">
            <text:p text:style-name="P160">As the terrain, -<text:span text:style-name="T150">1</text:span> for boss creatures</text:p>
          </table:table-cell>
          <table:table-cell table:style-name="Tableau2.A2" office:value-type="string">
            <text:p text:style-name="P160">Encounter with the target</text:p>
          </table:table-cell>
          <table:table-cell table:style-name="Tableau2.D2" office:value-type="string">
            <text:p text:style-name="P160">Random encounter for the region</text:p>
          </table:table-cell>
        </table:table-row>
      </table:table>
      <text:p text:style-name="P148"/>
      <text:p text:style-name="P145">If the group has several foragers, they may each attempt a separate check.</text:p>
      <text:h text:style-name="Heading_20_2" text:outline-level="2">Corruption</text:h>
      <text:p text:style-name="P116">Characters may suffer some corruption during the course of their story. When their number of corruption points goes above their <text:span text:style-name="T135">base HP</text:span> value, they are considered corrupted.</text:p>
      <text:p text:style-name="P116">While they are corrupted, they loose 2 max HP that cannot be healed. In addition, all combat encounters have a cumulative 10% chance of being against corrupted creatures.</text:p>
      <text:p text:style-name="P88">Corruption <text:span text:style-name="T135">points </text:span>begin at 0 and moves up with corrupting attacks (and down through some preparations).</text:p>
      <text:h text:style-name="P170" text:outline-level="2"><text:soft-page-break/>Combat <text:span text:style-name="T9">rules</text:span></text:h>
      <text:h text:style-name="P179" text:outline-level="3">Turn structure and initiative tracker</text:h>
      <text:p text:style-name="P74">The initiative tracker is the current value of initiative that is playing. If the tracker comes at your initiative value, you have a turn to play. If two characters act at the same initiative, <text:span text:style-name="T30">the players get to choose the order in which turns are resolved.</text:span></text:p>
      <text:p text:style-name="P115">At the start of a fight, each character has a base <text:span text:style-name="T134">initiative</text:span> value equal to:</text:p>
      <text:p text:style-name="formule">1d10 + Bulk – Speed +10 (if taken by surprise)</text:p>
      <text:p text:style-name="P74">Each action undertaken by a character has an initiative cost (IC), that is immediately added to the initiative value of that character. The actions with the <text:span text:style-name="T12">quick</text:span><text:span text:style-name="T13"> tag are added to the tracker only after the next action (effectively modifying the next action’s IC). </text:span><text:span text:style-name="T15">No action may </text:span><text:span text:style-name="T60">ever </text:span><text:span text:style-name="T62">have an IC of 0, the minimum IC value is 1.</text:span></text:p>
      <text:p text:style-name="P115"><text:span text:style-name="T13">The </text:span><text:span text:style-name="T15">total </text:span><text:span text:style-name="T13">IC of an action is calculated as such:</text:span></text:p>
      <text:p text:style-name="formule">IC = Base IC of the action + Bulk (if Movement tag) + weapon IC modifier (if Attack tag) + focus IC modifier (if focus tag)</text:p>
      <text:h text:style-name="P176" text:outline-level="3">Basic concepts</text:h>
      <text:p text:style-name="P74">Each action is summarized by an action card, with the following informations: name, IC, tags and effects.</text:p>
      <text:p text:style-name="P75">Normal actions are resolved immediately, and their IC is added to the initiative of the character.</text:p>
      <text:p text:style-name="P75"><text:span text:style-name="T12">Reactions</text:span> may not be undertaken during the normal turn, but once between each normal turn, a character may use one reaction, and add its IC to their initiative.</text:p>
      <text:p text:style-name="P76">Charging<text:span text:style-name="T13"> actions add immediately their IC to the initiative, but are only resolved right before the next turn of the character.</text:span></text:p>
      <text:p text:style-name="P76"><text:span text:style-name="T13">If a character is waiting for one of their </text:span>charging<text:span text:style-name="T13"> action to be resolved, it can be interrupted in two ways: either if the character undertakes any reaction, or if the</text:span><text:span text:style-name="T16">ir stamina is depleted</text:span><text:span text:style-name="T13">. </text:span><text:span text:style-name="T14">In this case, their action is wasted.</text:span></text:p>
      <text:h text:style-name="P180" text:outline-level="3"><text:span text:style-name="T24">A</text:span>ttacks and defen<text:span text:style-name="T23">c</text:span>es</text:h>
      <text:p text:style-name="P77">Attacks are the main way to dispatch an enemy.</text:p>
      <text:p text:style-name="P77">They are normal or opposed checks, depending on a possible enemy reaction. If the check is normal, the difficulty is equal to the passive defence of the target.</text:p>
      <text:p text:style-name="P77">Either way, if the check is a success for the attacker, they inflict damage, calculated by adding the margin of the attack check to the <text:span text:style-name="T25">damage value of the action used.</text:span></text:p>
      <text:p text:style-name="P78">A character may suffer a number of injuries equal to their HP before being killed.</text:p>
      <text:p text:style-name="P79">If the check is a draw, the defender suffers damages, but apply effects of their reaction if they have one.</text:p>
      <text:h text:style-name="P176" text:outline-level="3"><text:soft-page-break/>Riding a larger creature</text:h>
      <text:p text:style-name="P80">During combat, a character may ride a creature that is larger than them, which can bring benefits to attack it.</text:p>
      <text:p text:style-name="P80">To start a ride, you either need to have an action that allow to ride a creature, or you have to come from above (an elevation at least the size of the creature) as part of a movement. The character moves then with the creature and shares its space.</text:p>
      <text:p text:style-name="P81">If the creature does not have the proper saddling equipment, <text:span text:style-name="T66">at the end of the creature’s turn, </text:span>the character has to undertake a Precision+Athletics check, with a difficulty equal to <text:span text:style-name="T66">the size of the creature. If the character fails, it is thrown out d10 meters away in a random direction and is now prone.</text:span></text:p>
      <text:p text:style-name="P82">While riding a creature, a character always count as attacking it from above.</text:p>
      <text:p text:style-name="P82"><text:s/>A creature may not have more riders than its size. </text:p>
      <text:h text:style-name="Heading_20_3" text:outline-level="3">Weak points</text:h>
      <text:p text:style-name="P130">Some impressive creatures have weaknesses that characters may exploit during the game.</text:p>
      <text:p text:style-name="P130">To exploit such weakness, the character must know about it first, then succeed in using it.</text:p>
      <text:p text:style-name="P130">The characters have several ways to obtain the knowledge of such weak points: they may learn it as a reward, in an old archive, or thanks to an old hunter, or they can attempt to find it themselves, by succeeding a Study check, using the Study action.</text:p>
      <text:p text:style-name="P130">This check rolls Attribute+Observation (some creatures may be studied with another skill). The attribute used is Empathy for humans, Wilderness for wild creatures, and Corruption for corrupted ones. The difficulty is usually equal to 4, but some weak points may require a different score.</text:p>
      <text:p text:style-name="P130">Once a character know of a specific weak point, they may use it in all subsequent encounters with the same type of creature, even if some archetypes are applied to the profile.</text:p>
      <text:p text:style-name="P131">To strike a weak point, a character may use any attack action, must fulfil the conditions necessary to strike it, and suffer a -2 penalty to the attack check.</text:p>
      <text:p text:style-name="P131">There is two types of weak points: destructible ones and non-destructible ones. Destructible ones have their own HPs and protection, and the effect is only applied when the weak point is destroyed (HP reduced to 0). <text:s/>Non-destructible ones may have their own protection, but by default, use the same ones as the creature. The effect of the weak point is applied to every successful attack.</text:p>
      <text:h text:style-name="Heading_20_3" text:outline-level="3"><text:span text:style-name="T123">St</text:span><text:span text:style-name="T124">ability</text:span></text:h>
      <text:p text:style-name="P221">Each character has <text:span text:style-name="T123">St</text:span><text:span text:style-name="T124">ability</text:span> points representing their ability to continue fighting despite fighting.</text:p>
      <text:p text:style-name="P222">If a character’s <text:span text:style-name="T123">St</text:span><text:span text:style-name="T124">ability </text:span>points gets to 0 during a fight, they are staggered. This interrupts immediately any <text:span text:style-name="T12">charging</text:span><text:span text:style-name="T13"> action they may be preparing, and they get a number of IP equal to their base </text:span><text:span text:style-name="T125">St</text:span><text:span text:style-name="T126">ability</text:span><text:span text:style-name="T13">. Th</text:span><text:span text:style-name="T17">eir</text:span><text:span text:style-name="T13"> </text:span><text:span text:style-name="T125">St</text:span><text:span text:style-name="T126">ability</text:span><text:span text:style-name="T13"> is then reset to its initial value.</text:span></text:p>
      <text:p text:style-name="P211"><text:span text:style-name="T13">St</text:span><text:span text:style-name="T17">ability is also reset </text:span><text:span text:style-name="T18">to its initial value</text:span><text:span text:style-name="T17"> between each scene.</text:span></text:p>
      <text:h text:style-name="P176" text:outline-level="3"><text:soft-page-break/>Tags</text:h>
      <text:h text:style-name="P195" text:outline-level="4">Adjacent</text:h>
      <text:p text:style-name="P83">An action with the adjacent tag may target any character that is at less than 3m from them.</text:p>
      <text:h text:style-name="P195" text:outline-level="4">Attack</text:h>
      <text:p text:style-name="P83">An attack is a type of action destined to injure another character. Attacks may be against passive enemy defence, or active, if they play a defence reaction. <text:span text:style-name="T19">An attack IC is modified by the weapon’s weight.</text:span></text:p>
      <text:h text:style-name="P195" text:outline-level="4">Blunt</text:h>
      <text:p text:style-name="P84">Appropriate protection is doubled to resist attacks made with this tag.</text:p>
      <text:h text:style-name="P195" text:outline-level="4"><text:span text:style-name="T27">Bulk</text:span> <text:span text:style-name="T27">(X)</text:span></text:h>
      <text:p text:style-name="P85">Any movement action done takes a penalty of X to its IC</text:p>
      <text:h text:style-name="P195" text:outline-level="4">Charging</text:h>
      <text:p text:style-name="P83">A charging action adds its IC to the initiative immediately, but is only resolved right before the character’s next turn.</text:p>
      <text:h text:style-name="P195" text:outline-level="4">Cone <text:span text:style-name="T64">(distance and arc)</text:span></text:h>
      <text:p text:style-name="P86">The action affects any target within a cone that is <text:span text:style-name="T59">distance</text:span><text:span text:style-name="T61"> long and </text:span><text:span text:style-name="T59">arc </text:span><text:span text:style-name="T61">wide. The frontal arc of a character is 90° wide.</text:span></text:p>
      <text:h text:style-name="P195" text:outline-level="4">Corrupting</text:h>
      <text:p text:style-name="P87">A corrupting attack adds 1 to the Corruption tag of targets that are hit.</text:p>
      <text:h text:style-name="P201" text:outline-level="4">Defence</text:h>
      <text:p text:style-name="P83">A defence action is a reaction that transform an attacker check threshold into an opposed check, instead of a normal one.</text:p>
      <text:h text:style-name="P204" text:outline-level="4">Knock back<text:span text:style-name="T29">(X)</text:span></text:h>
      <text:p text:style-name="P209">Target(s) <text:span text:style-name="T166">loose X </text:span><text:span text:style-name="T167">St</text:span><text:span text:style-name="T168">ability</text:span><text:span text:style-name="T166"> points</text:span>, and have to succeed a <text:span text:style-name="T167">St</text:span><text:span text:style-name="T168">a</text:span><text:span text:style-name="T169">mina</text:span>+Stability check (difficulty X) or be <text:s/><text:span text:style-name="T166">be</text:span> moved by X meters <text:span text:style-name="T166">opposite the attacker. </text:span></text:p>
      <text:p text:style-name="P209">If a Knock back<text:span text:style-name="T170">e</text:span>d character is blocked by the terrain, they suffer a number of damage equal to the remaining distance. If they are thrown off a ledge, they will fall <text:span text:style-name="T166">and may suffer damage accordingly.</text:span></text:p>
      <text:h text:style-name="P195" text:outline-level="4">Lethal</text:h>
      <text:p text:style-name="P89">To calculate damage from this action, the margin of success of an attack test is doubled.</text:p>
      <text:h text:style-name="P195" text:outline-level="4">Long-range</text:h>
      <text:p text:style-name="P90">The <text:span text:style-name="T19">action</text:span> targets a character within 50m.</text:p>
      <text:h text:style-name="P195" text:outline-level="4"><text:soft-page-break/>Melee</text:h>
      <text:p text:style-name="P92">This action may target a character within arm’s reach.</text:p>
      <text:h text:style-name="P195" text:outline-level="4">Movement</text:h>
      <text:p text:style-name="P93">This action makes the character move voluntarily.</text:p>
      <text:h text:style-name="P195" text:outline-level="4">Piercing <text:span text:style-name="T26">(X)</text:span></text:h>
      <text:p text:style-name="P89">The action ignores <text:span text:style-name="T26">X point of</text:span> damage reduction the target may have against this action</text:p>
      <text:h text:style-name="P195" text:outline-level="4">Protection(X)</text:h>
      <text:p text:style-name="P94">Physical protection only works against normal attacks, spiritual protection works only against spiritual attacks.</text:p>
      <text:p text:style-name="P95">Each time you suffer an attack you can resist, make a check with a pool of X dices, each success reduces damage by 1.</text:p>
      <text:h text:style-name="P195" text:outline-level="4">Quick</text:h>
      <text:p text:style-name="P90">This action does not end a character’s turn, instead, their IC is added to another action’s cost that is played at the same turn.</text:p>
      <text:h text:style-name="P195" text:outline-level="4">Reaction</text:h>
      <text:p text:style-name="P90">One reaction is allowed between each turn of a character. Each have a condition that has to be met before declaring it. The IC is added immediately to the character’s initiative normally.</text:p>
      <text:h text:style-name="P195" text:outline-level="4">Self</text:h>
      <text:p text:style-name="P96">This action may target the character using it.</text:p>
      <text:h text:style-name="P195" text:outline-level="4">Short-range</text:h>
      <text:p text:style-name="P91">The attack targets a character within 15m.</text:p>
      <text:h text:style-name="P202" text:outline-level="4">Unwieldy</text:h>
      <text:p text:style-name="P84">Actions made with this tag suffer -2 to their pool of dices.</text:p>
      <text:h text:style-name="P203" text:outline-level="4">Weapon range</text:h>
      <text:p text:style-name="P97">This action affects a character within <text:span text:style-name="T22">the weapon’s range.</text:span></text:p>
      <text:h text:style-name="P176" text:outline-level="3">Basic actions and reactions</text:h>
      <text:p text:style-name="P90">These actions are accessible to any player character, regardless of equipment and skills.</text:p>
      <text:h text:style-name="P195" text:outline-level="4">Attack</text:h>
      <text:p text:style-name="P96">IC: 3. Effect: The characters make a [weapon] check and if the attack is successful, <text:span text:style-name="T29">inflict</text:span> damage according to the weapon used. Tags: attack, melee</text:p>
      <text:h text:style-name="P195" text:outline-level="4"><text:soft-page-break/>Dodg<text:span text:style-name="T19">e</text:span></text:h>
      <text:p text:style-name="P96">IC: 2 (modified by armour's weight). Effect: The character may use a <text:span text:style-name="T29">Speed+</text:span>dodge check to defend itself against an incoming <text:span text:style-name="T21">non-spiritual </text:span>attack. <text:span text:style-name="T35">If the checks succeeds</text:span>, the character may move [m<text:span text:style-name="T35">ovement</text:span>]m while the attack is being resolved. Tags: self, defence, reaction, <text:span text:style-name="T20">movement</text:span></text:p>
      <text:h text:style-name="P195" text:outline-level="4">Grab <text:span text:style-name="T29">a ledge</text:span></text:h>
      <text:p text:style-name="P96">IC: <text:span text:style-name="T20">2. </text:span>Effect: <text:span text:style-name="T20">if a character should fall, they may make a Speed+Precision check in order to grab something to hold onto and put themselves back on their feet. The difficulty of the check is determined by the GM, depending on the terrain, but should in most cases be 1. </text:span>Tags: self, reaction</text:p>
      <text:h text:style-name="P195" text:outline-level="4">Move</text:h>
      <text:p text:style-name="P96">IC: <text:span text:style-name="T20">2. </text:span>Effect: <text:span text:style-name="T20">The character may move [movement]m. If the character is prone, they may instead get back on their feet.</text:span>Tags: <text:span text:style-name="T20">self, movement</text:span></text:p>
      <text:h text:style-name="P195" text:outline-level="4">Parry</text:h>
      <text:p text:style-name="P96">IC: <text:span text:style-name="T20">2. </text:span>Effect: <text:span text:style-name="T20">The character may resist an incoming non-spiritual </text:span>attack. <text:span text:style-name="T29">They</text:span> res<text:span text:style-name="T29">ist attack using the precision + parry skill. If they win the opposed check, the attackers gains [margin](min 1) IC immediately. </text:span>Tags: <text:span text:style-name="T20">self, defence, reaction</text:span></text:p>
      <text:h text:style-name="P195" text:outline-level="4">Reanimate</text:h>
      <text:p text:style-name="P99">IC: 6. Effects: a character in range which is out of combat may be brought back into it, being prone and back to 1 HP. Tags: arm’s length, target(1), healing</text:p>
      <text:h text:style-name="P195" text:outline-level="4">Resist</text:h>
      <text:p text:style-name="P98">IC: 2. Effect: the character may resist a spiritual attack using Empathy or Corruption+Willpower. If they win the opposed check, the opponent gains <text:span text:style-name="T36">[</text:span>margin<text:span text:style-name="T36">] IC</text:span>. <text:span text:style-name="T132">Tags: self, defence, reaction</text:span></text:p>
      <text:h text:style-name="P195" text:outline-level="4">Sprint</text:h>
      <text:p text:style-name="P96">IC:<text:span text:style-name="T20">4. </text:span>Effect: <text:span text:style-name="T20">The character may move 2x[movement]m, and make a high or long jump, using the Athletics skill. </text:span>Tags: self, movement</text:p>
      <text:h text:style-name="Heading_20_4" text:outline-level="4">Study</text:h>
      <text:p text:style-name="P130">IC 2. Effect, the character attempts a study check to see if a creature has a weak point. If the character succeeds this check, they gain the knowledge of one weak point. A character may only attempt such check once per creature. Tags: short range.</text:p>
      <text:h text:style-name="P170" text:outline-level="2"><text:span text:style-name="T2">Being wounded, d</text:span>ying <text:span text:style-name="T2">and the Spark</text:span></text:h>
      <text:h text:style-name="P181" text:outline-level="3">Wounds</text:h>
      <text:p text:style-name="P100">A character may suffer a number of wounds equal to their HP before being out of action.</text:p>
      <text:h text:style-name="P181" text:outline-level="3"><text:soft-page-break/>Death</text:h>
      <text:p text:style-name="P100">An out-of-action character may be killed by a creature during a fight, by using the Kill special action. If every character is the group is put out of action, the whole group is considered killed.</text:p>
      <text:p text:style-name="P100">However, an Ouroboros character is special because of their Spark, and will be brought back by whatever force is behind this Spark: they “respawn” back at a nearby Haven (most probably the last they visited).</text:p>
      <text:p text:style-name="P100">But dying has its cost, anytime the group dies completely, there is some narrative consequence: a haven is destroyed, the creature gets stronger for the next face-off, a friendly NPC gets killed</text:p>
      <text:h text:style-name="P169" text:outline-level="1">Equipments</text:h>
      <text:p text:style-name="P101">Equipments will give some rules, allow access to certain actions and/or modify how certain actions work.</text:p>
      <text:h text:style-name="P173" text:outline-level="2">Common equipment</text:h>
      <text:p text:style-name="P102">Common equipment has no prerequisites to be used.</text:p>
      <text:h text:style-name="P176" text:outline-level="3">Axe</text:h>
      <text:p text:style-name="P102">A simple and common tool, but a decent weapon in times of need. </text:p>
      <text:p text:style-name="P102">Check: <text:span text:style-name="T48">Speed</text:span>+weapon(light). Damage: Might. <text:span text:style-name="T48">IC+2</text:span></text:p>
      <text:p text:style-name="P102">Tags: arm’s range, common, weapon, unwieldy</text:p>
      <text:p text:style-name="P119">Craft: 1 wood, 1 metal resources</text:p>
      <text:h text:style-name="P182" text:outline-level="3">Club</text:h>
      <text:p text:style-name="P102">The most simple weapon one can imagine: it’s a big stick. Crude but still effective.</text:p>
      <text:p text:style-name="P102">Check: <text:span text:style-name="T48">Speed</text:span>+Weapon (light). Damage: Might. <text:span text:style-name="T48">IC +2</text:span></text:p>
      <text:p text:style-name="P102">Tags: arm’s range, common, weapon, blunt</text:p>
      <text:p text:style-name="P119">Craft: 1 wood resource</text:p>
      <text:h text:style-name="P176" text:outline-level="3">Knife</text:h>
      <text:p text:style-name="P102">Everyone has one, if only to cut some food. It can often be used as a last resort weapon.</text:p>
      <text:p text:style-name="P102">Check: <text:span text:style-name="T48">Speed</text:span>+weapon(light). Damage 1. <text:span text:style-name="T48">IC +0.</text:span></text:p>
      <text:p text:style-name="P102">Tags: arm’s range, common, weapon.</text:p>
      <text:p text:style-name="P119">Craft: 1 metal resource</text:p>
      <text:h text:style-name="P176" text:outline-level="3">Icon</text:h>
      <text:p text:style-name="P102">Small figurine or painting of a saint or of a god, used in prayers and to invoke protection.</text:p>
      <text:p text:style-name="P102">Check: Empathy+Miracle (represented god). Damage 1. <text:span text:style-name="T48">IC 0</text:span></text:p>
      <text:p text:style-name="P102">Tags: focus (divine), common</text:p>
      <text:p text:style-name="P119">Craft: 1 metal or 1 wood resources, 1 ritual resource</text:p>
      <text:h text:style-name="P176" text:outline-level="3">Javelin</text:h>
      <text:p text:style-name="P104">As primitive as a club, but bringing some ranged weapon to the poorest soldier.</text:p>
      <text:p text:style-name="P104">Check: Precision+weapon(thrown). Damage: Might. IC+3</text:p>
      <text:p text:style-name="P104">Tags: short range, common, weapon</text:p>
      <text:p text:style-name="P119"><text:soft-page-break/>Craft: 1 wood resource</text:p>
      <text:h text:style-name="P176" text:outline-level="3">Light armor</text:h>
      <text:p text:style-name="P102">Some bits of armor, probably looted or repurposed from somewhere.</text:p>
      <text:p text:style-name="P102">Tags: Physical protection (3), bulk (1), common, armor</text:p>
      <text:p text:style-name="P119">Craft: 1 leather resource</text:p>
      <text:h text:style-name="P183" text:outline-level="3">Odd figurine</text:h>
      <text:p text:style-name="P107">An old figurine, made of stone. It is not easy to discern what i<text:span text:style-name="T77">t represents.</text:span></text:p>
      <text:p text:style-name="P105">Check: Spells (<text:span text:style-name="T76">Beyond</text:span>)+<text:span text:style-name="T76">Corruption</text:span>. Damage <text:span text:style-name="T76">2</text:span>. IC +<text:span text:style-name="T76">2</text:span></text:p>
      <text:p text:style-name="P105">Tags: focus (<text:span text:style-name="T76">Beyond</text:span>), common</text:p>
      <text:p text:style-name="P119">Craft: 1 ritual resources</text:p>
      <text:h text:style-name="P176" text:outline-level="3">Round shield</text:h>
      <text:p text:style-name="P104">A basic wooden shield, but it’s easy to make one.</text:p>
      <text:p text:style-name="P104">Tags: Physical protection (3), common</text:p>
      <text:p text:style-name="P119">Craft: 1 wood resource</text:p>
      <text:h text:style-name="P184" text:outline-level="3">Shortbow</text:h>
      <text:p text:style-name="P104">A simple bow, not the most powerful one, but cheap to make.</text:p>
      <text:p text:style-name="P104">Checks: Precision + weapon(Bows). Damage: Precision. IC +4</text:p>
      <text:p text:style-name="P104">Tags: long range, common, weapon.</text:p>
      <text:p text:style-name="P119">Craft: 1 wood resource</text:p>
      <text:h text:style-name="P176" text:outline-level="3">Skull</text:h>
      <text:p text:style-name="P102">The siege of the mind, and a <text:span text:style-name="T48">powerful</text:span>, if crude, symbol of death. It can be used <text:span text:style-name="T49">to channel spells.</text:span></text:p>
      <text:p text:style-name="P104">Checks: Spells(<text:span text:style-name="T165">death</text:span>)+corruption. Damage: Power/2. IC +1</text:p>
      <text:p text:style-name="P104">Tags: Focus(death), common</text:p>
      <text:p text:style-name="P119">Craft: 1 bone resource</text:p>
      <text:h text:style-name="P176" text:outline-level="3">Sling</text:h>
      <text:p text:style-name="P104">Used to hurl small rocks or lead balls to the enemy. Deadly, but hard to use.</text:p>
      <text:p text:style-name="P104">Checks: Precision + weapons (sling). Damage precision. IC +2</text:p>
      <text:p text:style-name="P104">Tags: unwieldy, blunt, long range, common, weapon</text:p>
      <text:p text:style-name="P119">Craft: 1 leather resource</text:p>
      <text:h text:style-name="P176" text:outline-level="3"><text:soft-page-break/>Spear</text:h>
      <text:p text:style-name="P104">The queen of battle, wielded by most warriors, mostly because it’s cheap and easy to make.</text:p>
      <text:p text:style-name="P104">Checks: Speed+weapon(long). Damage: Precision/2. IC+1</text:p>
      <text:p text:style-name="P106">Tags: Range(3m), common, weapon</text:p>
      <text:p text:style-name="P119">Craft: 1 wood resource</text:p>
      <text:h text:style-name="P185" text:outline-level="3">Sturdy clothes</text:h>
      <text:p text:style-name="P106">Not exactly an armor, but sometimes, with luck, it might stop a blow.</text:p>
      <text:p text:style-name="P106">Tags: Physical protection(1), common, armor</text:p>
      <text:p text:style-name="P119">Craft: 1 leather resource</text:p>
      <text:h text:style-name="P176" text:outline-level="3">Sword</text:h>
      <text:p text:style-name="P104">Rusty, badly balanced and badly sharpened, but still a sword.</text:p>
      <text:p text:style-name="P104">Check: Speed+weapon(light). Damage: Precision-2 (min 0). IC +2</text:p>
      <text:p text:style-name="P104">Tags: arm’s range, common, weapon</text:p>
      <text:p text:style-name="P119">Craft: 1 metal resource</text:p>
      <text:h text:style-name="P176" text:outline-level="3">Trinket</text:h>
      <text:p text:style-name="P104">A small charm, used for ages to bring luck to its wearer. The efficiency is never assured.</text:p>
      <text:p text:style-name="P104">Check: Spells (element)+Wilderness or Spells (<text:span text:style-name="T76">Nature</text:span>)+Wilderness. Damage 1. IC +0</text:p>
      <text:p text:style-name="P104">Tags: focus (Element or <text:span text:style-name="T76">Nature</text:span>), common</text:p>
      <text:p text:style-name="P119">Craft: 1 ritual or magic resource</text:p>
      <text:h text:style-name="P170" text:outline-level="2">Uncommon items</text:h>
      <text:h text:style-name="Heading_20_3" text:outline-level="3">Banner</text:h>
      <text:p text:style-name="P125">The symbol of one’s house, or perhaps of one of the legions of old. It raises the spirit of those fighting under its colours. It can also be used as an improvised weapon.</text:p>
      <text:p text:style-name="P106">Checks: Speed+weapon(long). Damage: Precision/2. IC+1</text:p>
      <text:p text:style-name="P114">Special: Any ally killing an enemy while being able to see this banner gains an inspiration token.</text:p>
      <text:p text:style-name="P106">Tags: Range(3m), common, weapon, <text:span text:style-name="T110">unwieldy</text:span></text:p>
      <text:p text:style-name="P119">Craft: 1 wood, 2 leather resources</text:p>
      <text:h text:style-name="P186" text:outline-level="3">Bec de corbin</text:h>
      <text:p text:style-name="P108">A hammer at the end of a pole, used with two hands to fight armored enemies.</text:p>
      <text:p text:style-name="P108">Checks: Speed + Weapon(Long), Damage: Might, IC +4</text:p>
      <text:p text:style-name="P108"><text:soft-page-break/>Tags: range 2m, piercing (Might), uncommon, weapon, two-handed</text:p>
      <text:p text:style-name="P108">Prerequisites: Might 5, Stamina 4</text:p>
      <text:p text:style-name="P119">Craft: 2 wood, 2 metal resources</text:p>
      <text:h text:style-name="Heading_20_3" text:outline-level="3">Billhook</text:h>
      <text:p text:style-name="P125">Originally a peasant’s weapon, that evolved to be used by professionals. It consists of a hooked blade at the end of a long pole, allowing to grab the enemy as well as to cut it down.</text:p>
      <text:p text:style-name="P125">Checks: Speed+ Weapon (Long), Damage: Might +1, IC +3</text:p>
      <text:p text:style-name="P125">Tags: range 2m, uncommon, weapon, two-handed, Knock back <text:span text:style-name="T130">(1)</text:span></text:p>
      <text:p text:style-name="P125">Prerequisites: Stamina 5, Might 4</text:p>
      <text:p text:style-name="P119">Craft: 2 wood, 2 metal resources</text:p>
      <text:h text:style-name="P186" text:outline-level="3">Cavalry saber</text:h>
      <text:p text:style-name="P109">A curved blade, made to cut, especially at a speed. Often used by light cavalry as a main weapon.</text:p>
      <text:p text:style-name="P109">Checks: Speed + Weapon (Light). Damage: Precision<text:span text:style-name="T109">+1</text:span>, IC+2</text:p>
      <text:p text:style-name="P109">Special: +2 to attack when attacking from above.</text:p>
      <text:p text:style-name="P109">Tags: arm’s range, uncommon, weapon</text:p>
      <text:p text:style-name="P109">Prerequisites: Speed 4, Precision 3</text:p>
      <text:p text:style-name="P119">Craft: 3 metal resources</text:p>
      <text:h text:style-name="Heading_20_3" text:outline-level="3">Cleaver</text:h>
      <text:p text:style-name="P124">Simple, but brutally efficient. It may have some trouble against resilient opponents.</text:p>
      <text:p text:style-name="P124">Checks: Speed+Weapon(Light). Damage: Precision, IC+2</text:p>
      <text:p text:style-name="P124">Tags: arm’s range, uncommon, weapon, blunt</text:p>
      <text:p text:style-name="P151">Prerequisites: Might 4, Stamina 4</text:p>
      <text:p text:style-name="P119">Craft: 2 metal resources</text:p>
      <text:h text:style-name="Heading_20_3" text:outline-level="3">Crown of thorns</text:h>
      <text:p text:style-name="P127">Witch sometimes create such trinkets, made of thorns, gathered under specific conditions, in order to shield themselves from harm, and manipulate nature’s wrath at the same time.</text:p>
      <text:p text:style-name="P127">Checks: Wilderness+Spell(nature), Damage: Power, IC+3</text:p>
      <text:p text:style-name="P127">Tags: Spiritual protection (3), physical protection (1), focus(Nature), uncommon.</text:p>
      <text:p text:style-name="P127">Prerequisites: Wilderness 5, Power 4</text:p>
      <text:p text:style-name="P119">Craft: 1 wood, 2 herbs, 1 magic resources.</text:p>
      <text:h text:style-name="P187" text:outline-level="3"><text:soft-page-break/>Dagger</text:h>
      <text:p text:style-name="P109">A small but reliable secondary weapon. Very useful to find weak spots in an armor.</text:p>
      <text:p text:style-name="P109">Checks: Speed + Weapon (Light). Damage: 2, IC+0</text:p>
      <text:p text:style-name="P109">Tags: arm’s range, Piercing (Precision), uncommon, weapon</text:p>
      <text:p text:style-name="P109">Prerequisites: Speed 4, Precision 3</text:p>
      <text:p text:style-name="P119">Craft: 2 metal resources</text:p>
      <text:h text:style-name="P188" text:outline-level="3">Falcata</text:h>
      <text:p text:style-name="P110">A broad and short sword, made to cut with ease through bones and flesh alike.</text:p>
      <text:p text:style-name="P110">Checks: Speed + Weapon (Light), Damage: Might <text:span text:style-name="T50">+1</text:span>, IC+<text:span text:style-name="T50">3</text:span></text:p>
      <text:p text:style-name="P110">Tags: <text:span text:style-name="T50">arm’s range, uncommon, weapon</text:span></text:p>
      <text:p text:style-name="P112">Prerequisites: Speed 4</text:p>
      <text:p text:style-name="P119">Craft: 2 metal resources</text:p>
      <text:h text:style-name="Heading_20_3" text:outline-level="3">Flail</text:h>
      <text:p text:style-name="P124">Using weights attached to chains, this weapon is fearsome, but very difficult to wield without hurting oneself.</text:p>
      <text:p text:style-name="P124">Checks: Speed+Weapon (light), Damage Might +2, IC +4</text:p>
      <text:p text:style-name="P124">Tags: arm’s range, uncommon, weapon, piercing (2)</text:p>
      <text:p text:style-name="P124">Prerequisites: Stamina 5, Precision 4</text:p>
      <text:p text:style-name="P119">Craft: 1 wood and 2 metal resources</text:p>
      <text:h text:style-name="P190" text:outline-level="3">Gladius</text:h>
      <text:p text:style-name="P112">A short sword made to thrust, and use with a shield. The weapon of choice of the legions of the former empire.</text:p>
      <text:p text:style-name="P112">Checks: Speed + Weapon (Light), damage: Precision, IC+2</text:p>
      <text:p text:style-name="P112">Tags: arm’s range, uncommon, weapon-range, piercing 1</text:p>
      <text:p text:style-name="P112">Prerequisites: Speed 4, Precision 4</text:p>
      <text:p text:style-name="P119">Craft: 2 metal resources</text:p>
      <text:h text:style-name="P190" text:outline-level="3">Greatsword</text:h>
      <text:p text:style-name="P110">A ridiculously long blade, only fit for the strongest warriors. But it can kill most of the things it touches.</text:p>
      <text:p text:style-name="P110">Checks: Speed + Weapon (Great), Damage: Might +<text:span text:style-name="T53">4</text:span>, IC+6</text:p>
      <text:p text:style-name="P111">Tags: unwieldy, range 3m, piercing 2, uncommon, weapon, <text:span text:style-name="T50">two-handed, bulk (2)</text:span></text:p>
      <text:p text:style-name="P110">Prerequisites: Might 6, Stamina 4</text:p>
      <text:p text:style-name="P119"><text:soft-page-break/>Craft: 5 metal resources</text:p>
      <text:h text:style-name="Heading_20_3" text:outline-level="3">Halberd</text:h>
      <text:p text:style-name="P125">An all-in-one weapon, combining an axe, a spear and a hook at the end of a long pole. A trained fighter with such a weapon can prove devastating.</text:p>
      <text:p text:style-name="P125">Checks: Speed+Weapon(Long), Damage: Might +2, IC+3</text:p>
      <text:p text:style-name="P125">Tags: range 3m, piercing 1, uncommon, weapon, two-handed.</text:p>
      <text:p text:style-name="P125">Prerequisites: Precision 4, Speed 4</text:p>
      <text:p text:style-name="P152">2 wood, 3 metal resources</text:p>
      <text:h text:style-name="Heading_20_3" text:outline-level="3">Hangman’s hand</text:h>
      <text:p text:style-name="P126">A creepy and disgusting object, made from the dessicated hand of an executed prisoner. It has the reputation of channelling the energy of the dead.</text:p>
      <text:p text:style-name="P126">Checks: <text:span text:style-name="T127">Corruption + Spell (Death), Damage Corruption, IC +3</text:span></text:p>
      <text:p text:style-name="P127">Special: any target of a spell cast with this object suffers -2 movement during its next turn.</text:p>
      <text:p text:style-name="P127">Tags: focus(Death), piercing 1, uncommon, weapon.</text:p>
      <text:p text:style-name="P127">Prerequisites: Corruption 4, Stamina 4</text:p>
      <text:p text:style-name="P119">Craft: 2 ritual and 1 bone resources.</text:p>
      <text:h text:style-name="Heading_20_3" text:outline-level="3">Heavy cleaver</text:h>
      <text:p text:style-name="P124">Two-handed blade, made to cut anything in its path that is not heavily armored.</text:p>
      <text:p text:style-name="P124">Checks: Speed+Weapon (Great), Damage: Might +5, IC +6</text:p>
      <text:p text:style-name="P124">Tags: unwieldy, range 2m, uncommon, weapon, two-handed, bulk(2)</text:p>
      <text:p text:style-name="P124">Prerequisites: Stamina 5, Might 4</text:p>
      <text:p text:style-name="P119">Craft: 5 metal resources</text:p>
      <text:h text:style-name="Heading_20_3" text:outline-level="3">Holy reliquary</text:h>
      <text:p text:style-name="P128">A small box, that may be fashioned as a sacred symbol, destined to hold parts of the body of a saint. It is supposed to bring part of the benediction of the saint with it.</text:p>
      <text:p text:style-name="P128">Checks: Empathy + Miracle (Any), Damage: 4, IC +2</text:p>
      <text:p text:style-name="P128">Special: the character may reroll any failed defensive check against curses.</text:p>
      <text:p text:style-name="P128">Tags: focus(divine), uncommon.</text:p>
      <text:p text:style-name="P119">Craft: 1 bone, 2 metal and 2 ritual resources.</text:p>
      <text:h text:style-name="P189" text:outline-level="3">Longsword</text:h>
      <text:p text:style-name="P110">A two-handed blade, able to cut through most foes with ease, if handled by a trained warrior.</text:p>
      <text:p text:style-name="P110"><text:soft-page-break/>Checks: Speed + Weapon (Long), Damage: Might +2, IC+4</text:p>
      <text:p text:style-name="P110">Tags: range 2m, uncommon, weapon, <text:span text:style-name="T50">two-handed</text:span></text:p>
      <text:p text:style-name="P110">Prerequisites: Might 5</text:p>
      <text:p text:style-name="P119">Craft: 4 metal resources</text:p>
      <text:h text:style-name="P189" text:outline-level="3">Mace</text:h>
      <text:p text:style-name="P110">A dedicated tool for war, especially effective to fight armored enemies</text:p>
      <text:p text:style-name="P110">Checks: Speed + Weapon(light). Damage: Might, IC +2</text:p>
      <text:p text:style-name="P110">Tags: uncommon, weapon, piercing (2), arm’s range</text:p>
      <text:p text:style-name="P110">Prerequisites: Might 3 (IC +4) or Might 4 (IC +2)</text:p>
      <text:p text:style-name="P119">Craft: 3 metal resources</text:p>
      <text:h text:style-name="P191" text:outline-level="3">Mail armor</text:h>
      <text:p text:style-name="P113">A lot of work, so it is expensive, but it can stop a lot of blows.</text:p>
      <text:p text:style-name="P113">Tags: physical protection (6), bulk (2)</text:p>
      <text:p text:style-name="P120">Prerequisites: Might 3, Stamina 3</text:p>
      <text:p text:style-name="P119">Craft: 4 metal resources</text:p>
      <text:h text:style-name="P187" text:outline-level="3">Main gauche</text:h>
      <text:p text:style-name="P109">A weapon used to parry attacks with the secondary hands, sometimes used to counter attack as well.</text:p>
      <text:p text:style-name="P109">Checks: Speed + Weapon (Light), Damage 1, IC +1</text:p>
      <text:p text:style-name="P109">Special: +2 to Parry checks. Adds 1 to damage made with a weapon in the other hand.</text:p>
      <text:p text:style-name="P109">Tags: arm’s range, weapon, uncommon</text:p>
      <text:p text:style-name="P109">Prerequisites: <text:span text:style-name="T110">Speed 5, Precision 4</text:span></text:p>
      <text:p text:style-name="P119">Craft: 2 metal resources</text:p>
      <text:h text:style-name="Heading_20_3" text:outline-level="3">Mask of the cultist</text:h>
      <text:p text:style-name="P128">An odd leather mask, hiding the face of the wearer. It features leather tentacles on the lower part of the mask, and strange runes are precisely carved on its surface, glowing ever so slightly.</text:p>
      <text:p text:style-name="P128">Checks: Empathy + Spell (corruption), Damage: Corruption, IC +3</text:p>
      <text:p text:style-name="P128">Tags: focus(Corruption), uncommon</text:p>
      <text:p text:style-name="P128">Prerequisites: Corruption 5, Power 3</text:p>
      <text:p text:style-name="P119">Craft: 1 ritual, 2 leather resources</text:p>
      <text:h text:style-name="P192" text:outline-level="3">Plate armor</text:h>
      <text:p text:style-name="P113">The most difficult type of armor to craft, as each requires a specialist to adjust it right to its wearer.</text:p>
      <text:p text:style-name="P113"><text:soft-page-break/>Tags: Physical protection (8), bulk(3)</text:p>
      <text:p text:style-name="P121">Prerequisites: Might 4, Stamina 4</text:p>
      <text:p text:style-name="P119">Craft: 5 metal resources</text:p>
      <text:h text:style-name="Heading_20_3" text:outline-level="3"><text:span text:style-name="T111">Polea</text:span>xe</text:h>
      <text:p text:style-name="P103">A <text:span text:style-name="T110">dedicated tool of war, made to crush armor, and give its wielder some range to fight.</text:span></text:p>
      <text:p text:style-name="P103">Check: <text:span text:style-name="T48">Speed</text:span>+weapon(l<text:span text:style-name="T110">ong</text:span>). Damage: Might<text:span text:style-name="T110">+1</text:span>. <text:span text:style-name="T48">IC+3</text:span></text:p>
      <text:p text:style-name="P103">Tags: arm’s range, common, weapon, <text:span text:style-name="T110">piercing 2.</text:span></text:p>
      <text:p text:style-name="P114">Prerequisites: Might 5, Speed 4</text:p>
      <text:p text:style-name="P119">Craft: 2 wood, 3 metal resources</text:p>
      <text:h text:style-name="Heading_20_3" text:outline-level="3">Tower shield</text:h>
      <text:p text:style-name="P125">A tall and large shield, made to rest on the ground rather than being worn. It provides a complete cover to the ones behind it.</text:p>
      <text:p text:style-name="P106">Tags: Physical protection (<text:span text:style-name="T110">5</text:span>), bulk(<text:span text:style-name="T110">2</text:span>), <text:span text:style-name="T110">un</text:span>common</text:p>
      <text:p text:style-name="P114">Prerequisites: Stamina 6, Might 5</text:p>
      <text:p text:style-name="P119">Craft: 4 wood and 1 metal resources</text:p>
      <text:h text:style-name="P176" text:outline-level="3">War hammer</text:h>
      <text:p text:style-name="P109">Not a subtle weapon, but great at breaking through armored opponents.</text:p>
      <text:p text:style-name="P109">Checks: Speed + Weapon(Light), Damage Might, IC+3</text:p>
      <text:p text:style-name="P109">Tags: Piercing (Might/<text:span text:style-name="T51">2</text:span>), <text:span text:style-name="T51">uncommon, weapon, arm’s range</text:span></text:p>
      <text:p text:style-name="P122">Prerequisites: Might 4, Stamina 4</text:p>
      <text:p text:style-name="P119">Craft: 1 wood, 3 metal resources</text:p>
      <text:h text:style-name="Heading_20_3" text:outline-level="3">Warmage’s seal</text:h>
      <text:p text:style-name="P127">In the imperial legions, each warmage was identified by a unique seal, doubling as a channelling tool. Some are still used, some have been created using the same techniques.</text:p>
      <text:p text:style-name="P127">Checks: Wilderness + Spell (Element), Damage: Power+2, IC +2</text:p>
      <text:p text:style-name="P127">tags: focus(Element), weapon, uncommon</text:p>
      <text:p text:style-name="P127">Prerequisites: Stamina 4, Wilderness 4.</text:p>
      <text:p text:style-name="P119">Craft: 3 magic and 1 leather resources.</text:p>
      <text:h text:style-name="Heading_20_3" text:outline-level="3">Witch eye</text:h>
      <text:p text:style-name="P127">A disturbing talisman, looking like an eye. It is most often created by using very specific stones, that may be shaped and enchanted to support the crafter’s spells.</text:p>
      <text:p text:style-name="P127"><text:soft-page-break/>Checks: Wilderness + spell (beyond), Damage: Corruption, IC +3</text:p>
      <text:p text:style-name="P127">Special: Any spell cast using this focus may inflict a mark token on the target.</text:p>
      <text:p text:style-name="P127">Prerequisites: Corruption 5, Power 3</text:p>
      <text:p text:style-name="P119">Craft: 1 herb, 2 magic and 1 ritual resources</text:p>
      <text:h text:style-name="P170" text:outline-level="2">Crafting and upgrading <text:span text:style-name="T10">equipment</text:span></text:h>
      <text:p text:style-name="P150"><text:span text:style-name="T121">Crafting a piece of equipment is a preparation, that can be undertaken before any expedition in the Wilderness. </text:span><text:span text:style-name="T120">Make a Precision + Craft (depending on the object) check, with a difficulty of 1 for common item, 3 for uncommon, 5 for rare ones. If the check is successful, the item is realised correctly, if not, the item is not crafted, but the player does not loose any resources. </text:span><text:span text:style-name="T121">More details on crafting rules in the inventory section.</text:span></text:p>
      <text:p text:style-name="P123">In addition, if the character has special craft resources, they may replace 1 normal resource of the same type, and give additional effect, listed below:</text:p>
      <text:h text:style-name="Heading_20_3" text:outline-level="3">Behemoth horn</text:h>
      <text:p text:style-name="P153"><text:span text:style-name="T122">S</text:span><text:span text:style-name="T112">pecial bone resources. The item gains Perforation 1 or improves its Perforation by 1 if it is a weapon.</text:span></text:p>
      <text:h text:style-name="Heading_20_3" text:outline-level="3">Behemoth shell</text:h>
      <text:p text:style-name="P153"><text:span text:style-name="T122">S</text:span><text:span text:style-name="T112">pecial bone resources. This reduce the bulk by 1. May be used in place of metal resources for armor.</text:span></text:p>
      <text:h text:style-name="Heading_20_3" text:outline-level="3">Fire crystals</text:h>
      <text:p text:style-name="P154">Special magic resources. This gives +1 to any check with the Fire tag.</text:p>
      <text:h text:style-name="P168" text:outline-level="1">Running Ouroboros</text:h>
      <text:h text:style-name="Heading_20_2" text:outline-level="2">Running the base campaign</text:h>
      <text:h text:style-name="Heading_20_3" text:outline-level="3">Why and how to run the base campaign</text:h>
      <text:p text:style-name="P156">This campaign is designed to offer the full experience of Ouroboros, while not needing much preparation from the GM, as it is tied into the random tables of the game. It should allow GM trying Ouroboros to start their first campaign with little preparation required, other than reading the game rules and the base structure for the campaign.</text:p>
      <text:p text:style-name="P156">The idea is to propose something that is both easy to work with and without: if you prefer to run your own game free of it, you can simply ignore all results related to it.</text:p>
      <text:p text:style-name="P156">It provides with one possible answer to the world secret “what caused the cataclysm”, as well as an overview of some of the game’s regions.</text:p>
      <text:h text:style-name="Heading_20_3" text:outline-level="3">Structure</text:h>
      <text:p text:style-name="P156">This campaign may start in any context, but the main plot elements will start when the PCs encounter the former Imperial Archivist, that went mad because of the Cataclysm, but was also deeply involved in its conception. This encounter may be random, and may take place in any region, or the PCs may actively seek her out.</text:p>
      <text:p text:style-name="P156">When they encounter her, they discover her old notes, which contain several main information for the campaign: its speaks of the Eternal Gate, <text:span text:style-name="T155">which is implied to be linked to the Cataclysm, and is somehow incomplete or broken. It will require to find its place, as well as the control element and the key, both of which have been hidden by the archivist.</text:span></text:p>
      <text:p text:style-name="P157">Then, during the course of the campaign, PCs will cross path with more elements, leading them to these 3 elements are are required to manipulate the gate itself.</text:p>
      <text:p text:style-name="P157">When they have the 3 elements, the end of the campaign starts. They have all informations required to use the gate, by opening, closing or harnessing its powers for themselves. But they also have to defeat the Heart of the Void, an entity from Beyond that dislodged the gate at the beginning of the cataclym. When this entity is vanquished, all PCs have to do is to decide what to do with the gate.</text:p>
      <text:h text:style-name="Heading_20_3" text:outline-level="3">Waypoints</text:h>
      <text:h text:style-name="Heading_20_4" text:outline-level="4">The former imperial archivist</text:h>
      <text:p text:style-name="P158">Alissa Orten was one of many imperial archivists before the Cataclysm, working on a number of projects related to a magical anomaly in the heart of the empire. They studied every behaviour of it to use its energy for the Imperial House, always going deeper into their knowledge of what wuld be known as the Beyond.</text:p>
      <text:p text:style-name="P158">When the Cataclysm came, part of it went though the Eternal Gate, the main project of the last emperor, and though it, came unspeakable horrors, slaughtering almost everyone within the archives. Alissa escaped thanks to the sacrifice of several knights, and managed to take what would be necessary to make the gate work with her, so that none could ever open it again.</text:p>
      <text:p text:style-name="P158"><text:soft-page-break/>She secured these items, and let time make everyone forget about the archive. But the scale of destruction brought upon the Empire was too much for her mind to bear, and finally, her mind broke, decades ago.</text:p>
      <text:p text:style-name="P158">She is still a being of formidable power, but the madness possessing her makes her dangerous both to herself and anyone nearby. She still has her notes, secured in a steel-reinforced grimoire, hanging from her neck, <text:span text:style-name="T156">and will not hand them over. These notes give players more context about the cataclysm, as she witnessed it.</text:span></text:p>
      <text:p text:style-name="P161">She has recently become interested in the Spark, and those wielding it, and will invite PCs to study them. If they refuse, she will have them hunted instead, sending agents after them, which should get them to attack her directly.</text:p>
      <text:p text:style-name="P161">She resides in the ruins of a villa, built under the empire, she uses the basement to hold her parchments and files. They may include more information about corruption <text:span text:style-name="T158">and the cataclysm for example, and possible leads on secrets of the world.</text:span></text:p>
      <text:h text:style-name="Heading_20_4" text:outline-level="4">Control element</text:h>
      <text:p text:style-name="P162">The control element of the gate is a rune design, that was being worked on before the cataclysm. There is an incomplete example of it in the archivist’s notes, <text:span text:style-name="T159">and it notes it comes from former northern tribes.</text:span></text:p>
      <text:p text:style-name="P163">During their travels in the northern part of the empire, players may encounter strange creatures, featuring the same types of runes. These are commanded by a shaman conclave, that was recently corrupted and uses their former knowledge to gain strength.</text:p>
      <text:p text:style-name="P163">Once defeated, players may negotiate with one of their prisoners, that once was an apprentice and is now horribly deformed, but has learned the basics of such art.</text:p>
      <text:h text:style-name="Heading_20_4" text:outline-level="4">Gate location</text:h>
      <text:p text:style-name="P163">In the cinderlands, the order of the bell launches expeditions into the former imperial heart, relentlessly trying to get more from the ruins. <text:span text:style-name="T160">Until one comes back, his spirit broken by the gate.</text:span></text:p>
      <text:p text:style-name="P164">Characters will have to investigate where his group was coming from, and will discover the remnant of a doomed expedition, which will indicate where the gate is located. In order to access these informations, characters will have to defeat what destroyed the bell pilgrims.</text:p>
      <text:h text:style-name="Heading_20_4" text:outline-level="4">Gate Key</text:h>
      <text:p text:style-name="P164">The key of the Eternal gate is an energy source, that could power the control rune and the magic mec<text:span text:style-name="T161">h</text:span>anism, that was hidden by the archivist. It was <text:span text:style-name="T161">hidden</text:span> so that no one could mess with the gate again.</text:p>
      <text:p text:style-name="P165">However, with time, this energy source attracted creatures, that grew from whatever radiated from there. Which means the characters will have to defeat one that uses the place as its lair, and is now considerably weirder and more dangerous than most of its kind.</text:p>
      <text:h text:style-name="Heading_20_4" text:outline-level="4">Entering the Eternal Gate</text:h>
      <text:p text:style-name="P165">The Eternal Gate itself was a magic and engineering marvel of its time, but may also have been one of the ways for the corruption to enter the world.</text:p>
      <text:p text:style-name="P165"><text:soft-page-break/>The Heart of the Void now blocks partially the gate, and is the main obstacle to go through, once the players have gathered all <text:span text:style-name="T162">elements necessary to make it work.</text:span></text:p>
      <text:p text:style-name="P166">Once they have cleared the way, at least for a time, they will have to decide what to do with the gate: close it for good, harness its powers, open it wide, or try and purge the corruption from Beyond. <text:span text:style-name="T163">Most are out of the scope of this campaign, and may be played or just narrated depending on their choice.</text:span></text:p>
      <text:h text:style-name="Heading_20_2" text:outline-level="2">Havens</text:h>
      <text:p text:style-name="P139">As a design choice, all havens should have a dark secret, that may or may not influence the way the PCs are interacting with the Haven or its inhabitants, but that will still be there If the players choose to investigate.</text:p>
      <text:h text:style-name="Heading_20_4" text:outline-level="4">Dawnbell keep</text:h>
      <text:p text:style-name="P139">The Archdeacon is a dangerous and murderous sadist, with a handful of trusted knight protecting him from retribution. He actively make pilgrims and visitors disappear to (slowly) kill them in the dungeon, blaming the hostile environment, which makes other potential victims more likely to stay in the keep. This secret may be uncovered when a friendly NPC dies, and their body is found outside the keep, which may prompt the characters to look into it, if they wish to do so.</text:p>
      <text:h text:style-name="Heading_20_4" text:outline-level="4">Arrius’ Falls</text:h>
      <text:p text:style-name="P140">Lady Elisia was a local divinity, but is actually an entity from Beyond. She decides to appear as a secretive noble to rule over her ‘citizens’, but she feeds from her stock. Some are terrified by her, while the poorest often actively worship her. Characters may start to discover this secret when they encounter small statues, representing her, along the lake and rivers of the region.</text:p>
      <text:h text:style-name="Heading_20_4" text:outline-level="4">The old watchtower</text:h>
      <text:p text:style-name="P141">When the empire fell, the local inhabitants of the place faced the knights, accusing them of having brought the creatures to attack in greater numbers. They then sacrificed any captured knights to the great creatures of the forest, but they were cursed by the old archivist of the order of the star.</text:p>
      <text:p text:style-name="P141">They now have to periodically sacrifice someone to the forest, or they start to fight each other, until there is at least one dead. Players may find the result of such infighting, and start to uncover the truth, or they may find the remains of one of their sacrifices.</text:p>
      <text:h text:style-name="Heading_20_2" text:outline-level="2">Secrets of the world</text:h>
      <text:p text:style-name="P139">The descriptions in the setting chapter are left descriptive, so that players can know about various things, but will have to investigate to get more than the surface, which leads to a lot of world secrets, some limited, and some more world-changing, which are described here. As a GM, you are <text:span text:style-name="T59">not</text:span><text:span text:style-name="T61"> obligated to follow any of these ideas, which are more guidelines really, and support if you prefer to use the setting as is.</text:span></text:p>
      <text:h text:style-name="Heading_20_3" text:outline-level="3"><text:soft-page-break/>Old empire<text:span text:style-name="T147"> – cinderlands</text:span></text:h>
      <text:h text:style-name="Heading_20_4" text:outline-level="4">A powerful cabal</text:h>
      <text:h text:style-name="P205" text:outline-level="4">The Eternity gate</text:h>
      <text:h text:style-name="Heading_20_3" text:outline-level="3">Aen Barr forest</text:h>
      <text:h text:style-name="Heading_20_4" text:outline-level="4">Influence of the fey</text:h>
      <text:h text:style-name="Heading_20_4" text:outline-level="4">The source of creatures</text:h>
      <text:p text:style-name="P142"/>
      <text:p text:style-name="P139"/>
      <text:h text:style-name="P168" text:outline-level="1">Creatures of the <text:span text:style-name="T7">Wilderness</text:span></text:h>
      <text:h text:style-name="Heading_20_2" text:outline-level="2"><text:span text:style-name="T114">N</text:span><text:span text:style-name="T113">PC rules</text:span></text:h>
      <text:p text:style-name="P6">NPCs follow the same basic rules the PC do, with a few exceptions:</text:p>
      <text:list text:style-name="L1">
        <text:list-item>
          <text:p text:style-name="P207">NPCs may only use their own actions and the following base actions: movement, sprint and grab a ledge.</text:p>
        </text:list-item>
        <text:list-item>
          <text:p text:style-name="P207">NPCs do not have combat skills or attributes, but instead use Attack and Defence scores, depending on the need. The pool equals the score.</text:p>
        </text:list-item>
      </text:list>
      <text:p text:style-name="P7">These exceptions are made so that managing NPCs takes less time for the GM, who has other things to think about, and will benefit from the reduced workload.</text:p>
      <text:h text:style-name="Heading_20_2" text:outline-level="2"><text:span text:style-name="T114">C</text:span><text:span text:style-name="T113">inderlands</text:span></text:h>
      <text:h text:style-name="Heading_20_3" text:outline-level="3"><text:span text:style-name="T113">Fire Wyrm</text:span><text:span text:style-name="T115"> – Boss</text:span></text:h>
      <text:p text:style-name="P2">The fire wyrm is now endemic of the cinderlands, ravaging what's left of the old imperial structures. Their fly is silent, to approach their targets, before unleashing their firepower at close range. They can spit flames up to a few meters, and tear things down with their claws to finish the job.</text:p>
      <text:p text:style-name="P5">Their ancestors were most probably the infamous dragons that imperial knights hunted to near extinction. Now they stalk the cinderlands skies, hiding in the thick ashen clouds.</text:p>
      <text:p text:style-name="Text_20_body"><text:span text:style-name="T113">They notoriously favour the taste of burned flesh over anything else, and some packs may be bold enough to attack havens on a regular basis. Packs are </text:span><text:span text:style-name="T115">hopefully pretty rare, but can gather up to 5 of these monstrosities.</text:span></text:p>
      <text:p text:style-name="P2">Size: 3</text:p>
      <text:p text:style-name="P2">HP: 35</text:p>
      <text:p text:style-name="P2">Attack: 9</text:p>
      <text:p text:style-name="P2">Defence: 5</text:p>
      <text:p text:style-name="P2">Movement: 15m (flying), 10m (on the ground)</text:p>
      <text:p text:style-name="P8">Physical protection 2, spiritual protection 3.</text:p>
      <text:p text:style-name="P2"><text:span text:style-name="T133">Weak points</text:span>: wings (10 HP, <text:span text:style-name="T133">no protection</text:span>, forbids the wyrm to fly), tongue (3HP, physical protection 5, forbids all fire attacks)</text:p>
      <text:p text:style-name="P2">Actions:</text:p>
      <text:p text:style-name="P2">Flying rush: IC 3, flying movement</text:p>
      <text:p text:style-name="P2">Rend: IC 6. Dmg 2, targets(2)</text:p>
      <text:p text:style-name="P2">Burst of fire: IC 8, frontal arc (5m), dmg1, fire</text:p>
      <text:p text:style-name="P2">Retreat: IC 9, Dmg1 at 2m then moves, interrupting.</text:p>
      <text:p text:style-name="Text_20_body"><text:span text:style-name="T113">Resources </text:span><text:span text:style-name="T115">when killed</text:span><text:span text:style-name="T113">: d6 fire crystals, 2d6 ritual resources, </text:span><text:span text:style-name="T117">d6 leather.</text:span></text:p>
      <text:h text:style-name="Heading_20_3" text:outline-level="3"><text:soft-page-break/>Cinderlands bats:</text:h>
      <text:p text:style-name="P2">Big bats, about 5m wingspan, hunting in the cinderlands when the sun is obscured or at night. They mostly hunt as packs, trying to isolate preys to jump on them and kill them quickly.</text:p>
      <text:p text:style-name="P2">Size 1</text:p>
      <text:p text:style-name="P2">HP: 6</text:p>
      <text:p text:style-name="P2">Attack: 8</text:p>
      <text:p text:style-name="P2">Defence: 6</text:p>
      <text:p text:style-name="P2">Resistance: none</text:p>
      <text:p text:style-name="P2">Movement: 10m, flying</text:p>
      <text:p text:style-name="P2">Actions:</text:p>
      <text:p text:style-name="P2">Feed: IC 5. The bat moves and tries to ride its target. If successful, it may use the bite action.</text:p>
      <text:p text:style-name="P2">Bite: IC 6. Normal attack, dmg1, the target suffers a mark token.</text:p>
      <text:h text:style-name="Heading_20_3" text:outline-level="3">Corrupted abomination</text:h>
      <text:p text:style-name="P2">What remains of some of the creatures too corrupted to be recognised. Older abominations seem mostly to have been former inhabitants of imperial cities, turned into this hulking masses by the Corruption. Others, newer abomin<text:span text:style-name="T154">a</text:span>tions, can be recognised as looters or pilgrims, turned as well.</text:p>
      <text:p text:style-name="P2">They lack intelligence, but can sti<text:span text:style-name="T154">l</text:span>l represent a decent challenge for many travellers, especially since the smaller tend to be found in groups.</text:p>
      <text:p text:style-name="Text_20_body"><text:span text:style-name="T113">Size </text:span><text:span text:style-name="T115">2</text:span><text:span text:style-name="T113">-4</text:span></text:p>
      <text:p text:style-name="Text_20_body"><text:span text:style-name="T113">HP: </text:span><text:span text:style-name="T115">8</text:span><text:span text:style-name="T113">-20</text:span></text:p>
      <text:p text:style-name="P2">Attack: 7-9</text:p>
      <text:p text:style-name="P2">Defence: 4</text:p>
      <text:p text:style-name="P2">Resistance: none</text:p>
      <text:p text:style-name="P2">Movement: 5m</text:p>
      <text:p text:style-name="P2">Actions:</text:p>
      <text:p text:style-name="P2">Smash: IC 8: heavy attack made with whatever claws and appendices the creature has. Dmg 3.</text:p>
      <text:p text:style-name="Text_20_body"><text:span text:style-name="T113">Hulking charge: IC 8, Knock back (Size), 1 non-modifed damage to any Knock backd target, </text:span><text:span text:style-name="T115">interrupting.</text:span></text:p>
      <text:h text:style-name="Heading_20_2" text:outline-level="2">Aen Barr forest</text:h>
      <text:h text:style-name="Heading_20_3" text:outline-level="3">Insect Behemoth<text:span text:style-name="T128"> – Boss</text:span></text:h>
      <text:p text:style-name="Text_20_body">These creatures lives deep in the forest, where they mostly eat rotting matter, be it flesh or plants. But when their territory is threatened, they can turn into a terrific foe, smashing everything under <text:soft-page-break/>their armored wrath. They are deeply feared by any forest Haven, and are a prime target for hunting parties seeking to keep them safe.</text:p>
      <text:p text:style-name="Text_20_body">There can also represent a surprising bounty, both for their shell, that provides a light but resilient armor, and for some of their organs, which can be used in some rituals and potions. Their main horn can be used to craft blades.</text:p>
      <text:p text:style-name="Text_20_body">Males are often alone and are the most encountered, while herds of females and <text:span text:style-name="T128">younglings</text:span> gather in the deep woods. </text:p>
      <text:p text:style-name="Text_20_body">Size: 5</text:p>
      <text:p text:style-name="Text_20_body">HP: 45</text:p>
      <text:p text:style-name="Text_20_body">Attack: 6</text:p>
      <text:p text:style-name="Text_20_body">Defence: 10</text:p>
      <text:p text:style-name="Text_20_body">Physical resistance 5</text:p>
      <text:p text:style-name="Text_20_body"><text:span text:style-name="T133">Weak points</text:span>: Hind legs (10 Hps, <text:span text:style-name="T133">physical resistance 5</text:span>, forbid the rush action), under the armored neck (after an Impale and Gore action and before its next action, <text:span text:style-name="T133">no physical resistance, +2 damage inflicted</text:span>)</text:p>
      <text:p text:style-name="Text_20_body">Movement 5</text:p>
      <text:p text:style-name="Text_20_body">Actions:</text:p>
      <text:p text:style-name="Text_20_body">Rush: IC6 moves twice and Knock back <text:span text:style-name="T130">(2)</text:span> everything in its path, inflicting 2 damages to anything it touches.</text:p>
      <text:p text:style-name="Text_20_body">Swipe: IC 7, dmg 3 in the frontal arc (3m)</text:p>
      <text:p text:style-name="Text_20_body">Impale and gore: IC 10, charging, interrupting, dmg 5, moves in a line and attack the first target, Knock backs <text:span text:style-name="T133">(Size)</text:span> all targets.</text:p>
      <text:p text:style-name="Text_20_body">Resources: d6 behemoth shell, 1 behemoth horn, d6 resources between ritual and magic.</text:p>
      <text:h text:style-name="Heading_20_3" text:outline-level="3">Scavenger Scarab</text:h>
      <text:p text:style-name="Text_20_body">Giant scarab feeding off carrions and rotting plant matter. They will not hesitate to add some preys to their diet by themselves if necessary, but if they are busy, they can also ignore creatures going by.</text:p>
      <text:p text:style-name="Text_20_body">They don't fly, but can, and will, <text:span text:style-name="T128">shoot </text:span>stings toward their targets. These are thankfully not poisoned, but can be lethal nonetheless.</text:p>
      <text:p text:style-name="Text_20_body">Size: 2</text:p>
      <text:p text:style-name="Text_20_body">HP: 10</text:p>
      <text:p text:style-name="Text_20_body">Attack:7</text:p>
      <text:p text:style-name="Text_20_body">Defence: 8</text:p>
      <text:p text:style-name="Text_20_body">Resistance: physical 3</text:p>
      <text:p text:style-name="Text_20_body">Movement: 5m</text:p>
      <text:p text:style-name="Text_20_body">Actions:</text:p>
      <text:p text:style-name="Text_20_body"><text:soft-page-break/>Sting: IC 7. Physical attack at short range, dealing 2 dmg.</text:p>
      <text:p text:style-name="Text_20_body">Mandibles: IC 5. physical attack, dealing 1 dmg.</text:p>
      <text:h text:style-name="Heading_20_3" text:outline-level="3">Deepwood dryads</text:h>
      <text:p text:style-name="Text_20_body">Some of the forest spirits than lurk within Aen Barr, and defend it against what they see as invaders. They seem to be connected to some of the bigger trees of the forest.</text:p>
      <text:p text:style-name="Text_20_body">They are mostly solitary or small groups, trying to use their plant appearance to ambush their prey.</text:p>
      <text:p text:style-name="Text_20_body">Size: 2</text:p>
      <text:p text:style-name="Text_20_body">HP: 8</text:p>
      <text:p text:style-name="Text_20_body">Attack: 9</text:p>
      <text:p text:style-name="Text_20_body">Defence: 6</text:p>
      <text:p text:style-name="Text_20_body">Resistance: Spiritual 3</text:p>
      <text:p text:style-name="Text_20_body">Movement: 7m, ignore forest difficult terrain.</text:p>
      <text:p text:style-name="Text_20_body">Actions:</text:p>
      <text:p text:style-name="Text_20_body">Lash out: IC 8. Physical attack dealing 2 dmg, followed by a second attack dealing 0 dmg.</text:p>
      <text:p text:style-name="Text_20_body">Vine growth: IC6. Creates a difficult terrain zone, each creature ending their turn inside this zone suffers 1 damage.</text:p>
      <text:p text:style-name="P155">Resources : 1 wood or herb resource.</text:p>
      <text:h text:style-name="P175" text:outline-level="2">Restless dead</text:h>
      <text:h text:style-name="Heading_20_3" text:outline-level="3">Skeleton</text:h>
      <text:p text:style-name="P129">A simple servant to summon, that was pretty common during the empire. They do not feel pain nor fatigue, and are very easy to replace, should one be destroyed.</text:p>
      <text:p text:style-name="P129">Size:2</text:p>
      <text:p text:style-name="P129">HP:6</text:p>
      <text:p text:style-name="P129">Attack: 6</text:p>
      <text:p text:style-name="P129">Defence: 7</text:p>
      <text:p text:style-name="P129">Resistance: spiritual 3. If armored, physical 5</text:p>
      <text:p text:style-name="P129">Movement: 5m</text:p>
      <text:p text:style-name="P129">Actions:</text:p>
      <text:p text:style-name="P129">Stab in the dark: IC4, physical attack dealing 0 dmg.Tags: attack, arm's range.</text:p>
      <text:p text:style-name="P129">Break and reform: IC6, reaction (trigger : first time the skeleton should be destroyed). The skeleton reforms in a free space within 4m of where it stood.</text:p>
      <text:p text:style-name="P129">(<text:span text:style-name="T129">optional</text:span>):Bone volley: IC6. Physical attack. Tags: short range, attack.</text:p>
      <text:h text:style-name="Heading_20_2" text:outline-level="2"><text:soft-page-break/>Influence from Beyond</text:h>
      <text:h text:style-name="Heading_20_3" text:outline-level="3">Creature from beyond</text:h>
      <text:p text:style-name="P1">A pale silhouette, with no facial features, and thin, elongated claws. It moves fast, but in a very disturbing manner, its joints seeming to rearrange over time. These can be found where the veil between the reality and the Beyond is thin, as they are often the first symptoms of a breach.</text:p>
      <text:p text:style-name="P1">Size:2</text:p>
      <text:p text:style-name="P1">HP:15</text:p>
      <text:p text:style-name="P1">Attack: 9</text:p>
      <text:p text:style-name="P1">Defence: 7</text:p>
      <text:p text:style-name="P1">Resistance: Spiritual 2</text:p>
      <text:p text:style-name="P1">Movement: 7m</text:p>
      <text:p text:style-name="P1">Special : ambush predator. All attacks made against a target that is either surprised or flanked inflict +2 damages.</text:p>
      <text:p text:style-name="P1">Actions:</text:p>
      <text:p text:style-name="P1">Slash: IC 5, physical attack dealing 1 damage. Tags: attack, arm's range.</text:p>
      <text:p text:style-name="P1">Vision of Beyond: IC7, spiritual attack dealing 0 damage to 2 targets. Tags: attack, spiritual, arm's range.</text:p>
      <text:p text:style-name="P1"/>
      <text:h text:style-name="Heading_20_3" text:outline-level="3">Tentacular horror</text:h>
      <text:p text:style-name="P1">A huge mass of pale tentacles, without a distinguishable shape. It rushes blindly at anything it perceives as a threat, trying to crush it under its weight. They do not seem intelligent at all. Curiously, magic seems to be pretty ineffective against them. </text:p>
      <text:p text:style-name="P1">Size: 3</text:p>
      <text:p text:style-name="P1">HP: 25</text:p>
      <text:p text:style-name="P1">Attack: 6</text:p>
      <text:p text:style-name="P1">Defence: 5</text:p>
      <text:p text:style-name="P1">Resistance: Spiritual 5</text:p>
      <text:p text:style-name="P1">Movement: 8m</text:p>
      <text:p text:style-name="P1">Actions:</text:p>
      <text:p text:style-name="P1">Tentacle grab: IC 7.This attack deals no damage. Tags: attack, short range, Knock back (3)</text:p>
      <text:p text:style-name="P1">Crush: IC6. Physical attack, the target may not use the parry skill. It deals 1 damage. Tags: attack, arm's range.</text:p>
      <text:p text:style-name="P1"/>
      <text:h text:style-name="Heading_20_3" text:outline-level="3">Familiar</text:h>
      <text:p text:style-name="P1">A small creature, bound to a master. The process is not well understood, but some of these may manifest from Beyond, apparently at random. They whisper arcane secrets into the ears of their protege, which makes them valuable. Sometimes their masters can feel they have some hidden agenda, even though none has revealed one.</text:p>
      <text:p text:style-name="P1">Size: 1</text:p>
      <text:p text:style-name="P1">HP: 3</text:p>
      <text:p text:style-name="P1">Attack: 5</text:p>
      <text:p text:style-name="P1">Defence: 8</text:p>
      <text:p text:style-name="P1">Resistance: Spiritual 3</text:p>
      <text:p text:style-name="P1">Movement: 8m</text:p>
      <text:p text:style-name="P1">Actions:</text:p>
      <text:p text:style-name="P1">Blink: IC 4. This creature teleports 15m away, ignoring all terrain ru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b6246b"/>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rmule" style:family="paragraph" style:parent-style-name="Text_20_body">
      <style:paragraph-properties fo:text-align="center" style:justify-single-word="false"/>
      <style:text-properties style:use-window-font-color="true" loext:opacity="0%" style:font-name="Calibri" fo:font-family="Calibri" style:font-family-generic="swiss" style:font-pitch="variable" officeooo:rsid="011d709a"/>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06T10:08:02.237000000</meta:creation-date>
    <dc:date>2023-09-09T16:10:56.816000000</dc:date>
    <meta:editing-duration>P1DT16M42S</meta:editing-duration>
    <meta:editing-cycles>216</meta:editing-cycles>
    <meta:generator>LibreOffice/7.5.5.2$Windows_X86_64 LibreOffice_project/ca8fe7424262805f223b9a2334bc7181abbcbf5e</meta:generator>
    <meta:document-statistic meta:table-count="2" meta:image-count="0" meta:object-count="0" meta:page-count="53" meta:paragraph-count="1038" meta:word-count="18120" meta:character-count="106606" meta:non-whitespace-character-count="89482"/>
  </office:meta>
</office:document-meta>
</file>